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a77f2"/>
    </style:style>
    <style:style style:name="P2" style:family="paragraph" style:parent-style-name="Text_20_body">
      <style:paragraph-properties fo:text-align="center" style:justify-single-word="false"/>
      <style:text-properties officeooo:paragraph-rsid="001a77f2"/>
    </style:style>
    <style:style style:name="P3" style:family="paragraph" style:parent-style-name="Text_20_body">
      <style:paragraph-properties fo:text-align="center" style:justify-single-word="false"/>
      <style:text-properties officeooo:rsid="001a77f2" officeooo:paragraph-rsid="001a77f2"/>
    </style:style>
    <style:style style:name="P4" style:family="paragraph" style:parent-style-name="Text_20_body">
      <style:paragraph-properties fo:text-align="center" style:justify-single-word="false"/>
      <style:text-properties officeooo:rsid="001a77f2" officeooo:paragraph-rsid="00269ae2"/>
    </style:style>
    <style:style style:name="P5" style:family="paragraph" style:parent-style-name="Text_20_body">
      <style:paragraph-properties fo:text-align="end" style:justify-single-word="false"/>
      <style:text-properties fo:font-weight="normal" officeooo:rsid="001c4e54" officeooo:paragraph-rsid="001b6fa4" style:font-weight-asian="normal" style:font-weight-complex="normal"/>
    </style:style>
    <style:style style:name="P6" style:family="paragraph" style:parent-style-name="Text_20_body">
      <style:paragraph-properties fo:text-align="justify" style:justify-single-word="false"/>
      <style:text-properties fo:font-weight="normal" officeooo:rsid="001ea565" officeooo:paragraph-rsid="001ea565" style:font-weight-asian="normal" style:font-weight-complex="normal"/>
    </style:style>
    <style:style style:name="P7" style:family="paragraph" style:parent-style-name="Text_20_body">
      <style:paragraph-properties fo:text-align="justify" style:justify-single-word="false"/>
      <style:text-properties fo:font-weight="normal" officeooo:rsid="007eba66" officeooo:paragraph-rsid="007eba66" style:font-weight-asian="normal" style:font-weight-complex="normal"/>
    </style:style>
    <style:style style:name="P8" style:family="paragraph" style:parent-style-name="Text_20_body">
      <style:paragraph-properties fo:text-align="justify" style:justify-single-word="false"/>
      <style:text-properties fo:font-weight="normal" officeooo:rsid="004b9414" officeooo:paragraph-rsid="004b9414" style:font-weight-asian="normal" style:font-weight-complex="normal"/>
    </style:style>
    <style:style style:name="P9" style:family="paragraph" style:parent-style-name="Text_20_body">
      <style:paragraph-properties fo:text-align="justify" style:justify-single-word="false"/>
      <style:text-properties style:font-name="Ubuntu Light1" fo:font-size="18pt" fo:font-weight="normal" officeooo:rsid="002299d5" officeooo:paragraph-rsid="002299d5" style:font-size-asian="18pt" style:font-weight-asian="normal" style:font-size-complex="18pt" style:font-weight-complex="normal"/>
    </style:style>
    <style:style style:name="P10" style:family="paragraph" style:parent-style-name="Text_20_body">
      <style:paragraph-properties fo:text-align="justify" style:justify-single-word="false"/>
      <style:text-properties style:font-name="Ubuntu Light1" fo:font-size="12pt" fo:font-weight="normal" officeooo:rsid="002299d5" officeooo:paragraph-rsid="002299d5"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officeooo:rsid="001c4e54" officeooo:paragraph-rsid="001a77f2"/>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normal" officeooo:rsid="004a95a3" officeooo:paragraph-rsid="004a95a3" style:font-weight-asian="normal" style:font-weight-complex="normal"/>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normal" officeooo:rsid="004e2774" officeooo:paragraph-rsid="004e2774" style:font-weight-asian="normal" style:font-weight-complex="normal"/>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normal" officeooo:rsid="008f28a8" officeooo:paragraph-rsid="008f28a8" style:font-weight-asian="normal" style:font-weight-complex="normal"/>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normal" officeooo:rsid="00909ea6" officeooo:paragraph-rsid="00909ea6" style:font-weight-asian="normal" style:font-weight-complex="normal"/>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officeooo:rsid="00fbd146" officeooo:paragraph-rsid="00fbd146" style:font-weight-asian="normal" style:font-weight-complex="normal"/>
    </style:style>
    <style:style style:name="P17" style:family="paragraph" style:parent-style-name="Text_20_body">
      <style:text-properties style:text-underline-style="solid" style:text-underline-width="auto" style:text-underline-color="font-color" officeooo:rsid="00530480" officeooo:paragraph-rsid="00530480"/>
    </style:style>
    <style:style style:name="P18" style:family="paragraph" style:parent-style-name="Text_20_body">
      <style:text-properties style:text-underline-style="solid" style:text-underline-width="auto" style:text-underline-color="font-color" officeooo:rsid="0053e816" officeooo:paragraph-rsid="0053e816"/>
    </style:style>
    <style:style style:name="P19" style:family="paragraph" style:parent-style-name="Text_20_body">
      <style:text-properties style:text-underline-style="solid" style:text-underline-width="auto" style:text-underline-color="font-color" officeooo:rsid="005464c2" officeooo:paragraph-rsid="005464c2"/>
    </style:style>
    <style:style style:name="P20" style:family="paragraph" style:parent-style-name="Text_20_body">
      <style:text-properties style:text-underline-style="solid" style:text-underline-width="auto" style:text-underline-color="font-color" officeooo:rsid="0055de26" officeooo:paragraph-rsid="0055de26"/>
    </style:style>
    <style:style style:name="P21" style:family="paragraph" style:parent-style-name="Text_20_body">
      <style:text-properties style:text-underline-style="solid" style:text-underline-width="auto" style:text-underline-color="font-color" officeooo:rsid="0055e097" officeooo:paragraph-rsid="0055e097"/>
    </style:style>
    <style:style style:name="P22" style:family="paragraph" style:parent-style-name="Text_20_body">
      <style:text-properties style:text-underline-style="solid" style:text-underline-width="auto" style:text-underline-color="font-color" officeooo:rsid="00572c1a" officeooo:paragraph-rsid="00572c1a"/>
    </style:style>
    <style:style style:name="P23" style:family="paragraph" style:parent-style-name="Text_20_body">
      <style:text-properties style:text-underline-style="solid" style:text-underline-width="auto" style:text-underline-color="font-color" officeooo:rsid="00725723" officeooo:paragraph-rsid="00725723"/>
    </style:style>
    <style:style style:name="P24" style:family="paragraph" style:parent-style-name="Text_20_body">
      <style:text-properties officeooo:rsid="00297866" officeooo:paragraph-rsid="00297866"/>
    </style:style>
    <style:style style:name="P25" style:family="paragraph" style:parent-style-name="Text_20_body">
      <style:text-properties style:text-underline-style="none" officeooo:rsid="0055e097" officeooo:paragraph-rsid="0055e097"/>
    </style:style>
    <style:style style:name="P26" style:family="paragraph" style:parent-style-name="Text_20_body">
      <style:text-properties style:text-underline-style="none" officeooo:rsid="00572c1a" officeooo:paragraph-rsid="00572c1a"/>
    </style:style>
    <style:style style:name="P27" style:family="paragraph" style:parent-style-name="Text_20_body">
      <style:text-properties style:text-underline-style="none" officeooo:rsid="006428c7" officeooo:paragraph-rsid="006428c7"/>
    </style:style>
    <style:style style:name="P28" style:family="paragraph" style:parent-style-name="Text_20_body">
      <style:text-properties officeooo:paragraph-rsid="0055de26"/>
    </style:style>
    <style:style style:name="P29" style:family="paragraph" style:parent-style-name="Text_20_body">
      <style:text-properties officeooo:rsid="005f5689" officeooo:paragraph-rsid="005f5689"/>
    </style:style>
    <style:style style:name="P30" style:family="paragraph" style:parent-style-name="Text_20_body">
      <style:text-properties officeooo:rsid="005f5689" officeooo:paragraph-rsid="00d33dd0"/>
    </style:style>
    <style:style style:name="P31" style:family="paragraph" style:parent-style-name="Text_20_body">
      <style:text-properties officeooo:rsid="0062d2b1" officeooo:paragraph-rsid="0062d2b1"/>
    </style:style>
    <style:style style:name="P32" style:family="paragraph" style:parent-style-name="Text_20_body">
      <style:text-properties officeooo:rsid="0063fe2c" officeooo:paragraph-rsid="0063fe2c"/>
    </style:style>
    <style:style style:name="P33" style:family="paragraph" style:parent-style-name="Text_20_body">
      <style:text-properties officeooo:rsid="006c496c" officeooo:paragraph-rsid="006c496c"/>
    </style:style>
    <style:style style:name="P34" style:family="paragraph" style:parent-style-name="Text_20_body">
      <style:text-properties officeooo:rsid="006cf1bc" officeooo:paragraph-rsid="006cf1bc"/>
    </style:style>
    <style:style style:name="P35" style:family="paragraph" style:parent-style-name="Text_20_body">
      <style:text-properties officeooo:rsid="006dcd0a" officeooo:paragraph-rsid="006dcd0a"/>
    </style:style>
    <style:style style:name="P36" style:family="paragraph" style:parent-style-name="Text_20_body">
      <style:text-properties officeooo:rsid="006e5aa5" officeooo:paragraph-rsid="006e5aa5"/>
    </style:style>
    <style:style style:name="P37" style:family="paragraph" style:parent-style-name="Text_20_body">
      <style:text-properties officeooo:rsid="006e7c43" officeooo:paragraph-rsid="006e7c43"/>
    </style:style>
    <style:style style:name="P38" style:family="paragraph" style:parent-style-name="Text_20_body">
      <style:text-properties officeooo:rsid="00705d49" officeooo:paragraph-rsid="00705d49"/>
    </style:style>
    <style:style style:name="P39" style:family="paragraph" style:parent-style-name="Text_20_body">
      <style:text-properties officeooo:paragraph-rsid="00705d49"/>
    </style:style>
    <style:style style:name="P40" style:family="paragraph" style:parent-style-name="Text_20_body">
      <style:text-properties officeooo:rsid="00725723" officeooo:paragraph-rsid="00725723"/>
    </style:style>
    <style:style style:name="P41" style:family="paragraph" style:parent-style-name="Text_20_body">
      <style:text-properties officeooo:rsid="0073e881" officeooo:paragraph-rsid="0073e881"/>
    </style:style>
    <style:style style:name="P42" style:family="paragraph" style:parent-style-name="Text_20_body">
      <style:text-properties officeooo:rsid="00740cf1" officeooo:paragraph-rsid="00740cf1"/>
    </style:style>
    <style:style style:name="P43" style:family="paragraph" style:parent-style-name="Text_20_body">
      <style:text-properties officeooo:rsid="0075bbf5" officeooo:paragraph-rsid="0075bbf5"/>
    </style:style>
    <style:style style:name="P44" style:family="paragraph" style:parent-style-name="Text_20_body">
      <style:text-properties officeooo:rsid="0064e0c4" officeooo:paragraph-rsid="0064e0c4"/>
    </style:style>
    <style:style style:name="P45" style:family="paragraph" style:parent-style-name="Text_20_body">
      <style:text-properties officeooo:rsid="00ae3a69" officeooo:paragraph-rsid="00ae3a69"/>
    </style:style>
    <style:style style:name="P46" style:family="paragraph" style:parent-style-name="Text_20_body">
      <style:text-properties officeooo:rsid="00afe1bb" officeooo:paragraph-rsid="00afe1bb"/>
    </style:style>
    <style:style style:name="P47" style:family="paragraph" style:parent-style-name="Text_20_body">
      <style:text-properties officeooo:rsid="00b60ad0" officeooo:paragraph-rsid="00b60ad0"/>
    </style:style>
    <style:style style:name="P48" style:family="paragraph" style:parent-style-name="Text_20_body">
      <style:text-properties officeooo:rsid="00b66ca3" officeooo:paragraph-rsid="00b66ca3"/>
    </style:style>
    <style:style style:name="P49" style:family="paragraph" style:parent-style-name="Text_20_body">
      <style:text-properties officeooo:rsid="00b92299" officeooo:paragraph-rsid="00b92299"/>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0b654fa" style:font-weight-asian="bold" style:font-weight-complex="bold"/>
    </style:style>
    <style:style style:name="P52" style:family="paragraph" style:parent-style-name="Text_20_body">
      <style:text-properties officeooo:rsid="00c4e134" officeooo:paragraph-rsid="00c4e134"/>
    </style:style>
    <style:style style:name="P53" style:family="paragraph" style:parent-style-name="Text_20_body">
      <style:text-properties officeooo:rsid="00c89675" officeooo:paragraph-rsid="00c89675"/>
    </style:style>
    <style:style style:name="P54" style:family="paragraph" style:parent-style-name="Text_20_body">
      <style:text-properties officeooo:rsid="002b82dd" officeooo:paragraph-rsid="002b82dd"/>
    </style:style>
    <style:style style:name="P55" style:family="paragraph" style:parent-style-name="Text_20_body">
      <style:text-properties officeooo:rsid="00c9e619" officeooo:paragraph-rsid="00c9e619"/>
    </style:style>
    <style:style style:name="P56" style:family="paragraph" style:parent-style-name="Text_20_body">
      <style:text-properties officeooo:rsid="00cc0549" officeooo:paragraph-rsid="00cc0549"/>
    </style:style>
    <style:style style:name="P57" style:family="paragraph" style:parent-style-name="Text_20_body">
      <style:text-properties officeooo:rsid="00cdf8f5" officeooo:paragraph-rsid="00cdf8f5"/>
    </style:style>
    <style:style style:name="P58" style:family="paragraph" style:parent-style-name="Text_20_body">
      <style:text-properties officeooo:rsid="00cfa394" officeooo:paragraph-rsid="00cfa394"/>
    </style:style>
    <style:style style:name="P59" style:family="paragraph" style:parent-style-name="Text_20_body">
      <style:text-properties officeooo:rsid="00d4588d" officeooo:paragraph-rsid="00d4588d"/>
    </style:style>
    <style:style style:name="P60" style:family="paragraph" style:parent-style-name="Text_20_body">
      <style:text-properties officeooo:rsid="00d5d207" officeooo:paragraph-rsid="00d5d207"/>
    </style:style>
    <style:style style:name="P61" style:family="paragraph" style:parent-style-name="Text_20_body">
      <style:text-properties officeooo:rsid="00d6f14b" officeooo:paragraph-rsid="00d6f14b"/>
    </style:style>
    <style:style style:name="P62" style:family="paragraph" style:parent-style-name="Text_20_body">
      <style:text-properties officeooo:rsid="00d89d6d" officeooo:paragraph-rsid="00d89d6d"/>
    </style:style>
    <style:style style:name="P63" style:family="paragraph" style:parent-style-name="Text_20_body">
      <style:text-properties officeooo:rsid="00d91af9" officeooo:paragraph-rsid="00d91af9"/>
    </style:style>
    <style:style style:name="P64" style:family="paragraph" style:parent-style-name="Text_20_body">
      <style:text-properties officeooo:rsid="00dc0189" officeooo:paragraph-rsid="00dc0189"/>
    </style:style>
    <style:style style:name="P65" style:family="paragraph" style:parent-style-name="Text_20_body">
      <style:text-properties officeooo:rsid="00dced08" officeooo:paragraph-rsid="00dced08"/>
    </style:style>
    <style:style style:name="P66" style:family="paragraph" style:parent-style-name="Text_20_body">
      <style:text-properties officeooo:rsid="00de4c79" officeooo:paragraph-rsid="00de4c79"/>
    </style:style>
    <style:style style:name="P67" style:family="paragraph" style:parent-style-name="Text_20_body">
      <style:text-properties officeooo:rsid="00dfd404" officeooo:paragraph-rsid="00dfd404"/>
    </style:style>
    <style:style style:name="P68" style:family="paragraph" style:parent-style-name="Text_20_body">
      <style:text-properties officeooo:rsid="00e10a84" officeooo:paragraph-rsid="00e10a84"/>
    </style:style>
    <style:style style:name="P69" style:family="paragraph" style:parent-style-name="Text_20_body">
      <style:text-properties officeooo:rsid="00e137c7" officeooo:paragraph-rsid="00e137c7"/>
    </style:style>
    <style:style style:name="P70" style:family="paragraph" style:parent-style-name="Text_20_body">
      <style:text-properties officeooo:rsid="00e6cc50" officeooo:paragraph-rsid="00e6cc50"/>
    </style:style>
    <style:style style:name="P71" style:family="paragraph" style:parent-style-name="Text_20_body">
      <style:text-properties officeooo:rsid="00e77097" officeooo:paragraph-rsid="00e77097"/>
    </style:style>
    <style:style style:name="P72" style:family="paragraph" style:parent-style-name="Text_20_body">
      <style:text-properties fo:color="#586e75" officeooo:paragraph-rsid="00740cf1"/>
    </style:style>
    <style:style style:name="P73" style:family="paragraph" style:parent-style-name="Text_20_body">
      <style:text-properties fo:color="#586e75" officeooo:paragraph-rsid="006e7c43"/>
    </style:style>
    <style:style style:name="P74" style:family="paragraph" style:parent-style-name="Text_20_body">
      <style:text-properties officeooo:paragraph-rsid="011ef8d7"/>
    </style:style>
    <style:style style:name="P75" style:family="paragraph" style:parent-style-name="Text_20_body">
      <style:text-properties officeooo:paragraph-rsid="012cbfb5"/>
    </style:style>
    <style:style style:name="P76" style:family="paragraph" style:parent-style-name="Text_20_body">
      <style:text-properties officeooo:rsid="012fe734" officeooo:paragraph-rsid="012fe734"/>
    </style:style>
    <style:style style:name="P77" style:family="paragraph" style:parent-style-name="Text_20_body">
      <style:paragraph-properties fo:text-align="justify" style:justify-single-word="false" fo:break-before="page"/>
      <style:text-properties style:font-name="Ubuntu Light1" fo:font-size="18pt" fo:font-weight="normal" officeooo:rsid="002299d5" officeooo:paragraph-rsid="002299d5" style:font-size-asian="18pt" style:font-weight-asian="normal" style:font-size-complex="18pt" style:font-weight-complex="normal"/>
    </style:style>
    <style:style style:name="P78" style:family="paragraph" style:parent-style-name="Title">
      <style:text-properties style:font-name="Ubuntu Light1" officeooo:rsid="001a77f2" officeooo:paragraph-rsid="001a77f2"/>
    </style:style>
    <style:style style:name="P79" style:family="paragraph" style:parent-style-name="Preformatted_20_Text">
      <style:paragraph-properties fo:text-align="justify" style:justify-single-word="false"/>
      <style:text-properties fo:font-weight="normal" officeooo:rsid="001ea565" officeooo:paragraph-rsid="001ea565" style:font-weight-asian="normal" style:font-weight-complex="normal"/>
    </style:style>
    <style:style style:name="P80" style:family="paragraph" style:parent-style-name="Preformatted_20_Text">
      <style:text-properties officeooo:rsid="00297866" officeooo:paragraph-rsid="00297866"/>
    </style:style>
    <style:style style:name="P81" style:family="paragraph" style:parent-style-name="Preformatted_20_Text">
      <style:text-properties officeooo:rsid="00297866" officeooo:paragraph-rsid="007fbe54"/>
    </style:style>
    <style:style style:name="P82" style:family="paragraph" style:parent-style-name="Preformatted_20_Text">
      <style:text-properties style:text-underline-style="none" officeooo:rsid="005464c2" officeooo:paragraph-rsid="005464c2"/>
    </style:style>
    <style:style style:name="P83" style:family="paragraph" style:parent-style-name="Preformatted_20_Text">
      <style:text-properties style:text-underline-style="none" officeooo:rsid="0055de26" officeooo:paragraph-rsid="0055de26"/>
    </style:style>
    <style:style style:name="P84" style:family="paragraph" style:parent-style-name="Preformatted_20_Text">
      <style:text-properties style:text-underline-style="none" officeooo:rsid="0055e097" officeooo:paragraph-rsid="0055e097"/>
    </style:style>
    <style:style style:name="P85" style:family="paragraph" style:parent-style-name="Preformatted_20_Text">
      <style:text-properties style:text-underline-style="none" officeooo:rsid="00572c1a" officeooo:paragraph-rsid="00572c1a"/>
    </style:style>
    <style:style style:name="P86" style:family="paragraph" style:parent-style-name="Preformatted_20_Text">
      <style:paragraph-properties fo:text-align="justify" style:justify-single-word="false"/>
      <style:text-properties style:text-underline-style="none" fo:font-weight="normal" officeooo:rsid="008d6733" officeooo:paragraph-rsid="008d6733" style:font-weight-asian="normal" style:font-weight-complex="normal"/>
    </style:style>
    <style:style style:name="P87" style:family="paragraph" style:parent-style-name="Preformatted_20_Text">
      <style:paragraph-properties fo:text-align="justify" style:justify-single-word="false"/>
      <style:text-properties style:text-underline-style="none" fo:font-weight="normal" officeooo:rsid="008f28a8" officeooo:paragraph-rsid="008f28a8" style:font-weight-asian="normal" style:font-weight-complex="normal"/>
    </style:style>
    <style:style style:name="P88" style:family="paragraph" style:parent-style-name="Preformatted_20_Text">
      <style:paragraph-properties fo:text-align="justify" style:justify-single-word="false"/>
      <style:text-properties style:text-underline-style="none" fo:font-weight="normal" officeooo:rsid="00909ea6" officeooo:paragraph-rsid="00909ea6" style:font-weight-asian="normal" style:font-weight-complex="normal"/>
    </style:style>
    <style:style style:name="P89" style:family="paragraph" style:parent-style-name="Preformatted_20_Text">
      <style:text-properties officeooo:rsid="0063fe2c" officeooo:paragraph-rsid="0063fe2c"/>
    </style:style>
    <style:style style:name="P90" style:family="paragraph" style:parent-style-name="Preformatted_20_Text">
      <style:text-properties officeooo:rsid="006c496c" officeooo:paragraph-rsid="006c496c"/>
    </style:style>
    <style:style style:name="P91" style:family="paragraph" style:parent-style-name="Preformatted_20_Text">
      <style:text-properties officeooo:rsid="006cf1bc" officeooo:paragraph-rsid="006cf1bc"/>
    </style:style>
    <style:style style:name="P92" style:family="paragraph" style:parent-style-name="Preformatted_20_Text">
      <style:text-properties officeooo:rsid="006dcd0a" officeooo:paragraph-rsid="006dcd0a"/>
    </style:style>
    <style:style style:name="P93" style:family="paragraph" style:parent-style-name="Preformatted_20_Text">
      <style:text-properties officeooo:rsid="006e5aa5" officeooo:paragraph-rsid="006e5aa5"/>
    </style:style>
    <style:style style:name="P94" style:family="paragraph" style:parent-style-name="Preformatted_20_Text">
      <style:text-properties officeooo:rsid="00705d49" officeooo:paragraph-rsid="00705d49"/>
    </style:style>
    <style:style style:name="P95" style:family="paragraph" style:parent-style-name="Preformatted_20_Text">
      <style:text-properties officeooo:rsid="00725723" officeooo:paragraph-rsid="00725723"/>
    </style:style>
    <style:style style:name="P96" style:family="paragraph" style:parent-style-name="Preformatted_20_Text">
      <style:text-properties officeooo:rsid="0073e881" officeooo:paragraph-rsid="0073e881"/>
    </style:style>
    <style:style style:name="P97" style:family="paragraph" style:parent-style-name="Preformatted_20_Text">
      <style:text-properties officeooo:rsid="00c9e619" officeooo:paragraph-rsid="00c9e619"/>
    </style:style>
    <style:style style:name="P98" style:family="paragraph" style:parent-style-name="Preformatted_20_Text">
      <style:text-properties officeooo:rsid="00cc0549" officeooo:paragraph-rsid="00cc0549"/>
    </style:style>
    <style:style style:name="P99" style:family="paragraph" style:parent-style-name="Preformatted_20_Text">
      <style:text-properties officeooo:rsid="00cdf8f5" officeooo:paragraph-rsid="00cdf8f5"/>
    </style:style>
    <style:style style:name="P100" style:family="paragraph" style:parent-style-name="Preformatted_20_Text">
      <style:text-properties officeooo:rsid="00d6f14b" officeooo:paragraph-rsid="00d6f14b"/>
    </style:style>
    <style:style style:name="P101" style:family="paragraph" style:parent-style-name="Preformatted_20_Text">
      <style:text-properties officeooo:rsid="00d89d6d" officeooo:paragraph-rsid="00d89d6d"/>
    </style:style>
    <style:style style:name="P102" style:family="paragraph" style:parent-style-name="Preformatted_20_Text">
      <style:text-properties officeooo:rsid="00d91af9" officeooo:paragraph-rsid="00d91af9"/>
    </style:style>
    <style:style style:name="P103" style:family="paragraph" style:parent-style-name="Preformatted_20_Text">
      <style:text-properties officeooo:rsid="00dc0189" officeooo:paragraph-rsid="00dc0189"/>
    </style:style>
    <style:style style:name="P104" style:family="paragraph" style:parent-style-name="Preformatted_20_Text">
      <style:text-properties officeooo:rsid="00dced08" officeooo:paragraph-rsid="00dced08"/>
    </style:style>
    <style:style style:name="P105" style:family="paragraph" style:parent-style-name="Preformatted_20_Text">
      <style:text-properties officeooo:rsid="00e10a84" officeooo:paragraph-rsid="00e10a84"/>
    </style:style>
    <style:style style:name="P106" style:family="paragraph" style:parent-style-name="Preformatted_20_Text">
      <style:text-properties officeooo:rsid="00e137c7" officeooo:paragraph-rsid="00e137c7"/>
    </style:style>
    <style:style style:name="P107" style:family="paragraph" style:parent-style-name="Preformatted_20_Text">
      <style:text-properties fo:color="#2aa198" officeooo:paragraph-rsid="006e7c43"/>
    </style:style>
    <style:style style:name="P108" style:family="paragraph" style:parent-style-name="Preformatted_20_Text">
      <style:paragraph-properties fo:margin-left="0in" fo:margin-right="0in" fo:margin-top="0in" fo:margin-bottom="0.1965in" style:contextual-spacing="false" fo:text-indent="0in" style:auto-text-indent="false"/>
    </style:style>
    <style:style style:name="P109" style:family="paragraph" style:parent-style-name="Preformatted_20_Text">
      <style:paragraph-properties fo:margin-left="0in" fo:margin-right="0in" fo:margin-top="0in" fo:margin-bottom="0.1965in" style:contextual-spacing="false" fo:text-indent="0in" style:auto-text-indent="false"/>
      <style:text-properties fo:color="#586e75"/>
    </style:style>
    <style:style style:name="P110" style:family="paragraph" style:parent-style-name="Preformatted_20_Text">
      <style:paragraph-properties fo:margin-left="0in" fo:margin-right="0in" fo:margin-top="0in" fo:margin-bottom="0.1965in" style:contextual-spacing="false" fo:text-indent="0in" style:auto-text-indent="false"/>
      <style:text-properties officeooo:paragraph-rsid="008d6733"/>
    </style:style>
    <style:style style:name="P111" style:family="paragraph" style:parent-style-name="Preformatted_20_Text">
      <style:paragraph-properties fo:margin-left="0in" fo:margin-right="0in" fo:margin-top="0in" fo:margin-bottom="0in" style:contextual-spacing="false" fo:text-indent="0in" style:auto-text-indent="false"/>
    </style:style>
    <style:style style:name="P112" style:family="paragraph" style:parent-style-name="Preformatted_20_Text">
      <style:paragraph-properties fo:margin-left="0in" fo:margin-right="0in" fo:margin-top="0in" fo:margin-bottom="0in" style:contextual-spacing="false" fo:text-indent="0in" style:auto-text-indent="false"/>
      <style:text-properties fo:color="#586e75"/>
    </style:style>
    <style:style style:name="P113"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114" style:family="paragraph" style:parent-style-name="Preformatted_20_Text">
      <style:paragraph-properties fo:margin-left="0in" fo:margin-right="0in" fo:margin-top="0in" fo:margin-bottom="0in" style:contextual-spacing="false" fo:text-indent="0in" style:auto-text-indent="false"/>
      <style:text-properties fo:color="#93a1a1"/>
    </style:style>
    <style:style style:name="P115" style:family="paragraph" style:parent-style-name="Preformatted_20_Text">
      <style:paragraph-properties fo:margin-left="0in" fo:margin-right="0in" fo:margin-top="0in" fo:margin-bottom="0in" style:contextual-spacing="false" fo:text-indent="0in" style:auto-text-indent="false"/>
      <style:text-properties officeooo:paragraph-rsid="0080c144"/>
    </style:style>
    <style:style style:name="P116"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1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118"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119" style:family="paragraph" style:parent-style-name="Table_20_Contents">
      <style:text-properties officeooo:rsid="0064e0c4" officeooo:paragraph-rsid="0064e0c4"/>
    </style:style>
    <style:style style:name="P120" style:family="paragraph" style:parent-style-name="Table_20_Contents">
      <style:text-properties officeooo:rsid="00673fff" officeooo:paragraph-rsid="00673fff"/>
    </style:style>
    <style:style style:name="P121" style:family="paragraph" style:parent-style-name="Table_20_Contents">
      <style:text-properties officeooo:rsid="0068b537" officeooo:paragraph-rsid="0068b537"/>
    </style:style>
    <style:style style:name="P122" style:family="paragraph" style:parent-style-name="Table_20_Contents">
      <style:text-properties officeooo:rsid="00714e15" officeooo:paragraph-rsid="00714e15"/>
    </style:style>
    <style:style style:name="P123" style:family="paragraph" style:parent-style-name="Table_20_Contents">
      <style:text-properties officeooo:paragraph-rsid="00a9b26c"/>
    </style:style>
    <style:style style:name="P124" style:family="paragraph" style:parent-style-name="Table_20_Contents">
      <style:text-properties officeooo:paragraph-rsid="00aa25fa"/>
    </style:style>
    <style:style style:name="P125" style:family="paragraph" style:parent-style-name="Table_20_Contents">
      <style:text-properties officeooo:rsid="00d1ded2" officeooo:paragraph-rsid="00d1ded2"/>
    </style:style>
    <style:style style:name="P126" style:family="paragraph" style:parent-style-name="Table_20_Contents">
      <style:text-properties officeooo:rsid="00fa0065" officeooo:paragraph-rsid="00fa0065"/>
    </style:style>
    <style:style style:name="P127" style:family="paragraph" style:parent-style-name="Table_20_Contents">
      <style:text-properties officeooo:rsid="00fdc915" officeooo:paragraph-rsid="00fdc915"/>
    </style:style>
    <style:style style:name="P128" style:family="paragraph" style:parent-style-name="Table_20_Contents">
      <style:text-properties officeooo:rsid="00feeb29" officeooo:paragraph-rsid="00feeb29"/>
    </style:style>
    <style:style style:name="P129" style:family="paragraph" style:parent-style-name="Table_20_Contents">
      <style:text-properties officeooo:rsid="00fffacb" officeooo:paragraph-rsid="00fffacb"/>
    </style:style>
    <style:style style:name="P130" style:family="paragraph" style:parent-style-name="Table_20_Contents">
      <style:text-properties officeooo:rsid="01008ec3" officeooo:paragraph-rsid="01008ec3"/>
    </style:style>
    <style:style style:name="P131" style:family="paragraph" style:parent-style-name="Table_20_Contents">
      <style:text-properties officeooo:rsid="0101293c" officeooo:paragraph-rsid="0101293c"/>
    </style:style>
    <style:style style:name="P132" style:family="paragraph" style:parent-style-name="Table_20_Contents">
      <style:text-properties officeooo:rsid="0105ea2b" officeooo:paragraph-rsid="0105ea2b"/>
    </style:style>
    <style:style style:name="P133" style:family="paragraph" style:parent-style-name="Table_20_Contents">
      <style:text-properties officeooo:rsid="01066ad5" officeooo:paragraph-rsid="01066ad5"/>
    </style:style>
    <style:style style:name="P134" style:family="paragraph" style:parent-style-name="Table_20_Contents">
      <style:text-properties officeooo:rsid="0108fb9e" officeooo:paragraph-rsid="0108fb9e"/>
    </style:style>
    <style:style style:name="P135" style:family="paragraph" style:parent-style-name="Table_20_Contents">
      <style:text-properties officeooo:rsid="010bb826" officeooo:paragraph-rsid="010bb826"/>
    </style:style>
    <style:style style:name="P136" style:family="paragraph" style:parent-style-name="Table_20_Contents">
      <style:text-properties officeooo:rsid="010c7d2f" officeooo:paragraph-rsid="010c7d2f"/>
    </style:style>
    <style:style style:name="P137" style:family="paragraph" style:parent-style-name="Table_20_Contents">
      <style:text-properties officeooo:rsid="010d0d78" officeooo:paragraph-rsid="010d0d78"/>
    </style:style>
    <style:style style:name="P138" style:family="paragraph" style:parent-style-name="Table_20_Contents">
      <style:text-properties officeooo:rsid="012d403b" officeooo:paragraph-rsid="012d403b"/>
    </style:style>
    <style:style style:name="P139" style:family="paragraph" style:parent-style-name="Table_20_Contents">
      <style:paragraph-properties fo:text-align="center" style:justify-single-word="false"/>
      <style:text-properties officeooo:rsid="012d403b" officeooo:paragraph-rsid="012d403b"/>
    </style:style>
    <style:style style:name="P140" style:family="paragraph" style:parent-style-name="Table_20_Heading">
      <style:text-properties officeooo:rsid="00a817c7" officeooo:paragraph-rsid="00a817c7"/>
    </style:style>
    <style:style style:name="P141" style:family="paragraph" style:parent-style-name="Standard">
      <style:text-properties officeooo:paragraph-rsid="011ef8d7"/>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Text_20_body" style:list-style-name="L1">
      <style:paragraph-properties fo:text-align="justify" style:justify-single-word="false"/>
      <style:text-properties fo:font-weight="normal" officeooo:rsid="0083312e" officeooo:paragraph-rsid="0083312e" style:font-weight-asian="normal" style:font-weight-complex="normal"/>
    </style:style>
    <style:style style:name="P144" style:family="paragraph" style:parent-style-name="Text_20_body" style:list-style-name="L2">
      <style:paragraph-properties fo:text-align="justify" style:justify-single-word="false"/>
      <style:text-properties style:text-underline-style="none" fo:font-weight="normal" officeooo:rsid="0092dc64" officeooo:paragraph-rsid="0092dc64" style:font-weight-asian="normal" style:font-weight-complex="normal"/>
    </style:style>
    <style:style style:name="P145" style:family="paragraph" style:parent-style-name="Text_20_body" style:list-style-name="L2">
      <style:paragraph-properties fo:text-align="justify" style:justify-single-word="false"/>
      <style:text-properties style:text-underline-style="none" fo:font-weight="normal" officeooo:rsid="009badfc" officeooo:paragraph-rsid="009badfc" style:font-weight-asian="normal" style:font-weight-complex="normal"/>
    </style:style>
    <style:style style:name="P146" style:family="paragraph" style:parent-style-name="Text_20_body" style:list-style-name="L2">
      <style:paragraph-properties fo:text-align="justify" style:justify-single-word="false"/>
      <style:text-properties style:text-underline-style="none" fo:font-weight="normal" officeooo:rsid="009c73f3" officeooo:paragraph-rsid="009c73f3" style:font-weight-asian="normal" style:font-weight-complex="normal"/>
    </style:style>
    <style:style style:name="P147" style:family="paragraph" style:parent-style-name="Text_20_body" style:list-style-name="L4">
      <style:text-properties style:text-underline-style="none" officeooo:rsid="006428c7" officeooo:paragraph-rsid="006428c7"/>
    </style:style>
    <style:style style:name="P148" style:family="paragraph" style:parent-style-name="Text_20_body" style:list-style-name="L4">
      <style:text-properties style:text-underline-style="none" officeooo:rsid="00a34712" officeooo:paragraph-rsid="00a34712"/>
    </style:style>
    <style:style style:name="P149" style:family="paragraph" style:parent-style-name="Text_20_body" style:list-style-name="L3">
      <style:text-properties officeooo:rsid="00bd5f4e" officeooo:paragraph-rsid="00bd5f4e"/>
    </style:style>
    <style:style style:name="P150" style:family="paragraph" style:parent-style-name="Text_20_body" style:list-style-name="L5">
      <style:text-properties officeooo:rsid="006129ed" officeooo:paragraph-rsid="006129ed"/>
    </style:style>
    <style:style style:name="P151" style:family="paragraph" style:parent-style-name="Text_20_body" style:list-style-name="L5">
      <style:text-properties officeooo:rsid="0062d2b1" officeooo:paragraph-rsid="0062d2b1"/>
    </style:style>
    <style:style style:name="P152" style:family="paragraph" style:parent-style-name="Text_20_body" style:list-style-name="L6">
      <style:text-properties officeooo:rsid="00a4ab58" officeooo:paragraph-rsid="00a4ab58"/>
    </style:style>
    <style:style style:name="P153" style:family="paragraph" style:parent-style-name="Text_20_body" style:list-style-name="L6">
      <style:text-properties officeooo:rsid="011beb24" officeooo:paragraph-rsid="011beb24"/>
    </style:style>
    <style:style style:name="P154" style:family="paragraph" style:parent-style-name="Text_20_body" style:list-style-name="L7">
      <style:text-properties officeooo:rsid="00c89675" officeooo:paragraph-rsid="00c89675"/>
    </style:style>
    <style:style style:name="P155" style:family="paragraph" style:parent-style-name="Text_20_body" style:list-style-name="L8">
      <style:text-properties officeooo:rsid="00cfa394" officeooo:paragraph-rsid="00cfa394"/>
    </style:style>
    <style:style style:name="P156" style:family="paragraph" style:parent-style-name="Text_20_body" style:list-style-name="L8">
      <style:text-properties officeooo:rsid="00d0cf65" officeooo:paragraph-rsid="00d0cf65"/>
    </style:style>
    <style:style style:name="P157" style:family="paragraph" style:parent-style-name="Text_20_body" style:list-style-name="L9">
      <style:text-properties officeooo:rsid="00705d49" officeooo:paragraph-rsid="00705d49"/>
    </style:style>
    <style:style style:name="P158" style:family="paragraph" style:parent-style-name="Text_20_body" style:list-style-name="L10">
      <style:text-properties officeooo:rsid="0075bbf5" officeooo:paragraph-rsid="0075bbf5"/>
    </style:style>
    <style:style style:name="P159" style:family="paragraph" style:parent-style-name="Text_20_body" style:list-style-name="L10">
      <style:text-properties officeooo:rsid="007727a7" officeooo:paragraph-rsid="007727a7"/>
    </style:style>
    <style:style style:name="P160" style:family="paragraph" style:parent-style-name="Text_20_body" style:list-style-name="L10">
      <style:text-properties officeooo:rsid="00788e86" officeooo:paragraph-rsid="00788e86"/>
    </style:style>
    <style:style style:name="P161" style:family="paragraph" style:parent-style-name="Text_20_body" style:list-style-name="L11">
      <style:text-properties officeooo:rsid="00d4588d" officeooo:paragraph-rsid="00d4588d"/>
    </style:style>
    <style:style style:name="P162" style:family="paragraph" style:parent-style-name="Text_20_body" style:list-style-name="L11">
      <style:text-properties officeooo:rsid="00d5d207" officeooo:paragraph-rsid="00d5d207"/>
    </style:style>
    <style:style style:name="P163" style:family="paragraph" style:parent-style-name="Text_20_body" style:list-style-name="L12">
      <style:text-properties officeooo:rsid="00da387f" officeooo:paragraph-rsid="00da387f"/>
    </style:style>
    <style:style style:name="P164" style:family="paragraph" style:parent-style-name="Text_20_body" style:list-style-name="L13">
      <style:text-properties officeooo:rsid="00dc0189" officeooo:paragraph-rsid="00dc0189"/>
    </style:style>
    <style:style style:name="P165" style:family="paragraph" style:parent-style-name="Text_20_body" style:list-style-name="L14">
      <style:text-properties officeooo:rsid="00df368c" officeooo:paragraph-rsid="00df368c"/>
    </style:style>
    <style:style style:name="P166" style:family="paragraph" style:parent-style-name="Text_20_body" style:list-style-name="L15">
      <style:text-properties officeooo:rsid="00dfd404" officeooo:paragraph-rsid="00dfd404"/>
    </style:style>
    <style:style style:name="P167" style:family="paragraph" style:parent-style-name="Text_20_body" style:list-style-name="L16">
      <style:text-properties officeooo:rsid="00e137c7" officeooo:paragraph-rsid="00e137c7"/>
    </style:style>
    <style:style style:name="P168" style:family="paragraph" style:parent-style-name="Text_20_body" style:list-style-name="L17">
      <style:text-properties officeooo:rsid="00ae3a69" officeooo:paragraph-rsid="00ae3a69"/>
    </style:style>
    <style:style style:name="P169" style:family="paragraph" style:parent-style-name="Text_20_body" style:list-style-name="L18">
      <style:text-properties officeooo:rsid="00e1e4c8" officeooo:paragraph-rsid="00e1e4c8"/>
    </style:style>
    <style:style style:name="P170" style:family="paragraph" style:parent-style-name="Text_20_body" style:list-style-name="L18">
      <style:text-properties officeooo:rsid="00e1f2e2" officeooo:paragraph-rsid="00e1f2e2"/>
    </style:style>
    <style:style style:name="P171" style:family="paragraph" style:parent-style-name="Text_20_body" style:list-style-name="L18">
      <style:text-properties officeooo:rsid="00e52338" officeooo:paragraph-rsid="00e52338"/>
    </style:style>
    <style:style style:name="P172" style:family="paragraph" style:parent-style-name="Text_20_body" style:list-style-name="L18">
      <style:text-properties officeooo:rsid="00e6cc50" officeooo:paragraph-rsid="00e6cc50"/>
    </style:style>
    <style:style style:name="P173" style:family="paragraph" style:parent-style-name="Text_20_body" style:list-style-name="L18">
      <style:text-properties officeooo:rsid="00e8ef4a" officeooo:paragraph-rsid="00e8ef4a"/>
    </style:style>
    <style:style style:name="P174" style:family="paragraph" style:parent-style-name="Text_20_body" style:list-style-name="L19">
      <style:text-properties officeooo:rsid="00e77097" officeooo:paragraph-rsid="00e77097"/>
    </style:style>
    <style:style style:name="P175" style:family="paragraph" style:parent-style-name="Text_20_body">
      <style:text-properties officeooo:rsid="012fe734" officeooo:paragraph-rsid="012fe734"/>
    </style:style>
    <style:style style:name="P176" style:family="paragraph" style:parent-style-name="Text_20_body" style:list-style-name="L2">
      <style:paragraph-properties fo:text-align="justify" style:justify-single-word="false" style:writing-mode="lr-tb"/>
      <style:text-properties style:text-underline-style="none" fo:font-weight="normal" officeooo:rsid="009fcfd6" officeooo:paragraph-rsid="009fcfd6" style:font-weight-asian="normal" style:font-weight-complex="normal"/>
    </style:style>
    <style:style style:name="P177" style:family="paragraph" style:parent-style-name="Heading_20_1">
      <style:text-properties officeooo:paragraph-rsid="00f3da8c"/>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rsid="00b654fa" officeooo:paragraph-rsid="00baf660"/>
    </style:style>
    <style:style style:name="P180" style:family="paragraph" style:parent-style-name="Heading_20_1">
      <style:paragraph-properties fo:break-before="page"/>
      <style:text-properties officeooo:paragraph-rsid="00283a0b"/>
    </style:style>
    <style:style style:name="P181" style:family="paragraph" style:parent-style-name="Heading_20_1">
      <style:paragraph-properties fo:break-before="page"/>
      <style:text-properties officeooo:rsid="002b82dd" officeooo:paragraph-rsid="002b82dd"/>
    </style:style>
    <style:style style:name="P182" style:family="paragraph" style:parent-style-name="Heading_20_1">
      <style:paragraph-properties fo:break-before="page"/>
      <style:text-properties officeooo:paragraph-rsid="0044e221"/>
    </style:style>
    <style:style style:name="P183" style:family="paragraph" style:parent-style-name="Heading_20_1" style:list-style-name="">
      <style:paragraph-properties fo:break-before="page"/>
      <style:text-properties officeooo:paragraph-rsid="00379701"/>
    </style:style>
    <style:style style:name="P184" style:family="paragraph" style:parent-style-name="Heading_20_1">
      <style:paragraph-properties fo:break-before="page"/>
      <style:text-properties officeooo:rsid="012cbfb5" officeooo:paragraph-rsid="012cbfb5"/>
    </style:style>
    <style:style style:name="P185" style:family="paragraph" style:parent-style-name="Table_20_Contents">
      <style:paragraph-properties fo:text-align="center" style:justify-single-word="false"/>
      <style:text-properties officeooo:rsid="012d403b" officeooo:paragraph-rsid="012d403b"/>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c0c0c0"/>
    </style:style>
    <style:style style:name="T11" style:family="text">
      <style:text-properties fo:color="#c0c0c0" style:text-underline-style="none" fo:font-weight="normal" officeooo:rsid="004e2774" style:font-weight-asian="normal" style:font-weight-complex="normal"/>
    </style:style>
    <style:style style:name="T12" style:family="text">
      <style:text-properties fo:color="#c0c0c0" officeooo:rsid="00ce3005"/>
    </style:style>
    <style:style style:name="T13" style:family="text">
      <style:text-properties fo:color="#2aa198"/>
    </style:style>
    <style:style style:name="T14" style:family="text">
      <style:text-properties fo:color="#2aa198" officeooo:rsid="007eba66"/>
    </style:style>
    <style:style style:name="T15" style:family="text">
      <style:text-properties fo:color="#2aa198" officeooo:rsid="007fbe54"/>
    </style:style>
    <style:style style:name="T16" style:family="text">
      <style:text-properties fo:color="#2aa198" officeooo:rsid="008134b1"/>
    </style:style>
    <style:style style:name="T17" style:family="text">
      <style:text-properties fo:color="#2aa198" fo:font-style="normal" style:font-style-asian="normal" style:font-style-complex="normal"/>
    </style:style>
    <style:style style:name="T18" style:family="text">
      <style:text-properties fo:color="#2aa198" style:text-underline-style="none" fo:font-weight="normal" officeooo:rsid="004e2774" style:font-weight-asian="normal" style:font-weight-complex="normal"/>
    </style:style>
    <style:style style:name="T19" style:family="text">
      <style:text-properties fo:color="#2aa198" style:text-underline-style="none" fo:font-weight="normal" officeooo:rsid="00871fc5" style:font-weight-asian="normal" style:font-weight-complex="normal"/>
    </style:style>
    <style:style style:name="T20" style:family="text">
      <style:text-properties fo:color="#2aa198" officeooo:rsid="00995f0b"/>
    </style:style>
    <style:style style:name="T21" style:family="text">
      <style:text-properties fo:color="#2aa198" officeooo:rsid="00999f9a"/>
    </style:style>
    <style:style style:name="T22" style:family="text">
      <style:text-properties fo:color="#2aa198" officeooo:rsid="00a28bc4"/>
    </style:style>
    <style:style style:name="T23" style:family="text">
      <style:text-properties fo:color="#586e75"/>
    </style:style>
    <style:style style:name="T24" style:family="text">
      <style:text-properties fo:color="#586e75" fo:font-weight="bold"/>
    </style:style>
    <style:style style:name="T25" style:family="text">
      <style:text-properties fo:color="#586e75" officeooo:rsid="010dd73f"/>
    </style:style>
    <style:style style:name="T26" style:family="text">
      <style:text-properties fo:color="#586e75" officeooo:rsid="0116c159"/>
    </style:style>
    <style:style style:name="T27" style:family="text">
      <style:text-properties fo:color="#586e75" officeooo:rsid="013321c1"/>
    </style:style>
    <style:style style:name="T28" style:family="text">
      <style:text-properties fo:color="#000000"/>
    </style:style>
    <style:style style:name="T29" style:family="text">
      <style:text-properties fo:color="#000000" officeooo:rsid="009a6da2"/>
    </style:style>
    <style:style style:name="T30" style:family="text">
      <style:text-properties fo:color="#000000" style:text-line-through-style="none" style:text-line-through-typ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1" style:family="text">
      <style:text-properties fo:color="#000000" style:text-line-through-style="none" style:text-line-through-type="none" style:font-name="Courier New" fo:font-style="normal" style:text-underline-style="none" fo:font-weight="normal" officeooo:rsid="0067730a" style:font-name-asian="Courier New" style:font-style-asian="normal" style:font-weight-asian="normal" style:font-name-complex="Courier New" style:font-style-complex="normal" style:font-weight-complex="normal"/>
    </style:style>
    <style:style style:name="T32"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33" style:family="text">
      <style:text-properties officeooo:rsid="004b806e"/>
    </style:style>
    <style:style style:name="T34" style:family="text">
      <style:text-properties officeooo:rsid="004f8912"/>
    </style:style>
    <style:style style:name="T35" style:family="text">
      <style:text-properties fo:color="#93a1a1"/>
    </style:style>
    <style:style style:name="T36" style:family="text">
      <style:text-properties style:text-underline-style="none" officeooo:rsid="0055de26"/>
    </style:style>
    <style:style style:name="T37" style:family="text">
      <style:text-properties officeooo:rsid="00572c1a"/>
    </style:style>
    <style:style style:name="T38" style:family="text">
      <style:text-properties officeooo:rsid="00589a26"/>
    </style:style>
    <style:style style:name="T39" style:family="text">
      <style:text-properties officeooo:rsid="0059598d"/>
    </style:style>
    <style:style style:name="T40" style:family="text">
      <style:text-properties officeooo:rsid="005a7376"/>
    </style:style>
    <style:style style:name="T41" style:family="text">
      <style:text-properties officeooo:rsid="005c485a"/>
    </style:style>
    <style:style style:name="T42" style:family="text">
      <style:text-properties officeooo:rsid="005e0f18"/>
    </style:style>
    <style:style style:name="T43" style:family="text">
      <style:text-properties officeooo:rsid="0068d111"/>
    </style:style>
    <style:style style:name="T44" style:family="text">
      <style:text-properties officeooo:rsid="006a8332"/>
    </style:style>
    <style:style style:name="T45" style:family="text">
      <style:text-properties officeooo:rsid="00725723"/>
    </style:style>
    <style:style style:name="T46" style:family="text">
      <style:text-properties officeooo:rsid="0088cc39"/>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4f8912"/>
    </style:style>
    <style:style style:name="T49" style:family="text">
      <style:text-properties officeooo:rsid="00b60ad0"/>
    </style:style>
    <style:style style:name="T50" style:family="text">
      <style:text-properties officeooo:rsid="00b717a1"/>
    </style:style>
    <style:style style:name="T51" style:family="text">
      <style:text-properties fo:font-weight="bold" style:font-weight-asian="bold" style:font-weight-complex="bold"/>
    </style:style>
    <style:style style:name="T52" style:family="text">
      <style:text-properties officeooo:rsid="00baccb3"/>
    </style:style>
    <style:style style:name="T53" style:family="text">
      <style:text-properties officeooo:rsid="00baf660"/>
    </style:style>
    <style:style style:name="T54" style:family="text">
      <style:text-properties officeooo:rsid="00bc7edb"/>
    </style:style>
    <style:style style:name="T55" style:family="text">
      <style:text-properties fo:font-style="italic" officeooo:rsid="00b717a1" style:font-style-asian="italic" style:font-style-complex="italic"/>
    </style:style>
    <style:style style:name="T56" style:family="text">
      <style:text-properties officeooo:rsid="00c1ea42"/>
    </style:style>
    <style:style style:name="T57" style:family="text">
      <style:text-properties officeooo:rsid="00c650e1"/>
    </style:style>
    <style:style style:name="T58" style:family="text">
      <style:text-properties officeooo:rsid="00cb994a"/>
    </style:style>
    <style:style style:name="T59" style:family="text">
      <style:text-properties officeooo:rsid="00cc0549"/>
    </style:style>
    <style:style style:name="T60" style:family="text">
      <style:text-properties officeooo:rsid="00d89d6d"/>
    </style:style>
    <style:style style:name="T61" style:family="text">
      <style:text-properties officeooo:rsid="00de3091"/>
    </style:style>
    <style:style style:name="T62" style:family="text">
      <style:text-properties officeooo:rsid="00e137c7"/>
    </style:style>
    <style:style style:name="T63" style:family="text">
      <style:text-properties fo:color="#b58900"/>
    </style:style>
    <style:style style:name="T64" style:family="text">
      <style:text-properties fo:color="#800000"/>
    </style:style>
    <style:style style:name="T65" style:family="text">
      <style:text-properties officeooo:rsid="00e2db94"/>
    </style:style>
    <style:style style:name="T66" style:family="text">
      <style:text-properties officeooo:rsid="00e41a3f"/>
    </style:style>
    <style:style style:name="T67" style:family="text">
      <style:text-properties officeooo:rsid="00e90997"/>
    </style:style>
    <style:style style:name="T68" style:family="text">
      <style:text-properties officeooo:rsid="00283a0b"/>
    </style:style>
    <style:style style:name="T69" style:family="text">
      <style:text-properties officeooo:rsid="0044e221"/>
    </style:style>
    <style:style style:name="T70" style:family="text">
      <style:text-properties officeooo:rsid="00f3da8c"/>
    </style:style>
    <style:style style:name="T71" style:family="text">
      <style:text-properties officeooo:rsid="00379701"/>
    </style:style>
    <style:style style:name="T72" style:family="text">
      <style:text-properties officeooo:rsid="00372253"/>
    </style:style>
    <style:style style:name="T73" style:family="text">
      <style:text-properties officeooo:rsid="00feeb29"/>
    </style:style>
    <style:style style:name="T74" style:family="text">
      <style:text-properties officeooo:rsid="01031317"/>
    </style:style>
    <style:style style:name="T75" style:family="text">
      <style:text-properties officeooo:rsid="010a4867"/>
    </style:style>
    <style:style style:name="T76" style:family="text">
      <style:text-properties officeooo:rsid="01171a98"/>
    </style:style>
    <style:style style:name="T77" style:family="text">
      <style:text-properties fo:color="#000080"/>
    </style:style>
    <style:style style:name="T78" style:family="text">
      <style:text-properties fo:color="#008000"/>
    </style:style>
    <style:style style:name="T79" style:family="text">
      <style:text-properties fo:color="#808000"/>
    </style:style>
    <style:style style:name="T80" style:family="text">
      <style:text-properties officeooo:rsid="011c2f5c"/>
    </style:style>
    <style:style style:name="T81" style:family="text">
      <style:text-properties officeooo:rsid="011da160"/>
    </style:style>
    <style:style style:name="T82" style:family="text">
      <style:text-properties officeooo:rsid="011ef8d7"/>
    </style:style>
    <style:style style:name="T83" style:family="text">
      <style:text-properties officeooo:rsid="01228bf7"/>
    </style:style>
    <style:style style:name="T84" style:family="text">
      <style:text-properties officeooo:rsid="012439bc"/>
    </style:style>
    <style:style style:name="T85" style:family="text">
      <style:text-properties officeooo:rsid="012496ff"/>
    </style:style>
    <style:style style:name="T86" style:family="text">
      <style:text-properties officeooo:rsid="0124cdea"/>
    </style:style>
    <style:style style:name="T87" style:family="text">
      <style:text-properties officeooo:rsid="0126157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Pemrograman Komputer </text:p>
      <text:p text:style-name="P78">dengan <text:span text:style-name="T2">Bahasa C</text:span></text:p>
      <text:p text:style-name="P1"/>
      <text:p text:style-name="P3">versi <text:span text:style-name="T1">1.0</text:span> <text:span text:style-name="T1">(</text:span><text:span text:style-name="T1"><text:date style:data-style-name="N37" text:date-value="2016-02-16T17:42:56.673553744" text:fixed="true">02/16/16</text:date></text:span><text:span text:style-name="T1">)</text:span></text:p>
      <text:p text:style-name="Text_20_body"/>
      <text:p text:style-name="P1"/>
      <text:p text:style-name="P2"/>
      <text:p text:style-name="P2"/>
      <text:p text:style-name="P2"/>
      <text:p text:style-name="P11">Bagus Tris Atmaja</text:p>
      <text:p text:style-name="P4"><text:span text:style-name="T57">Email: </text:span><text:a xlink:type="simple" xlink:href="mailto:bagus@ep.its.id"><text:span text:style-name="T57">bagus@ep.its.ac.id</text:span></text:a><text:span text:style-name="T57"> </text:span></text:p>
      <text:p text:style-name="P3"/>
      <text:p text:style-name="P3"/>
      <text:p text:style-name="P3"/>
      <text:p text:style-name="P3"/>
      <text:p text:style-name="P3"/>
      <text:p text:style-name="P3"/>
      <text:p text:style-name="P3"/>
      <text:p text:style-name="Subtitle"><text:bookmark-start text:name="__RefHeading__228_350459392"/>Jurusan Teknik Fisika<text:bookmark-end text:name="__RefHeading__228_350459392"/></text:p>
      <text:p text:style-name="Subtitle"><text:bookmark-start text:name="__RefHeading__230_350459392"/>Fakultas Teknologi Industri<text:bookmark-end text:name="__RefHeading__230_350459392"/></text:p>
      <text:p text:style-name="Subtitle"><text:bookmark-start text:name="__RefHeading__232_350459392"/>Institut Teknologi Sepuluh Nopember<text:bookmark-end text:name="__RefHeading__232_350459392"/></text:p>
      <text:p text:style-name="Subtitle"/>
      <text:p text:style-name="Subtitle">2 <text:s/>0 <text:s/>1 <text:s/><text:span text:style-name="T56">6</text:span></text:p>
      <text:p text:style-name="P5"/>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6212_1939934697" text:style-name="Index_20_Link" text:visited-style-name="Index_20_Link">Pelaksanaan Praktikum<text:tab/>3</text:a></text:p>
          <text:p text:style-name="P142"><text:a xlink:type="simple" xlink:href="#__RefHeading__6368_1704778645" text:style-name="Index_20_Link" text:visited-style-name="Index_20_Link">Modul 0: Hello World, Library, Header<text:tab/>4</text:a></text:p>
          <text:p text:style-name="P142"><text:a xlink:type="simple" xlink:href="#__RefHeading__6370_1704778645" text:style-name="Index_20_Link" text:visited-style-name="Index_20_Link">Modul 1: Variabel, Data Type, Input/Ouput<text:tab/>6</text:a></text:p>
          <text:p text:style-name="P142"><text:a xlink:type="simple" xlink:href="#__RefHeading__6372_1704778645" text:style-name="Index_20_Link" text:visited-style-name="Index_20_Link">Modul 2: If, if-else, for, while, do-while<text:tab/>10</text:a></text:p>
          <text:p text:style-name="P142"><text:a xlink:type="simple" xlink:href="#__RefHeading__6374_1704778645" text:style-name="Index_20_Link" text:visited-style-name="Index_20_Link">Modul 3: Logika dan Aplikasi<text:tab/>14</text:a></text:p>
          <text:p text:style-name="P142"><text:a xlink:type="simple" xlink:href="#__RefHeading__6376_1704778645" text:style-name="Index_20_Link" text:visited-style-name="Index_20_Link">Modul 4: Fungsi, Fungsi Mengembalikan Nilai/Tidak<text:tab/>17</text:a></text:p>
          <text:p text:style-name="P142"><text:a xlink:type="simple" xlink:href="#__RefHeading__6378_1704778645" text:style-name="Index_20_Link" text:visited-style-name="Index_20_Link">Modul 5: Rekursif, Pass by Value, Pass by Reference<text:tab/>20</text:a></text:p>
          <text:p text:style-name="P142"><text:a xlink:type="simple" xlink:href="#__RefHeading__6380_1704778645" text:style-name="Index_20_Link" text:visited-style-name="Index_20_Link">Modul 6: Pointer, Array<text:tab/>22</text:a></text:p>
          <text:p text:style-name="P142"><text:a xlink:type="simple" xlink:href="#__RefHeading__6382_1704778645" text:style-name="Index_20_Link" text:visited-style-name="Index_20_Link">Modul 7: Struct, Linked List<text:tab/>24</text:a></text:p>
          <text:p text:style-name="P142"><text:a xlink:type="simple" xlink:href="#__RefHeading__6384_1704778645" text:style-name="Index_20_Link" text:visited-style-name="Index_20_Link">Modul 8: Final Project<text:tab/>26</text:a></text:p>
          <text:p text:style-name="P142"><text:a xlink:type="simple" xlink:href="#__RefHeading__6386_1704778645" text:style-name="Index_20_Link" text:visited-style-name="Index_20_Link">A. List source code<text:tab/>27</text:a></text:p>
          <text:p text:style-name="P142"><text:a xlink:type="simple" xlink:href="#__RefHeading__6388_1704778645" text:style-name="Index_20_Link" text:visited-style-name="Index_20_Link">B. C Reference &gt; C Operator Precedence<text:tab/>28</text:a></text:p>
          <text:p text:style-name="P142"><text:a xlink:type="simple" xlink:href="#__RefHeading__15060_1508905440" text:style-name="Index_20_Link" text:visited-style-name="Index_20_Link">C. Format Karakter dan Rangkaian Keluar (printf)<text:tab/>29</text:a></text:p>
          <text:p text:style-name="P142"><text:a xlink:type="simple" xlink:href="#__RefHeading__10423_1285145106" text:style-name="Index_20_Link" text:visited-style-name="Index_20_Link">D. Format Lembar Kendali Log book<text:tab/>30</text:a></text:p>
        </text:index-body>
      </text:table-of-content>
      <text:p text:style-name="P9"/>
      <text:p text:style-name="P10"/>
      <text:h text:style-name="P179" text:outline-level="1"><text:bookmark-start text:name="__RefHeading__6212_1939934697"/>Pelaksanaan Praktikum<text:bookmark-end text:name="__RefHeading__6212_1939934697"/></text:h>
      <text:p text:style-name="Text_20_body"/>
      <text:p text:style-name="P51">Praktikum</text:p>
      <text:p text:style-name="P48">Kegiatan praktikum dilaksanakan terjadwal selama 8 kali pertemuan komunal di kelas dengan waktu asistensi fleksibel menyesuaikan dengan jadwal asisten. Praktikan dan asisten wajib datang tepat waktu dengan membawa peralatan dan tugas praktikum.</text:p>
      <text:p text:style-name="P50">Tugas Praktikum</text:p>
      <text:p text:style-name="P48">Tugas praktikum ditulis tangan sebagai syarat mengikuti praktikum. Praktikan yang tidak mengerjakan TP tidak diperkenankan mengikuti praktikum kecuali kebijakan khusus dari Dosen dan asisten praktikum. <text:span text:style-name="T67">Asisten berhak memberi tugas khusus diluar tugas praktikum.</text:span></text:p>
      <text:p text:style-name="P50">Log Book Praktikum</text:p>
      <text:p text:style-name="P48">Setiap praktikan wajib memiliki log book praktikum <text:span text:style-name="T50">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55">Tidak ada laporan resmi tiap praktikum.</text:span></text:p>
      <text:p text:style-name="P50">Compiler</text:p>
      <text:p text:style-name="Text_20_body">Praktikum ini mendukung compiler GCC (Versi 4.8 keatas) sebagai compiler utama dengan compiler lain sebagai pendukung adalah <text:span text:style-name="T51">clang, Turbo C</text:span> dan <text:span text:style-name="T51">Borland C.</text:span></text:p>
      <text:p text:style-name="P50">IDE / <text:span text:style-name="T49">Editor / OS</text:span></text:p>
      <text:p text:style-name="Text_20_body">IDE yang digunakan secara oficial ada Code::Blocks <text:span text:style-name="T53">(Windows OS &amp; Unix)</text:span>, CS50 Appliance dan editor-compiler bawaan Ubuntu/Linux.</text:p>
      <text:p text:style-name="P50">Library dan Header</text:p>
      <text:p text:style-name="P52">Praktikum ini menggunakan library standar C (ANSI/ISO) serta library cs50 (cs50.h) dari Harvard University.</text:p>
      <text:p text:style-name="P50">Final Project <text:span text:style-name="T54">dan Laporan Akhir</text:span></text:p>
      <text:p text:style-name="P49">Setiap kelompok wajib memb<text:span text:style-name="T52">uat laporan final project dan tiap praktikan wajib membuat laporan akhir yang berisi resume praktikum selama satu semester.</text:span></text:p>
      <text:p text:style-name="P47"/>
      <text:h text:style-name="P178" text:outline-level="1"><text:bookmark-start text:name="__RefHeading__6368_1704778645"/>Modul <text:span text:style-name="T7">0: Hello World, Library, Header</text:span><text:bookmark-end text:name="__RefHeading__6368_1704778645"/></text:h>
      <text:p text:style-name="P7">Tujuan :</text:p>
      <text:list xml:id="list702363271011084559" text:style-name="L1">
        <text:list-item>
          <text:p text:style-name="P143">Mahasiswa mampu membuat program hello world dalam bahasa C</text:p>
        </text:list-item>
        <text:list-item>
          <text:p text:style-name="P143">Mahasiswa mengenali library, header dan penggunaannya dalam baha<text:span text:style-name="T46">sa</text:span> C</text:p>
          <text:p text:style-name="P143"/>
        </text:list-item>
      </text:list>
      <text:p text:style-name="P12"><text:span text:style-name="T33">Percobaan 1: </text:span>hello0.c</text:p>
      <text:p text:style-name="P7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hello,</text:span><text:span text:style-name="T10"> </text:span><text:span text:style-name="T13">world\n"</text:span><text:span text:style-name="T23">);</text:span></text:p>
      <text:p text:style-name="P112">}</text:p>
      <text:p text:style-name="P6"/>
      <text:p text:style-name="P8"><text:span text:style-name="T47">P</text:span><text:span text:style-name="T48">ercobaan </text:span><text:span text:style-name="T47">2: hell01.c</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char</text:span><text:span text:style-name="T10"> </text:span>name<text:span text:style-name="T23">[]</text:span><text:span text:style-name="T10"> </text:span><text:span text:style-name="T23">=</text:span><text:span text:style-name="T10"> </text:span><text:span text:style-name="T13">"Bagus</text:span><text:span text:style-name="T10"> </text:span><text:span text:style-name="T13">Tris</text:span><text:span text:style-name="T10"> </text:span><text:span text:style-name="T13">Atmaja"</text:span><text:span text:style-name="T23">;</text:span></text:p>
      <text:p text:style-name="P111"><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e</text:span><text:span text:style-name="T23">);</text:span></text:p>
      <text:p text:style-name="P109">}</text:p>
      <text:p text:style-name="P14">Percobaan 3: hello2.c</text:p>
      <text:p text:style-name="P87"><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char</text:span><text:span text:style-name="T10"> </text:span><text:span text:style-name="T28">nama</text:span><text:span text:style-name="T23">[</text:span><text:span text:style-name="T13">5</text:span><text:span text:style-name="T23">];</text:span><text:span text:style-name="T10"> <text:s text:c="3"/></text:span></text:p>
      <text:p text:style-name="P111"><text:span text:style-name="T10"><text:s text:c="4"/></text:span>printf<text:span text:style-name="T23">(</text:span><text:span text:style-name="T13">"Masukkan</text:span><text:span text:style-name="T10"> </text:span><text:span text:style-name="T13">nama</text:span><text:span text:style-name="T10"> </text:span><text:span text:style-name="T13">anda:</text:span><text:span text:style-name="T10"> </text:span><text:span text:style-name="T13">"</text:span><text:span text:style-name="T23">);</text:span></text:p>
      <text:p text:style-name="P111"><text:span text:style-name="T10"><text:s text:c="4"/></text:span>scanf<text:span text:style-name="T23">(</text:span><text:span text:style-name="T13">"%s"</text:span><text:span text:style-name="T23">,</text:span><text:span text:style-name="T10"> </text:span><text:span text:style-name="T28">nama</text:span><text:span text:style-name="T23">);</text:span></text:p>
      <text:p text:style-name="P111"><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a</text:span><text:span text:style-name="T23">);</text:span></text:p>
      <text:p text:style-name="P109">}</text:p>
      <text:p text:style-name="P13">P<text:span text:style-name="T34">ercobaan 4: hello3.c</text:span></text:p>
      <text:p text:style-name="P86"><text:span text:style-name="T8">#include</text:span><text:span text:style-name="T10"> </text:span><text:span text:style-name="T13">&lt;stdio.h&gt;</text:span></text:p>
      <text:p text:style-name="P110"><text:span text:style-name="T9">#include</text:span><text:span text:style-name="T11"> </text:span><text:span text:style-name="T18">”</text:span><text:span text:style-name="T19">c</text:span><text:span text:style-name="T18">s50.h”</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text:span><text:span text:style-name="T20">Nama</text:span><text:span text:style-name="T13">:</text:span><text:span text:style-name="T10"> </text:span><text:span text:style-name="T13">"</text:span><text:span text:style-name="T23">);</text:span></text:p>
      <text:p text:style-name="P111"><text:span text:style-name="T10"><text:s text:c="4"/></text:span>string<text:span text:style-name="T10"> </text:span><text:span text:style-name="T28">nam</text:span><text:span text:style-name="T29">a</text:span><text:span text:style-name="T10"> </text:span><text:span text:style-name="T23">=</text:span><text:span text:style-name="T10"> </text:span>GetString<text:span text:style-name="T23">();</text:span></text:p>
      <text:p text:style-name="P111"><text:span text:style-name="T10"><text:s text:c="4"/></text:span>printf<text:span text:style-name="T23">(</text:span><text:span text:style-name="T13">"</text:span><text:span text:style-name="T21">H</text:span><text:span text:style-name="T13">ello,</text:span><text:span text:style-name="T10"> </text:span><text:span text:style-name="T13">%s\n"</text:span><text:span text:style-name="T23">,</text:span><text:span text:style-name="T10"> </text:span><text:span text:style-name="T28">nam</text:span><text:span text:style-name="T29">a</text:span><text:span text:style-name="T23">);</text:span></text:p>
      <text:p text:style-name="P112">}</text:p>
      <text:p text:style-name="P15"/>
      <text:p text:style-name="P15"/>
      <text:p text:style-name="P15"/>
      <text:p text:style-name="P16"><text:soft-page-break/>Percobaan 5: hello.cpp</text:p>
      <text:p text:style-name="P88"><text:span text:style-name="T8">include</text:span><text:span text:style-name="T10"> </text:span><text:span text:style-name="T13">&lt;iostream&gt;</text:span><text:span text:style-name="T10"> <text:s text:c="11"/></text:span><text:span text:style-name="T35">//</text:span><text:span text:style-name="T10"> </text:span><text:span text:style-name="T35">in</text:span><text:span text:style-name="T10"> </text:span><text:span text:style-name="T35">windows</text:span><text:span text:style-name="T10"> </text:span><text:span text:style-name="T35">&lt;iostream.h&gt;</text:span></text:p>
      <text:p text:style-name="P108"><text:span text:style-name="T24">using</text:span><text:span text:style-name="T10"> </text:span><text:span text:style-name="T24">namespace</text:span><text:span text:style-name="T10"> </text:span>std<text:span text:style-name="T23">;<text:tab/><text:tab/>// </text:span><text:span text:style-name="T25">only </text:span><text:span text:style-name="T26">for</text:span><text:span text:style-name="T25"> </text:span><text:span text:style-name="T27">GCC compiler</text:span></text:p>
      <text:p text:style-name="P111"><text:span text:style-name="T24">int</text:span><text:span text:style-name="T10"> </text:span><text:span text:style-name="T28">main</text:span><text:span text:style-name="T23">()</text:span><text:span text:style-name="T10"> </text:span><text:span text:style-name="T23">{</text:span></text:p>
      <text:p text:style-name="P111"><text:span text:style-name="T10"><text:s text:c="6"/></text:span>cout<text:span text:style-name="T10"> </text:span><text:span text:style-name="T23">&lt;&lt;</text:span><text:span text:style-name="T10"> </text:span><text:span text:style-name="T13">"Hello</text:span><text:span text:style-name="T10"> </text:span><text:span text:style-name="T13">World!"</text:span><text:span text:style-name="T23">;</text:span></text:p>
      <text:p text:style-name="P111"><text:span text:style-name="T10"><text:s text:c="6"/></text:span>cout<text:span text:style-name="T10"> </text:span><text:span text:style-name="T23">&lt;&lt;</text:span><text:span text:style-name="T10"> </text:span>std<text:span text:style-name="T23">::</text:span>endl<text:span text:style-name="T23">;</text:span><text:span text:style-name="T10"> <text:s text:c="2"/></text:span></text:p>
      <text:p text:style-name="P111"><text:span text:style-name="T10"><text:s text:c="6"/></text:span><text:span text:style-name="T24">return</text:span><text:span text:style-name="T10"> </text:span><text:span text:style-name="T13">0</text:span><text:span text:style-name="T23">;</text:span></text:p>
      <text:p text:style-name="P112">}</text:p>
      <text:p text:style-name="P15"/>
      <text:p text:style-name="P15">Tugas Praktikum:</text:p>
      <text:list xml:id="list2126189485596778893" text:style-name="L2">
        <text:list-item>
          <text:p text:style-name="P144">Jelaskan yang dimaksud dengan library dan header file dalam bahasa C.</text:p>
        </text:list-item>
        <text:list-item>
          <text:p text:style-name="P144">Jelaskan dan apa fungsi:</text:p>
          <text:list>
            <text:list-item>
              <text:p text:style-name="P144">#include</text:p>
            </text:list-item>
            <text:list-item>
              <text:p text:style-name="P144">printf</text:p>
            </text:list-item>
          </text:list>
        </text:list-item>
        <text:list-item>
          <text:p text:style-name="P145">Beri comments tiap baris pada percobaan terakhir dan jelaskan secara singkat dalam 1-2 paragraf</text:p>
        </text:list-item>
        <text:list-item>
          <text:p text:style-name="P146">Apa yang anda ketahui tentang:</text:p>
          <text:list>
            <text:list-item>
              <text:p text:style-name="P146">Variabel</text:p>
            </text:list-item>
            <text:list-item>
              <text:p text:style-name="P146">Tipe data</text:p>
            </text:list-item>
            <text:list-item>
              <text:p text:style-name="P146">Input/Output</text:p>
            </text:list-item>
          </text:list>
        </text:list-item>
        <text:list-item>
          <text:p text:style-name="P176">Sebutkan dan jelaskan macam-macam tipe data dalam bahasa C</text:p>
        </text:list-item>
      </text:list>
      <text:h text:style-name="P180" text:outline-level="1"><text:bookmark-start text:name="__RefHeading__6370_1704778645"/><text:span text:style-name="T68">Modul 1: </text:span>Variabel, Data Type, Input/Ouput<text:bookmark-end text:name="__RefHeading__6370_1704778645"/></text:h>
      <text:p text:style-name="Text_20_body">Tujuan :</text:p>
      <text:list xml:id="list7303801995919318604" text:style-name="L3">
        <text:list-item>
          <text:p text:style-name="P149">Mahasiswa memahami dan mengenali variabel <text:span text:style-name="T76">&amp; </text:span>beberapa tipe data.</text:p>
        </text:list-item>
        <text:list-item>
          <text:p text:style-name="P149">Mahasiswa mampu mendemokan program yang mengambil input dari user (scanf/GetInt) dan mencetak outputnya</text:p>
          <text:p text:style-name="P149"/>
        </text:list-item>
      </text:list>
      <text:p text:style-name="P17">Percobaan 1: imprecision.c</text:p>
      <text:p text:style-name="P80"><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29f\n"</text:span><text:span text:style-name="T23">,</text:span><text:span text:style-name="T10"> </text:span><text:span text:style-name="T13">1.0</text:span><text:span text:style-name="T10"> </text:span><text:span text:style-name="T23">/</text:span><text:span text:style-name="T10"> </text:span><text:span text:style-name="T13">10.0</text:span><text:span text:style-name="T23">);</text:span></text:p>
      <text:p text:style-name="P112">}</text:p>
      <text:p text:style-name="P24"/>
      <text:p text:style-name="P18">Percobaan 2: adder.c</text:p>
      <text:p text:style-name="P81"><text:span text:style-name="T8">#include</text:span><text:span text:style-name="T10"> </text:span><text:span text:style-name="T14">"</text:span><text:span text:style-name="T15">c</text:span><text:span text:style-name="T13">s50.h</text:span><text:span text:style-name="T14">"</text:span></text:p>
      <text:p text:style-name="P108"><text:span text:style-name="T8">#include</text:span><text:span text:style-name="T10"> </text:span><text:span text:style-name="T13">&lt;stdio.h&gt;</text:span></text:p>
      <text:p text:style-name="P115"><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input</text:span><text:span text:style-name="T10"> </text:span></text:p>
      <text:p text:style-name="P111"><text:span text:style-name="T10"><text:s text:c="4"/></text:span>printf<text:span text:style-name="T23">(</text:span><text:span text:style-name="T13">"Give</text:span><text:span text:style-name="T10"> </text:span><text:span text:style-name="T13">me</text:span><text:span text:style-name="T10"> </text:span><text:span text:style-name="T13">an</text:span><text:span text:style-name="T10"> </text:span><text:span text:style-name="T13">integer:</text:span><text:span text:style-name="T10"> </text:span><text:span text:style-name="T13">"</text:span><text:span text:style-name="T23">);</text:span></text:p>
      <text:p text:style-name="P111"><text:span text:style-name="T10"><text:s text:c="4"/></text:span><text:span text:style-name="T24">int</text:span><text:span text:style-name="T10"> </text:span><text:span text:style-name="T28">x</text:span><text:span text:style-name="T10"> </text:span><text:span text:style-name="T23">=</text:span><text:span text:style-name="T10"> </text:span>GetInt<text:span text:style-name="T23">();</text:span></text:p>
      <text:p text:style-name="P111"><text:span text:style-name="T10"><text:s text:c="4"/></text:span>printf<text:span text:style-name="T23">(</text:span><text:span text:style-name="T13">"Give</text:span><text:span text:style-name="T10"> </text:span><text:span text:style-name="T13">me</text:span><text:span text:style-name="T10"> </text:span><text:span text:style-name="T13">another</text:span><text:span text:style-name="T10"> </text:span><text:span text:style-name="T13">integer:</text:span><text:span text:style-name="T10"> </text:span><text:span text:style-name="T13">"</text:span><text:span text:style-name="T23">);</text:span></text:p>
      <text:p text:style-name="P108"><text:span text:style-name="T10"><text:s text:c="4"/></text:span><text:span text:style-name="T24">int</text:span><text:span text:style-name="T10"> </text:span><text:span text:style-name="T28">y</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do</text:span><text:span text:style-name="T10"> </text:span><text:span text:style-name="T35">the</text:span><text:span text:style-name="T10"> </text:span><text:span text:style-name="T35">math</text:span></text:p>
      <text:p text:style-name="P111"><text:span text:style-name="T10"><text:s text:c="4"/></text:span>printf<text:span text:style-name="T23">(</text:span><text:span text:style-name="T13">"The</text:span><text:span text:style-name="T10"> </text:span><text:span text:style-name="T13">sum</text:span><text:span text:style-name="T10"> </text:span><text:span text:style-name="T13">of</text:span><text:span text:style-name="T10"> </text:span><text:span text:style-name="T13">%i</text:span><text:span text:style-name="T10"> </text:span><text:span text:style-name="T13">and</text:span><text:span text:style-name="T10"> </text:span><text:span text:style-name="T13">%i</text:span><text:span text:style-name="T10"> </text:span><text:span text:style-name="T13">is</text:span><text:span text:style-name="T10"> </text:span><text:span text:style-name="T13">%i!\n"</text:span><text:span text:style-name="T23">,</text:span><text:span text:style-name="T10"> </text:span><text:span text:style-name="T28">x</text:span><text:span text:style-name="T23">,</text:span><text:span text:style-name="T10"> </text:span><text:span text:style-name="T28">y</text:span><text:span text:style-name="T23">,</text:span><text:span text:style-name="T10"> </text:span><text:span text:style-name="T28">x</text:span><text:span text:style-name="T10"> </text:span><text:span text:style-name="T23">+</text:span><text:span text:style-name="T10"> </text:span><text:span text:style-name="T28">y</text:span><text:span text:style-name="T23">);</text:span></text:p>
      <text:p text:style-name="P112">}</text:p>
      <text:p text:style-name="P24"/>
      <text:p text:style-name="P19"><text:span text:style-name="T37">Percobaan3: </text:span>f2c.c</text:p>
      <text:p text:style-name="P82"><text:span text:style-name="T8">#include</text:span><text:span text:style-name="T10"> </text:span><text:span text:style-name="T17">”</text:span><text:span text:style-name="T16">c</text:span><text:span text:style-name="T13">s50.h”</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user</text:span><text:span text:style-name="T10"> </text:span><text:span text:style-name="T35">for</text:span><text:span text:style-name="T10"> </text:span><text:span text:style-name="T35">temperature</text:span><text:span text:style-name="T10"> </text:span><text:span text:style-name="T35">in</text:span><text:span text:style-name="T10"> </text:span><text:span text:style-name="T35">Fahrenheit</text:span></text:p>
      <text:p text:style-name="P111"><text:span text:style-name="T10"><text:s text:c="4"/></text:span>printf<text:span text:style-name="T23">(</text:span><text:span text:style-name="T13">"Temperature</text:span><text:span text:style-name="T10"> </text:span><text:span text:style-name="T13">in</text:span><text:span text:style-name="T10"> </text:span><text:span text:style-name="T13">F:</text:span><text:span text:style-name="T10"> </text:span><text:span text:style-name="T13">"</text:span><text:span text:style-name="T23">);</text:span></text:p>
      <text:p text:style-name="P111"><text:span text:style-name="T10"><text:s text:c="4"/></text:span><text:span text:style-name="T24">float</text:span><text:span text:style-name="T10"> </text:span><text:span text:style-name="T28">f</text:span><text:span text:style-name="T10"> </text:span><text:span text:style-name="T23">=</text:span><text:span text:style-name="T10"> </text:span>GetFloat<text:span text:style-name="T23">();</text:span></text:p>
      <text:p text:style-name="P113"><text:s text:c="4"/></text:p>
      <text:p text:style-name="P111"><text:span text:style-name="T10"><text:s text:c="4"/></text:span><text:span text:style-name="T35">//</text:span><text:span text:style-name="T10"> </text:span><text:span text:style-name="T35">convert</text:span><text:span text:style-name="T10"> </text:span><text:span text:style-name="T35">F</text:span><text:span text:style-name="T10"> </text:span><text:span text:style-name="T35">to</text:span><text:span text:style-name="T10"> </text:span><text:span text:style-name="T35">C</text:span></text:p>
      <text:p text:style-name="P111"><text:span text:style-name="T10"><text:s text:c="4"/></text:span><text:span text:style-name="T24">float</text:span><text:span text:style-name="T10"> </text:span><text:span text:style-name="T28">c</text:span><text:span text:style-name="T10"> </text:span><text:span text:style-name="T23">=</text:span><text:span text:style-name="T10"> </text:span><text:span text:style-name="T13">5.0</text:span><text:span text:style-name="T10"> </text:span><text:span text:style-name="T23">/</text:span><text:span text:style-name="T10"> </text:span><text:span text:style-name="T13">9.0</text:span><text:span text:style-name="T10"> </text:span><text:span text:style-name="T23">*</text:span><text:span text:style-name="T10"> </text:span><text:span text:style-name="T23">(</text:span><text:span text:style-name="T28">f</text:span><text:span text:style-name="T10"> </text:span><text:span text:style-name="T23">-</text:span><text:span text:style-name="T10"> </text:span><text:span text:style-name="T13">32.0</text:span><text:span text:style-name="T23">);</text:span></text:p>
      <text:p text:style-name="P113"><text:s text:c="4"/></text:p>
      <text:p text:style-name="P111"><text:span text:style-name="T10"><text:s text:c="4"/></text:span><text:span text:style-name="T35">//</text:span><text:span text:style-name="T10"> </text:span><text:span text:style-name="T35">display</text:span><text:span text:style-name="T10"> </text:span><text:span text:style-name="T35">result</text:span><text:span text:style-name="T10"> </text:span><text:span text:style-name="T35">to</text:span><text:span text:style-name="T10"> </text:span><text:span text:style-name="T35">one</text:span><text:span text:style-name="T10"> </text:span><text:span text:style-name="T35">decimal</text:span><text:span text:style-name="T10"> </text:span><text:span text:style-name="T35">place</text:span></text:p>
      <text:p text:style-name="P111"><text:span text:style-name="T10"><text:s text:c="4"/></text:span>printf<text:span text:style-name="T23">(</text:span><text:span text:style-name="T13">"%.1f\n"</text:span><text:span text:style-name="T23">,</text:span><text:span text:style-name="T10"> </text:span><text:span text:style-name="T28">c</text:span><text:span text:style-name="T23">);</text:span></text:p>
      <text:p text:style-name="P112">}</text:p>
      <text:p text:style-name="P19"><text:soft-page-break/></text:p>
      <text:p text:style-name="P22">Percobaan 4: tipedata.c</text:p>
      <text:p text:style-name="P85"><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printf<text:span text:style-name="T23">(</text:span><text:span text:style-name="T13">"Saya</text:span><text:span text:style-name="T10"> </text:span><text:span text:style-name="T13">belajar</text:span><text:span text:style-name="T10"> </text:span><text:span text:style-name="T13">pemrograman</text:span><text:span text:style-name="T10"> </text:span><text:span text:style-name="T13">dengan</text:span><text:span text:style-name="T10"> </text:span><text:span text:style-name="T13">bahasa</text:span><text:span text:style-name="T10"> </text:span><text:span text:style-name="T13">(</text:span><text:span text:style-name="T10"> </text:span><text:span text:style-name="T13">%c</text:span><text:span text:style-name="T10"> </text:span><text:span text:style-name="T13">)</text:span><text:span text:style-name="T10"> <text:s/></text:span><text:span text:style-name="T13">&gt;&gt;</text:span><text:span text:style-name="T10"> </text:span><text:span text:style-name="T13">char</text:span><text:span text:style-name="T10"> </text:span><text:span text:style-name="T13">\n"</text:span><text:span text:style-name="T23">,</text:span><text:span text:style-name="T10"> </text:span><text:span text:style-name="T13">'C'</text:span><text:span text:style-name="T23">);</text:span><text:span text:style-name="T10"> <text:s/></text:span></text:p>
      <text:p text:style-name="P111"><text:span text:style-name="T10"><text:s text:c="4"/></text:span>printf<text:span text:style-name="T23">(</text:span><text:span text:style-name="T13">"Saya</text:span><text:span text:style-name="T10"> </text:span><text:span text:style-name="T13">baru</text:span><text:span text:style-name="T10"> </text:span><text:span text:style-name="T13">saja</text:span><text:span text:style-name="T10"> </text:span><text:span text:style-name="T13">menyelesaikan</text:span><text:span text:style-name="T10"> </text:span><text:span text:style-name="T13">Bab</text:span><text:span text:style-name="T10"> </text:span><text:span text:style-name="T13">(</text:span><text:span text:style-name="T10"> </text:span><text:span text:style-name="T13">%d</text:span><text:span text:style-name="T10"> </text:span><text:span text:style-name="T13">)</text:span><text:span text:style-name="T10"> </text:span><text:span text:style-name="T13">&gt;&gt;</text:span><text:span text:style-name="T10"> </text:span><text:span text:style-name="T13">integer</text:span><text:span text:style-name="T10"> </text:span><text:span text:style-name="T13">\n"</text:span><text:span text:style-name="T23">,</text:span><text:span text:style-name="T10"> </text:span><text:span text:style-name="T13">2</text:span><text:span text:style-name="T23">);</text:span><text:span text:style-name="T10"> <text:s text:c="7"/></text:span></text:p>
      <text:p text:style-name="P111"><text:span text:style-name="T10"><text:s text:c="4"/></text:span>printf<text:span text:style-name="T23">(</text:span><text:span text:style-name="T13">"Saya</text:span><text:span text:style-name="T10"> </text:span><text:span text:style-name="T13">sudah</text:span><text:span text:style-name="T10"> </text:span><text:span text:style-name="T13">siap</text:span><text:span text:style-name="T10"> </text:span><text:span text:style-name="T13">(</text:span><text:span text:style-name="T10"> </text:span><text:span text:style-name="T13">%.1f</text:span><text:span text:style-name="T10"> </text:span><text:span text:style-name="T13">)</text:span><text:span text:style-name="T10"> </text:span><text:span text:style-name="T13">persen</text:span><text:span text:style-name="T10"> </text:span><text:span text:style-name="T13">untuk</text:span><text:span text:style-name="T10"> </text:span><text:span text:style-name="T13">move</text:span><text:span text:style-name="T10"> </text:span><text:span text:style-name="T13">on</text:span><text:span text:style-name="T10"> </text:span><text:span text:style-name="T13">"</text:span><text:span text:style-name="T23">,</text:span><text:span text:style-name="T10"> </text:span><text:span text:style-name="T13">99.9</text:span><text:span text:style-name="T23">);</text:span><text:span text:style-name="T10"> <text:s text:c="3"/></text:span></text:p>
      <text:p text:style-name="P111"><text:span text:style-name="T10"><text:s text:c="4"/></text:span>printf<text:span text:style-name="T23">(</text:span><text:span text:style-name="T13">"ke</text:span><text:span text:style-name="T10"> </text:span><text:span text:style-name="T13">Bab</text:span><text:span text:style-name="T10"> </text:span><text:span text:style-name="T13">selanjutnya!</text:span><text:span text:style-name="T10"> </text:span><text:span text:style-name="T13">&gt;&gt;</text:span><text:span text:style-name="T10"> </text:span><text:span text:style-name="T13">float</text:span><text:span text:style-name="T10"> </text:span><text:span text:style-name="T13">\n"</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12">}</text:p>
      <text:p text:style-name="P26"/>
      <text:p text:style-name="P20"><text:span text:style-name="T38">Percobaan 5: </text:span>string-0.c</text:p>
      <text:p text:style-name="P83"><text:span text:style-name="T8">#include</text:span><text:span text:style-name="T10"> </text:span><text:span text:style-name="T13">&lt;cs50.h&gt;</text:span></text:p>
      <text:p text:style-name="P111"><text:span text:style-name="T8">#include</text:span><text:span text:style-name="T10"> </text:span><text:span text:style-name="T13">&lt;stdio.h&gt;</text:span></text:p>
      <text:p text:style-name="P108"><text:span text:style-name="T8">#include</text:span><text:span text:style-name="T10"> </text:span><text:span text:style-name="T13">&lt;string.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8"><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11"><text:span text:style-name="T10"><text:s text:c="4"/></text:span><text:span text:style-name="T23">}</text:span></text:p>
      <text:p text:style-name="P109">}</text:p>
      <text:p text:style-name="P20"><text:span text:style-name="T39">Percobaan 6: </text:span>string-1.c</text:p>
      <text:p text:style-name="P28"><text:span text:style-name="T36"><text:s/></text:span><text:span text:style-name="T8">#include</text:span><text:span text:style-name="T10"> </text:span><text:span text:style-name="T13">”</text:span><text:span text:style-name="T22">c</text:span><text:span text:style-name="T13">s50.h”</text:span></text:p>
      <text:p text:style-name="P111"><text:span text:style-name="T8">#include</text:span><text:span text:style-name="T10"> </text:span><text:span text:style-name="T13">&lt;stdio.h&gt;</text:span></text:p>
      <text:p text:style-name="P108"><text:span text:style-name="T8">#include</text:span><text:span text:style-name="T10"> </text:span><text:span text:style-name="T13">&lt;string.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8"><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11"><text:span text:style-name="T10"><text:s text:c="4"/></text:span><text:span text:style-name="T24">if</text:span><text:span text:style-name="T10"> </text:span><text:span text:style-name="T23">(</text:span><text:span text:style-name="T28">s</text:span><text:span text:style-name="T10"> </text:span><text:span text:style-name="T23">!=</text:span><text:span text:style-name="T10"> </text:span>NULL<text:span text:style-name="T23">)</text:span></text:p>
      <text:p text:style-name="P111"><text:span text:style-name="T10"><text:s text:c="4"/></text:span><text:span text:style-name="T23">{</text:span></text:p>
      <text:p text:style-name="P111"><text:span text:style-name="T10"><text:s text:c="8"/></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11"><text:span text:style-name="T10"><text:s text:c="8"/></text:span><text:span text:style-name="T23">{</text:span></text:p>
      <text:p text:style-name="P111"><text:span text:style-name="T10"><text:s text:c="12"/></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11"><text:span text:style-name="T10"><text:s text:c="8"/></text:span><text:span text:style-name="T23">}</text:span></text:p>
      <text:p text:style-name="P111"><text:span text:style-name="T10"><text:s text:c="4"/></text:span><text:span text:style-name="T23">}</text:span></text:p>
      <text:p text:style-name="P112">}</text:p>
      <text:p text:style-name="P20"><text:span text:style-name="T40">Percobaan 7: </text:span>string-2.c</text:p>
      <text:p text:style-name="P83"><text:span text:style-name="T8">#include</text:span><text:span text:style-name="T10"> </text:span><text:span text:style-name="T13">&lt;cs50.h&gt;</text:span></text:p>
      <text:p text:style-name="P111"><text:span text:style-name="T8">#include</text:span><text:span text:style-name="T10"> </text:span><text:span text:style-name="T13">&lt;stdio.h&gt;</text:span></text:p>
      <text:p text:style-name="P108"><text:soft-page-break/><text:span text:style-name="T8">#include</text:span><text:span text:style-name="T10"> </text:span><text:span text:style-name="T13">&lt;string.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8"><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11"><text:span text:style-name="T10"><text:s text:c="4"/></text:span><text:span text:style-name="T24">if</text:span><text:span text:style-name="T10"> </text:span><text:span text:style-name="T23">(</text:span><text:span text:style-name="T28">s</text:span><text:span text:style-name="T10"> </text:span><text:span text:style-name="T23">!=</text:span><text:span text:style-name="T10"> </text:span>NULL<text:span text:style-name="T23">)</text:span></text:p>
      <text:p text:style-name="P111"><text:span text:style-name="T10"><text:s text:c="4"/></text:span><text:span text:style-name="T23">{</text:span></text:p>
      <text:p text:style-name="P111"><text:span text:style-name="T10"><text:s text:c="8"/></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11"><text:span text:style-name="T10"><text:s text:c="8"/></text:span><text:span text:style-name="T23">{</text:span></text:p>
      <text:p text:style-name="P111"><text:span text:style-name="T10"><text:s text:c="12"/></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11"><text:span text:style-name="T10"><text:s text:c="8"/></text:span><text:span text:style-name="T23">}</text:span></text:p>
      <text:p text:style-name="P111"><text:span text:style-name="T10"><text:s text:c="4"/></text:span><text:span text:style-name="T23">}</text:span></text:p>
      <text:p text:style-name="P112">}</text:p>
      <text:p text:style-name="P21"/>
      <text:p text:style-name="P21"><text:span text:style-name="T41">Percobaan 8: </text:span>ascii-0.c</text:p>
      <text:p text:style-name="P84"><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upp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65</text:span><text:span text:style-name="T23">;</text:span><text:span text:style-name="T10"> </text:span><text:span text:style-name="T28">i</text:span><text:span text:style-name="T10"> </text:span><text:span text:style-name="T23">&lt;</text:span><text:span text:style-name="T10"> </text:span><text:span text:style-name="T13">65</text:span><text:span text:style-name="T10"> </text:span><text:span text:style-name="T23">+</text:span><text:span text:style-name="T10"> </text:span><text:span text:style-name="T13">26</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3">(</text:span><text:span text:style-name="T24">char</text:span><text:span text:style-name="T23">)</text:span><text:span text:style-name="T10"> </text:span><text:span text:style-name="T28">i</text:span><text:span text:style-name="T23">,</text:span><text:span text:style-name="T10"> </text:span><text:span text:style-name="T28">i</text:span><text:span text:style-name="T23">);</text:span></text:p>
      <text:p text:style-name="P108"><text:span text:style-name="T10"><text:s text:c="4"/></text:span><text:span text:style-name="T23">}</text:span></text:p>
      <text:p text:style-name="P111"><text:span text:style-name="T10"><text:s text:c="4"/></text:span><text:span text:style-name="T35">//</text:span><text:span text:style-name="T10"> </text:span><text:span text:style-name="T35">separate</text:span><text:span text:style-name="T10"> </text:span><text:span text:style-name="T35">uppercase</text:span><text:span text:style-name="T10"> </text:span><text:span text:style-name="T35">from</text:span><text:span text:style-name="T10"> </text:span><text:span text:style-name="T35">lowercase</text:span></text:p>
      <text:p text:style-name="P108"><text:span text:style-name="T10"><text:s text:c="4"/></text:span>printf<text:span text:style-name="T23">(</text:span><text:span text:style-name="T13">"\n"</text:span><text:span text:style-name="T23">);</text:span></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low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97</text:span><text:span text:style-name="T23">;</text:span><text:span text:style-name="T10"> </text:span><text:span text:style-name="T28">i</text:span><text:span text:style-name="T10"> </text:span><text:span text:style-name="T23">&lt;</text:span><text:span text:style-name="T10"> </text:span><text:span text:style-name="T13">97</text:span><text:span text:style-name="T10"> </text:span><text:span text:style-name="T23">+</text:span><text:span text:style-name="T10"> </text:span><text:span text:style-name="T13">26</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3">(</text:span><text:span text:style-name="T24">char</text:span><text:span text:style-name="T23">)</text:span><text:span text:style-name="T10"> </text:span><text:span text:style-name="T28">i</text:span><text:span text:style-name="T23">,</text:span><text:span text:style-name="T10"> </text:span><text:span text:style-name="T28">i</text:span><text:span text:style-name="T23">);</text:span></text:p>
      <text:p text:style-name="P111"><text:span text:style-name="T10"><text:s text:c="4"/></text:span><text:span text:style-name="T23">}</text:span></text:p>
      <text:p text:style-name="P112">}</text:p>
      <text:p text:style-name="P25"/>
      <text:p text:style-name="P21"><text:span text:style-name="T42">Percobaan 9: </text:span>ascii-1.c</text:p>
      <text:p text:style-name="P84"><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upp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char</text:span><text:span text:style-name="T10"> </text:span><text:span text:style-name="T28">c</text:span><text:span text:style-name="T10"> </text:span><text:span text:style-name="T23">=</text:span><text:span text:style-name="T10"> </text:span><text:span text:style-name="T13">'A'</text:span><text:span text:style-name="T23">;</text:span><text:span text:style-name="T10"> </text:span><text:span text:style-name="T28">c</text:span><text:span text:style-name="T10"> </text:span><text:span text:style-name="T23">&lt;=</text:span><text:span text:style-name="T10"> </text:span><text:span text:style-name="T13">'Z'</text:span><text:span text:style-name="T23">;</text:span><text:span text:style-name="T10"> </text:span><text:span text:style-name="T28">c</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8">c</text:span><text:span text:style-name="T23">,</text:span><text:span text:style-name="T10"> </text:span><text:span text:style-name="T23">(</text:span><text:span text:style-name="T24">int</text:span><text:span text:style-name="T23">)</text:span><text:span text:style-name="T10"> </text:span><text:span text:style-name="T28">c</text:span><text:span text:style-name="T23">);</text:span></text:p>
      <text:p text:style-name="P108"><text:span text:style-name="T10"><text:s text:c="4"/></text:span><text:span text:style-name="T23">}</text:span></text:p>
      <text:p text:style-name="P111"><text:span text:style-name="T10"><text:s text:c="4"/></text:span><text:span text:style-name="T35">//</text:span><text:span text:style-name="T10"> </text:span><text:span text:style-name="T35">separate</text:span><text:span text:style-name="T10"> </text:span><text:span text:style-name="T35">uppercase</text:span><text:span text:style-name="T10"> </text:span><text:span text:style-name="T35">from</text:span><text:span text:style-name="T10"> </text:span><text:span text:style-name="T35">lowercase</text:span></text:p>
      <text:p text:style-name="P108"><text:span text:style-name="T10"><text:s text:c="4"/></text:span>printf<text:span text:style-name="T23">(</text:span><text:span text:style-name="T13">"\n"</text:span><text:span text:style-name="T23">);</text:span></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low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char</text:span><text:span text:style-name="T10"> </text:span><text:span text:style-name="T28">c</text:span><text:span text:style-name="T10"> </text:span><text:span text:style-name="T23">=</text:span><text:span text:style-name="T10"> </text:span><text:span text:style-name="T13">'a'</text:span><text:span text:style-name="T23">;</text:span><text:span text:style-name="T10"> </text:span><text:span text:style-name="T28">c</text:span><text:span text:style-name="T10"> </text:span><text:span text:style-name="T23">&lt;=</text:span><text:span text:style-name="T10"> </text:span><text:span text:style-name="T13">'z'</text:span><text:span text:style-name="T23">;</text:span><text:span text:style-name="T10"> </text:span><text:span text:style-name="T28">c</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8">c</text:span><text:span text:style-name="T23">,</text:span><text:span text:style-name="T10"> </text:span><text:span text:style-name="T23">(</text:span><text:span text:style-name="T24">int</text:span><text:span text:style-name="T23">)</text:span><text:span text:style-name="T10"> </text:span><text:span text:style-name="T28">c</text:span><text:span text:style-name="T23">);</text:span></text:p>
      <text:p text:style-name="P111"><text:soft-page-break/><text:span text:style-name="T10"><text:s text:c="4"/></text:span><text:span text:style-name="T23">}</text:span></text:p>
      <text:p text:style-name="P112">}</text:p>
      <text:p text:style-name="P25"/>
      <text:p text:style-name="P27">Tugas Praktikum:</text:p>
      <text:list xml:id="list7998493328230846860" text:style-name="L4">
        <text:list-item>
          <text:p text:style-name="P147">Buatlah program untuk konversi dari desimal ke biner dan jelaskan</text:p>
        </text:list-item>
        <text:list-item>
          <text:p text:style-name="P147">Buatlah program untuk merubah dari input huruf kecil menjadi output huruf besar beserta penjelasannya</text:p>
        </text:list-item>
        <text:list-item>
          <text:p text:style-name="P147">Buatlah program untuk merubah input huruf besar menjadi huruf kecil beserta penjelasannya.</text:p>
        </text:list-item>
        <text:list-item>
          <text:p text:style-name="P148">Apa yang anda ketahui tentang:</text:p>
          <text:list>
            <text:list-item>
              <text:p text:style-name="P148">If, else if dan else</text:p>
            </text:list-item>
            <text:list-item>
              <text:p text:style-name="P148">for</text:p>
            </text:list-item>
            <text:list-item>
              <text:p text:style-name="P148">while, do while</text:p>
            </text:list-item>
            <text:list-item>
              <text:p text:style-name="P148">swi<text:span text:style-name="T59">t</text:span>ch</text:p>
            </text:list-item>
          </text:list>
          <text:p text:style-name="P148"/>
        </text:list-item>
      </text:list>
      <text:h text:style-name="P181" text:outline-level="1"><text:bookmark-start text:name="__RefHeading__6372_1704778645"/>Modul <text:span text:style-name="T6">2: If, if-else, for, while, do-while</text:span><text:bookmark-end text:name="__RefHeading__6372_1704778645"/></text:h>
      <text:p text:style-name="P29">Tujuan:</text:p>
      <text:list xml:id="list3703273257424188285" text:style-name="L5">
        <text:list-item>
          <text:p text:style-name="P150">Mahasiswa mamahami penggunaan decision (if dan for) serta mampu mendemokan penggunaannya.</text:p>
        </text:list-item>
        <text:list-item>
          <text:p text:style-name="P151">Mahasiswa mampu menggunakan dan mendemokan penggunaan loop/perulangan</text:p>
        </text:list-item>
      </text:list>
      <text:p text:style-name="P31"/>
      <text:p text:style-name="P32">Percobaan 1: cough-<text:span text:style-name="T43">0</text:span>.c</text:p>
      <text:p text:style-name="P8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printf<text:span text:style-name="T23">(</text:span><text:span text:style-name="T13">"cough\n"</text:span><text:span text:style-name="T23">);</text:span></text:p>
      <text:p text:style-name="P111"><text:span text:style-name="T10"><text:s text:c="4"/></text:span>printf<text:span text:style-name="T23">(</text:span><text:span text:style-name="T13">"cough\n"</text:span><text:span text:style-name="T23">);</text:span></text:p>
      <text:p text:style-name="P111"><text:span text:style-name="T10"><text:s text:c="4"/></text:span>printf<text:span text:style-name="T23">(</text:span><text:span text:style-name="T13">"cough\n"</text:span><text:span text:style-name="T23">);</text:span></text:p>
      <text:p text:style-name="P112">}</text:p>
      <text:p text:style-name="P32"/>
      <text:p text:style-name="P32">Percobaan 2: cough-1.c</text:p>
      <text:p text:style-name="P8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3</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ough\n"</text:span><text:span text:style-name="T23">);</text:span></text:p>
      <text:p text:style-name="P111"><text:span text:style-name="T10"><text:s text:c="4"/></text:span><text:span text:style-name="T23">}</text:span></text:p>
      <text:p text:style-name="P112">}</text:p>
      <text:p text:style-name="P32"/>
      <text:p text:style-name="P32">Percobaan 3: <text:s/><text:span text:style-name="T44">buggy-0</text:span>.c</text:p>
      <text:p text:style-name="P8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10</text:span><text:span text:style-name="T23">;</text:span><text:span text:style-name="T10"> </text:span><text:span text:style-name="T28">i</text:span><text:span text:style-name="T23">++)</text:span></text:p>
      <text:p text:style-name="P111"><text:span text:style-name="T10"><text:s text:c="8"/></text:span>printf<text:span text:style-name="T23">(</text:span><text:span text:style-name="T13">"*"</text:span><text:span text:style-name="T23">);</text:span></text:p>
      <text:p text:style-name="P109">}</text:p>
      <text:p text:style-name="P32"/>
      <text:p text:style-name="P33">Percobaan 4: buggy-1.c</text:p>
      <text:p text:style-name="P90"><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10</text:span><text:span text:style-name="T23">;</text:span><text:span text:style-name="T10"> </text:span><text:span text:style-name="T28">i</text:span><text:span text:style-name="T23">++)</text:span></text:p>
      <text:p text:style-name="P111"><text:span text:style-name="T10"><text:s text:c="8"/></text:span>printf<text:span text:style-name="T23">(</text:span><text:span text:style-name="T13">"*"</text:span><text:span text:style-name="T23">);</text:span></text:p>
      <text:p text:style-name="P111"><text:span text:style-name="T10"><text:s text:c="8"/></text:span>printf<text:span text:style-name="T23">(</text:span><text:span text:style-name="T13">"\n"</text:span><text:span text:style-name="T23">);</text:span></text:p>
      <text:p text:style-name="P112">}</text:p>
      <text:p text:style-name="P34"><text:soft-page-break/>Percobaan 5: condition-0.c</text:p>
      <text:p text:style-name="P91"><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11"><text:span text:style-name="T10"><text:s text:c="4"/></text:span>printf<text:span text:style-name="T23">(</text:span><text:span text:style-name="T13">"I'd</text:span><text:span text:style-name="T10"> </text:span><text:span text:style-name="T13">like</text:span><text:span text:style-name="T10"> </text:span><text:span text:style-name="T13">an</text:span><text:span text:style-name="T10"> </text:span><text:span text:style-name="T13">integer</text:span><text:span text:style-name="T10"> </text:span><text:span text:style-name="T13">please:</text:span><text:span text:style-name="T10"> </text:span><text:span text:style-name="T13">"</text:span><text:span text:style-name="T23">);</text:span></text:p>
      <text:p text:style-name="P108"><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analyze</text:span><text:span text:style-name="T10"> </text:span><text:span text:style-name="T35">user's</text:span><text:span text:style-name="T10"> </text:span><text:span text:style-name="T35">input</text:span><text:span text:style-name="T10"> </text:span><text:span text:style-name="T35">(somewhat</text:span><text:span text:style-name="T10"> </text:span><text:span text:style-name="T35">inaccurately)</text:span></text:p>
      <text:p text:style-name="P111"><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positive</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negative</text:span><text:span text:style-name="T10"> </text:span><text:span text:style-name="T13">number!\n"</text:span><text:span text:style-name="T23">);</text:span></text:p>
      <text:p text:style-name="P111"><text:span text:style-name="T10"><text:s text:c="4"/></text:span><text:span text:style-name="T23">}</text:span></text:p>
      <text:p text:style-name="P112">}</text:p>
      <text:p text:style-name="P34"/>
      <text:p text:style-name="P35">Percobaan 6: condition-1.c</text:p>
      <text:p text:style-name="P92"><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11"><text:span text:style-name="T10"><text:s text:c="4"/></text:span>printf<text:span text:style-name="T23">(</text:span><text:span text:style-name="T13">"I'd</text:span><text:span text:style-name="T10"> </text:span><text:span text:style-name="T13">like</text:span><text:span text:style-name="T10"> </text:span><text:span text:style-name="T13">an</text:span><text:span text:style-name="T10"> </text:span><text:span text:style-name="T13">integer</text:span><text:span text:style-name="T10"> </text:span><text:span text:style-name="T13">please:</text:span><text:span text:style-name="T10"> </text:span><text:span text:style-name="T13">"</text:span><text:span text:style-name="T23">);</text:span></text:p>
      <text:p text:style-name="P108"><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analyze</text:span><text:span text:style-name="T10"> </text:span><text:span text:style-name="T35">user's</text:span><text:span text:style-name="T10"> </text:span><text:span text:style-name="T35">input</text:span></text:p>
      <text:p text:style-name="P111"><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positive</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text:span><text:span text:style-name="T10"> </text:span><text:span text:style-name="T13">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zero!\n"</text:span><text:span text:style-name="T23">);</text:span></text:p>
      <text:p text:style-name="P111"><text:span text:style-name="T10"><text:s text:c="4"/></text:span><text:span text:style-name="T23">}</text:span></text:p>
      <text:p text:style-name="P111"><text:span text:style-name="T10"><text:s text:c="4"/></text:span><text:span text:style-name="T24">else</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negative</text:span><text:span text:style-name="T10"> </text:span><text:span text:style-name="T13">number!\n"</text:span><text:span text:style-name="T23">);</text:span></text:p>
      <text:p text:style-name="P111"><text:span text:style-name="T10"><text:s text:c="4"/></text:span><text:span text:style-name="T23">}</text:span></text:p>
      <text:p text:style-name="P112">}</text:p>
      <text:p text:style-name="P35"/>
      <text:p text:style-name="P36">Percobaan 7: nonswitch.c</text:p>
      <text:p text:style-name="P93"><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11"><text:soft-page-break/><text:span text:style-name="T10"><text:s text:c="4"/></text:span>printf<text:span text:style-name="T23">(</text:span><text:span text:style-name="T13">"Give</text:span><text:span text:style-name="T10"> </text:span><text:span text:style-name="T13">me</text:span><text:span text:style-name="T10"> </text:span><text:span text:style-name="T13">an</text:span><text:span text:style-name="T10"> </text:span><text:span text:style-name="T13">integer</text:span><text:span text:style-name="T10"> </text:span><text:span text:style-name="T13">between</text:span><text:span text:style-name="T10"> </text:span><text:span text:style-name="T13">1</text:span><text:span text:style-name="T10"> </text:span><text:span text:style-name="T13">and</text:span><text:span text:style-name="T10"> </text:span><text:span text:style-name="T13">10:</text:span><text:span text:style-name="T10"> </text:span><text:span text:style-name="T13">"</text:span><text:span text:style-name="T23">);</text:span></text:p>
      <text:p text:style-name="P108"><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judge</text:span><text:span text:style-name="T10"> </text:span><text:span text:style-name="T35">user's</text:span><text:span text:style-name="T10"> </text:span><text:span text:style-name="T35">input</text:span></text:p>
      <text:p text:style-name="P111"><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1</text:span><text:span text:style-name="T10"> </text:span><text:span text:style-name="T23">&amp;&amp;</text:span><text:span text:style-name="T10"> </text:span><text:span text:style-name="T28">n</text:span><text:span text:style-name="T10"> </text:span><text:span text:style-name="T23">&lt;=</text:span><text:span text:style-name="T10"> </text:span><text:span text:style-name="T13">3</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small</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gt;=</text:span><text:span text:style-name="T10"> </text:span><text:span text:style-name="T13">4</text:span><text:span text:style-name="T10"> </text:span><text:span text:style-name="T23">&amp;&amp;</text:span><text:span text:style-name="T10"> </text:span><text:span text:style-name="T28">n</text:span><text:span text:style-name="T10"> </text:span><text:span text:style-name="T23">&lt;=</text:span><text:span text:style-name="T10"> </text:span><text:span text:style-name="T13">6</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medium</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gt;=</text:span><text:span text:style-name="T10"> </text:span><text:span text:style-name="T13">7</text:span><text:span text:style-name="T10"> </text:span><text:span text:style-name="T23">&amp;&amp;</text:span><text:span text:style-name="T10"> </text:span><text:span text:style-name="T28">n</text:span><text:span text:style-name="T10"> </text:span><text:span text:style-name="T23">&lt;=</text:span><text:span text:style-name="T10"> </text:span><text:span text:style-name="T13">1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big</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n</text:span><text:span text:style-name="T10"> </text:span><text:span text:style-name="T13">invalid</text:span><text:span text:style-name="T10"> </text:span><text:span text:style-name="T13">number.\n"</text:span><text:span text:style-name="T23">);</text:span></text:p>
      <text:p text:style-name="P111"><text:span text:style-name="T10"><text:s text:c="4"/></text:span><text:span text:style-name="T23">}</text:span></text:p>
      <text:p text:style-name="P112">}</text:p>
      <text:p text:style-name="P36"/>
      <text:p text:style-name="P37">Percobaan 8: switch.c</text:p>
      <text:p text:style-name="P73"/>
      <text:p text:style-name="P111"><text:span text:style-name="T77">#include</text:span><text:span text:style-name="T10"> </text:span><text:span text:style-name="T78">&lt;stdio.h&gt;</text:span></text:p>
      <text:p text:style-name="P113"><text:s/></text:p>
      <text:p text:style-name="P111"><text:span text:style-name="T79">int</text:span><text:span text:style-name="T10"> </text:span><text:span text:style-name="T28">main()</text:span></text:p>
      <text:p text:style-name="P116">{</text:p>
      <text:p text:style-name="P111"><text:span text:style-name="T79">int</text:span><text:span text:style-name="T10"> </text:span><text:span text:style-name="T28">n;</text:span><text:span text:style-name="T10"> </text:span></text:p>
      <text:p text:style-name="P111">printf<text:span text:style-name="T28">(</text:span><text:span text:style-name="T78">"Masukkan</text:span><text:span text:style-name="T10"> </text:span><text:span text:style-name="T78">angka</text:span><text:span text:style-name="T10"> </text:span><text:span text:style-name="T78">1-3:</text:span><text:span text:style-name="T10"> </text:span><text:span text:style-name="T78">"</text:span><text:span text:style-name="T28">);</text:span></text:p>
      <text:p text:style-name="P111">scanf<text:span text:style-name="T28">(</text:span><text:span text:style-name="T78">"%d"</text:span><text:span text:style-name="T28">,</text:span><text:span text:style-name="T10"> </text:span><text:span text:style-name="T28">&amp;n);</text:span></text:p>
      <text:p text:style-name="P113"><text:s/></text:p>
      <text:p text:style-name="P111"><text:span text:style-name="T79">switch</text:span><text:span text:style-name="T10"> </text:span><text:span text:style-name="T28">(n)</text:span></text:p>
      <text:p text:style-name="P116">{</text:p>
      <text:p text:style-name="P111"><text:span text:style-name="T10"><text:s text:c="8"/></text:span><text:span text:style-name="T79">case</text:span><text:span text:style-name="T10"> </text:span><text:span text:style-name="T77">1</text:span><text:span text:style-name="T28">:</text:span></text:p>
      <text:p text:style-name="P111"><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kecil"</text:span><text:span text:style-name="T28">);</text:span></text:p>
      <text:p text:style-name="P111"><text:span text:style-name="T10"><text:s text:c="8"/></text:span><text:span text:style-name="T79">break</text:span><text:span text:style-name="T28">;</text:span></text:p>
      <text:p text:style-name="P111"><text:span text:style-name="T10"><text:s text:c="8"/></text:span><text:span text:style-name="T79">case</text:span><text:span text:style-name="T10"> </text:span><text:span text:style-name="T77">2</text:span><text:span text:style-name="T28">:</text:span></text:p>
      <text:p text:style-name="P111"><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sedang"</text:span><text:span text:style-name="T28">);</text:span></text:p>
      <text:p text:style-name="P111"><text:span text:style-name="T10"><text:s text:c="8"/></text:span><text:span text:style-name="T79">break</text:span><text:span text:style-name="T28">;</text:span></text:p>
      <text:p text:style-name="P111"><text:span text:style-name="T10"><text:s text:c="8"/></text:span><text:span text:style-name="T79">case</text:span><text:span text:style-name="T10"> </text:span><text:span text:style-name="T77">3</text:span><text:span text:style-name="T28">:</text:span></text:p>
      <text:p text:style-name="P111"><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besar"</text:span><text:span text:style-name="T28">);</text:span></text:p>
      <text:p text:style-name="P111"><text:span text:style-name="T10"><text:s text:c="8"/></text:span><text:span text:style-name="T79">break</text:span><text:span text:style-name="T28">;</text:span></text:p>
      <text:p text:style-name="P111"><text:span text:style-name="T10"><text:s text:c="8"/></text:span><text:span text:style-name="T79">default</text:span><text:span text:style-name="T28">:</text:span></text:p>
      <text:p text:style-name="P111"><text:span text:style-name="T10"><text:s text:c="16"/></text:span>printf<text:span text:style-name="T28">(</text:span><text:span text:style-name="T78">"Anda</text:span><text:span text:style-name="T10"> </text:span><text:span text:style-name="T78">memaskukkan</text:span><text:span text:style-name="T10"> </text:span><text:span text:style-name="T78">angka</text:span><text:span text:style-name="T10"> </text:span><text:span text:style-name="T78">yang</text:span><text:span text:style-name="T10"> </text:span><text:span text:style-name="T78">salah"</text:span><text:span text:style-name="T28">);</text:span></text:p>
      <text:p text:style-name="P111"><text:span text:style-name="T10"><text:s text:c="8"/></text:span><text:span text:style-name="T79">break</text:span><text:span text:style-name="T28">;</text:span></text:p>
      <text:p text:style-name="P116">}</text:p>
      <text:p text:style-name="P111">printf<text:span text:style-name="T28">(</text:span><text:span text:style-name="T78">"\n"</text:span><text:span text:style-name="T28">);</text:span></text:p>
      <text:p text:style-name="P111"><text:span text:style-name="T79">return</text:span><text:span text:style-name="T10"> </text:span><text:span text:style-name="T77">0</text:span><text:span text:style-name="T28">;</text:span></text:p>
      <text:p text:style-name="P116">}</text:p>
      <text:p text:style-name="P107"/>
      <text:p text:style-name="P37"/>
      <text:p text:style-name="P29"/>
      <text:p text:style-name="P29"><text:soft-page-break/>Tugas Praktikum:</text:p>
      <text:list xml:id="list8498552556355150705" text:style-name="L6">
        <text:list-item>
          <text:p text:style-name="P152">Buatlah sebuah program dengan menggunakan if, else if dan else.</text:p>
        </text:list-item>
        <text:list-item>
          <text:p text:style-name="P152">Buatlah sebuah program dengan menggunakan while, dan do while.</text:p>
        </text:list-item>
        <text:list-item>
          <text:p text:style-name="P152">Buatlah sebuah program dengan menggunakan loop for.</text:p>
        </text:list-item>
        <text:list-item>
          <text:p text:style-name="P153">Buatlah sebuah program dengan menggunakan switch</text:p>
        </text:list-item>
      </text:list>
      <text:p text:style-name="P30"/>
      <text:h text:style-name="P182" text:outline-level="1"><text:bookmark-start text:name="__RefHeading__6374_1704778645"/><text:span text:style-name="T69">Modul 3: </text:span>Logika dan Aplikasi<text:bookmark-end text:name="__RefHeading__6374_1704778645"/></text:h>
      <text:p text:style-name="P53">Tujuan:</text:p>
      <text:list xml:id="list7763739285616430943" text:style-name="L7">
        <text:list-item>
          <text:p text:style-name="P154">Mahasiswa mampu mendemokan dan menjelaskan program C sederhana berdasarkan logika pemrograman </text:p>
        </text:list-item>
        <text:list-item>
          <text:p text:style-name="P154">Mahasiswa mampu membuat program aplikasi sederhana berbasis bahasa C</text:p>
        </text:list-item>
      </text:list>
      <text:p text:style-name="P54"/>
      <text:p text:style-name="P55">Percobaan 1: bintang.c</text:p>
      <text:p text:style-name="P97"><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08"><text:span text:style-name="T24">int</text:span><text:span text:style-name="T10"> </text:span><text:span text:style-name="T28">i</text:span><text:span text:style-name="T23">,</text:span><text:span text:style-name="T28">j</text:span><text:span text:style-name="T23">,</text:span><text:span text:style-name="T28">n</text:span><text:span text:style-name="T23">,</text:span><text:span text:style-name="T10"> </text:span><text:span text:style-name="T28">jumlah</text:span><text:span text:style-name="T23">=</text:span><text:span text:style-name="T13">0</text:span><text:span text:style-name="T23">;</text:span></text:p>
      <text:p text:style-name="P111"><text:span text:style-name="T35">//meminta</text:span><text:span text:style-name="T10"> </text:span><text:span text:style-name="T35">input</text:span><text:span text:style-name="T10"> </text:span><text:span text:style-name="T35">dari</text:span><text:span text:style-name="T10"> </text:span><text:span text:style-name="T35">user</text:span></text:p>
      <text:p text:style-name="P111">printf<text:span text:style-name="T23">(</text:span><text:span text:style-name="T13">"Masukkan</text:span><text:span text:style-name="T10"> </text:span><text:span text:style-name="T13">N=</text:span><text:span text:style-name="T10"> </text:span><text:span text:style-name="T13">"</text:span><text:span text:style-name="T23">);</text:span></text:p>
      <text:p text:style-name="P108">scanf<text:span text:style-name="T23">(</text:span><text:span text:style-name="T13">"%d"</text:span><text:span text:style-name="T23">,</text:span><text:span text:style-name="T10"> </text:span><text:span text:style-name="T23">&amp;</text:span><text:span text:style-name="T28">n</text:span><text:span text:style-name="T23">);</text:span></text:p>
      <text:p text:style-name="P111"><text:span text:style-name="T35">//memulai</text:span><text:span text:style-name="T10"> </text:span><text:span text:style-name="T35">proses</text:span><text:span text:style-name="T10"> </text:span><text:span text:style-name="T35">perulangan</text:span></text:p>
      <text:p text:style-name="P111"><text:span text:style-name="T24">for</text:span><text:span text:style-name="T10"> </text:span><text:span text:style-name="T23">(</text:span><text:span text:style-name="T28">i</text:span><text:span text:style-name="T10"> </text:span><text:span text:style-name="T23">=</text:span><text:span text:style-name="T13">1</text:span><text:span text:style-name="T23">;</text:span><text:span text:style-name="T10"> </text:span><text:span text:style-name="T28">i</text:span><text:span text:style-name="T10"> </text:span><text:span text:style-name="T23">&lt;=</text:span><text:span text:style-name="T10"> </text:span><text:span text:style-name="T28">n</text:span><text:span text:style-name="T23">;</text:span><text:span text:style-name="T10"> </text:span><text:span text:style-name="T28">i</text:span><text:span text:style-name="T23">++)</text:span><text:span text:style-name="T10"> <text:s text:c="7"/></text:span><text:span text:style-name="T35">//</text:span><text:span text:style-name="T10"> </text:span><text:span text:style-name="T35">perulangan</text:span><text:span text:style-name="T10"> </text:span><text:span text:style-name="T35">ganti</text:span><text:span text:style-name="T10"> </text:span><text:span text:style-name="T35">baris</text:span></text:p>
      <text:p text:style-name="P112">{</text:p>
      <text:p text:style-name="P111"><text:span text:style-name="T10"><text:s text:c="4"/></text:span><text:span text:style-name="T24">for</text:span><text:span text:style-name="T10"> </text:span><text:span text:style-name="T23">(</text:span><text:span text:style-name="T28">j</text:span><text:span text:style-name="T23">=</text:span><text:span text:style-name="T13">1</text:span><text:span text:style-name="T23">;</text:span><text:span text:style-name="T10"> </text:span><text:span text:style-name="T28">j</text:span><text:span text:style-name="T10"> </text:span><text:span text:style-name="T23">&lt;=</text:span><text:span text:style-name="T28">i</text:span><text:span text:style-name="T23">;</text:span><text:span text:style-name="T10"> </text:span><text:span text:style-name="T28">j</text:span><text:span text:style-name="T23">++)</text:span><text:span text:style-name="T10"> <text:s text:c="5"/></text:span><text:span text:style-name="T35">//</text:span><text:span text:style-name="T10"> </text:span><text:span text:style-name="T35">perulangan</text:span><text:span text:style-name="T10"> </text:span><text:span text:style-name="T35">cetak</text:span><text:span text:style-name="T10"> </text:span><text:span text:style-name="T35">*</text:span></text:p>
      <text:p text:style-name="P111"><text:span text:style-name="T10"><text:s text:c="4"/></text:span><text:span text:style-name="T23">{</text:span></text:p>
      <text:p text:style-name="P111"><text:span text:style-name="T10"><text:s text:c="8"/></text:span>printf<text:span text:style-name="T23">(</text:span><text:span text:style-name="T13">"*"</text:span><text:span text:style-name="T23">);</text:span></text:p>
      <text:p text:style-name="P111"><text:span text:style-name="T10"><text:s text:c="8"/></text:span><text:span text:style-name="T28">jumlah</text:span><text:span text:style-name="T23">=</text:span><text:span text:style-name="T28">jumlah</text:span><text:span text:style-name="T23">+</text:span><text:span text:style-name="T13">1</text:span><text:span text:style-name="T23">;</text:span></text:p>
      <text:p text:style-name="P111"><text:span text:style-name="T10"><text:s text:c="4"/></text:span><text:span text:style-name="T23">}</text:span></text:p>
      <text:p text:style-name="P111"><text:span text:style-name="T10"><text:s text:c="4"/></text:span>printf<text:span text:style-name="T23">(</text:span><text:span text:style-name="T13">"\n"</text:span><text:span text:style-name="T23">);</text:span></text:p>
      <text:p text:style-name="P109">}</text:p>
      <text:p text:style-name="P111">printf<text:span text:style-name="T23">(</text:span><text:span text:style-name="T13">"jumlah</text:span><text:span text:style-name="T10"> </text:span><text:span text:style-name="T13">bintang=</text:span><text:span text:style-name="T10"> </text:span><text:span text:style-name="T13">%d</text:span><text:span text:style-name="T10"> </text:span><text:span text:style-name="T13">\n"</text:span><text:span text:style-name="T23">,</text:span><text:span text:style-name="T10"> </text:span><text:span text:style-name="T28">jumlah</text:span><text:span text:style-name="T23">);</text:span></text:p>
      <text:p text:style-name="P109">}</text:p>
      <text:p text:style-name="P55"/>
      <text:p text:style-name="P55">Percobaan 2: <text:span text:style-name="T58">bintangSpasi.c</text:span></text:p>
      <text:p text:style-name="P97"><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24">int</text:span><text:span text:style-name="T10"> </text:span><text:span text:style-name="T28">i</text:span><text:span text:style-name="T23">,</text:span><text:span text:style-name="T10"> </text:span><text:span text:style-name="T28">j</text:span><text:span text:style-name="T23">,</text:span><text:span text:style-name="T10"> </text:span><text:span text:style-name="T28">n</text:span><text:span text:style-name="T23">,</text:span><text:span text:style-name="T10"> </text:span><text:span text:style-name="T28">jumlah</text:span><text:span text:style-name="T23">=</text:span><text:span text:style-name="T13">0</text:span><text:span text:style-name="T23">;</text:span></text:p>
      <text:p text:style-name="P111">printf<text:span text:style-name="T23">(</text:span><text:span text:style-name="T13">"Masukkan</text:span><text:span text:style-name="T10"> </text:span><text:span text:style-name="T13">jumlah</text:span><text:span text:style-name="T10"> </text:span><text:span text:style-name="T13">baris:</text:span><text:span text:style-name="T10"> </text:span><text:span text:style-name="T13">"</text:span><text:span text:style-name="T23">);</text:span></text:p>
      <text:p text:style-name="P108">scanf<text:span text:style-name="T23">(</text:span><text:span text:style-name="T13">"%d"</text:span><text:span text:style-name="T23">,</text:span><text:span text:style-name="T10"> </text:span><text:span text:style-name="T23">&amp;</text:span><text:span text:style-name="T28">n</text:span><text:span text:style-name="T23">);</text:span></text:p>
      <text:p text:style-name="P111"><text:span text:style-name="T24">for</text:span><text:span text:style-name="T10"> </text:span><text:span text:style-name="T23">(</text:span><text:span text:style-name="T28">i</text:span><text:span text:style-name="T10"> </text:span><text:span text:style-name="T23">=</text:span><text:span text:style-name="T10"> </text:span><text:span text:style-name="T13">1</text:span><text:span text:style-name="T23">;</text:span><text:span text:style-name="T10"> </text:span><text:span text:style-name="T28">i</text:span><text:span text:style-name="T23">&lt;=</text:span><text:span text:style-name="T28">n</text:span><text:span text:style-name="T23">;</text:span><text:span text:style-name="T10"> </text:span><text:span text:style-name="T28">i</text:span><text:span text:style-name="T23">++)</text:span></text:p>
      <text:p text:style-name="P111"><text:span text:style-name="T23">{</text:span><text:span text:style-name="T10"> <text:s/></text:span></text:p>
      <text:p text:style-name="P111"><text:span text:style-name="T10"><text:s text:c="4"/></text:span><text:span text:style-name="T35">//</text:span><text:span text:style-name="T10"> </text:span><text:span text:style-name="T35">cetak</text:span><text:span text:style-name="T10"> </text:span><text:span text:style-name="T35">spasi</text:span></text:p>
      <text:p text:style-name="P111"><text:span text:style-name="T10"><text:s text:c="4"/></text:span><text:span text:style-name="T24">for</text:span><text:span text:style-name="T10"> </text:span><text:span text:style-name="T23">(</text:span><text:span text:style-name="T28">j</text:span><text:span text:style-name="T10"> </text:span><text:span text:style-name="T23">=</text:span><text:span text:style-name="T10"> </text:span><text:span text:style-name="T13">1</text:span><text:span text:style-name="T23">;</text:span><text:span text:style-name="T10"> </text:span><text:span text:style-name="T28">j</text:span><text:span text:style-name="T23">&lt;=(</text:span><text:span text:style-name="T28">n</text:span><text:span text:style-name="T23">-</text:span><text:span text:style-name="T28">i</text:span><text:span text:style-name="T23">);</text:span><text:span text:style-name="T10"> </text:span><text:span text:style-name="T28">j</text:span><text:span text:style-name="T23">++)</text:span></text:p>
      <text:p text:style-name="P111"><text:span text:style-name="T10"><text:s text:c="4"/></text:span>printf<text:span text:style-name="T23">(</text:span><text:span text:style-name="T13">"</text:span><text:span text:style-name="T10"> </text:span><text:span text:style-name="T13">"</text:span><text:span text:style-name="T23">);</text:span></text:p>
      <text:p text:style-name="P113"><text:s text:c="4"/></text:p>
      <text:p text:style-name="P111"><text:span text:style-name="T10"><text:s text:c="4"/></text:span><text:span text:style-name="T35">//</text:span><text:span text:style-name="T10"> </text:span><text:span text:style-name="T35">cetak</text:span><text:span text:style-name="T10"> </text:span><text:span text:style-name="T35">bintang</text:span></text:p>
      <text:p text:style-name="P111"><text:span text:style-name="T10"><text:s text:c="4"/></text:span><text:span text:style-name="T24">for</text:span><text:span text:style-name="T10"> </text:span><text:span text:style-name="T23">(</text:span><text:span text:style-name="T28">j</text:span><text:span text:style-name="T10"> </text:span><text:span text:style-name="T23">=</text:span><text:span text:style-name="T10"> </text:span><text:span text:style-name="T13">1</text:span><text:span text:style-name="T23">;</text:span><text:span text:style-name="T10"> </text:span><text:span text:style-name="T28">j</text:span><text:span text:style-name="T23">&lt;=</text:span><text:span text:style-name="T28">i</text:span><text:span text:style-name="T23">;</text:span><text:span text:style-name="T10"> </text:span><text:span text:style-name="T28">j</text:span><text:span text:style-name="T23">++)</text:span></text:p>
      <text:p text:style-name="P111"><text:soft-page-break/><text:span text:style-name="T10"><text:s text:c="4"/></text:span><text:span text:style-name="T23">{</text:span></text:p>
      <text:p text:style-name="P111"><text:span text:style-name="T10"><text:s text:c="8"/></text:span>printf<text:span text:style-name="T23">(</text:span><text:span text:style-name="T13">"*"</text:span><text:span text:style-name="T23">);</text:span></text:p>
      <text:p text:style-name="P111"><text:span text:style-name="T10"><text:s text:c="8"/></text:span><text:span text:style-name="T28">jumlah</text:span><text:span text:style-name="T10"> </text:span><text:span text:style-name="T23">=</text:span><text:span text:style-name="T28">jumlah</text:span><text:span text:style-name="T23">+</text:span><text:span text:style-name="T13">1</text:span><text:span text:style-name="T23">;</text:span></text:p>
      <text:p text:style-name="P111"><text:span text:style-name="T10"><text:s text:c="4"/></text:span><text:span text:style-name="T23">}</text:span></text:p>
      <text:p text:style-name="P113"><text:s text:c="4"/></text:p>
      <text:p text:style-name="P111"><text:span text:style-name="T10"><text:s text:c="4"/></text:span>printf<text:span text:style-name="T23">(</text:span><text:span text:style-name="T13">"\n"</text:span><text:span text:style-name="T23">);</text:span></text:p>
      <text:p text:style-name="P108"><text:span text:style-name="T23">}</text:span><text:span text:style-name="T10"> <text:s text:c="3"/></text:span></text:p>
      <text:p text:style-name="P111"><text:span text:style-name="T24">return</text:span><text:span text:style-name="T10"> </text:span><text:span text:style-name="T13">0</text:span><text:span text:style-name="T23">;</text:span></text:p>
      <text:p text:style-name="P112">}</text:p>
      <text:p text:style-name="P55"/>
      <text:p text:style-name="P56">Percobaan 3: akar.c</text:p>
      <text:p text:style-name="P98"><text:span text:style-name="T8">#include</text:span><text:span text:style-name="T10"> </text:span><text:span text:style-name="T13">&lt;stdio.h&gt;</text:span></text:p>
      <text:p text:style-name="P108"><text:span text:style-name="T8">#include</text:span><text:span text:style-name="T10"> </text:span><text:span text:style-name="T13">&lt;math.h&gt;</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text:span text:style-name="T24">int</text:span><text:span text:style-name="T10"> </text:span><text:span text:style-name="T28">a</text:span><text:span text:style-name="T23">,</text:span><text:span text:style-name="T28">b</text:span><text:span text:style-name="T23">,</text:span><text:span text:style-name="T28">c</text:span><text:span text:style-name="T23">,</text:span><text:span text:style-name="T28">d</text:span><text:span text:style-name="T23">,</text:span><text:span text:style-name="T28">x1</text:span><text:span text:style-name="T23">,</text:span><text:span text:style-name="T28">x2</text:span><text:span text:style-name="T23">;</text:span></text:p>
      <text:p text:style-name="P111"><text:span text:style-name="T10"><text:s text:c="4"/></text:span>printf<text:span text:style-name="T23">(</text:span><text:span text:style-name="T13">"Program</text:span><text:span text:style-name="T10"> </text:span><text:span text:style-name="T13">Persamaan</text:span><text:span text:style-name="T10"> </text:span><text:span text:style-name="T13">Kuadrat</text:span><text:span text:style-name="T10"> </text:span><text:span text:style-name="T13">Ax^2</text:span><text:span text:style-name="T10"> </text:span><text:span text:style-name="T13">+</text:span><text:span text:style-name="T10"> </text:span><text:span text:style-name="T13">Bx</text:span><text:span text:style-name="T10"> </text:span><text:span text:style-name="T13">+</text:span><text:span text:style-name="T10"> </text:span><text:span text:style-name="T13">C\n"</text:span><text:span text:style-name="T23">);</text:span></text:p>
      <text:p text:style-name="P111"><text:span text:style-name="T10"><text:s text:c="4"/></text:span>printf<text:span text:style-name="T23">(</text:span><text:span text:style-name="T13">"---\n"</text:span><text:span text:style-name="T23">);</text:span></text:p>
      <text:p text:style-name="P111"><text:span text:style-name="T10"><text:s text:c="4"/></text:span>printf<text:span text:style-name="T23">(</text:span><text:span text:style-name="T13">"Masukkan</text:span><text:span text:style-name="T10"> </text:span><text:span text:style-name="T13">A:</text:span><text:span text:style-name="T10"> </text:span><text:span text:style-name="T13">"</text:span><text:span text:style-name="T23">);</text:span></text:p>
      <text:p text:style-name="P111"><text:span text:style-name="T10"><text:s text:c="4"/></text:span>scanf<text:span text:style-name="T23">(</text:span><text:span text:style-name="T13">"%d"</text:span><text:span text:style-name="T23">,</text:span><text:span text:style-name="T10"> </text:span><text:span text:style-name="T23">&amp;</text:span><text:span text:style-name="T28">a</text:span><text:span text:style-name="T23">);</text:span></text:p>
      <text:p text:style-name="P111"><text:span text:style-name="T10"><text:s text:c="4"/></text:span>printf<text:span text:style-name="T23">(</text:span><text:span text:style-name="T13">"Masukkan</text:span><text:span text:style-name="T10"> </text:span><text:span text:style-name="T13">B:</text:span><text:span text:style-name="T10"> </text:span><text:span text:style-name="T13">"</text:span><text:span text:style-name="T23">);</text:span></text:p>
      <text:p text:style-name="P111"><text:span text:style-name="T10"><text:s text:c="4"/></text:span>scanf<text:span text:style-name="T23">(</text:span><text:span text:style-name="T13">"%d"</text:span><text:span text:style-name="T23">,</text:span><text:span text:style-name="T10"> </text:span><text:span text:style-name="T23">&amp;</text:span><text:span text:style-name="T28">b</text:span><text:span text:style-name="T23">);</text:span></text:p>
      <text:p text:style-name="P111"><text:span text:style-name="T10"><text:s text:c="4"/></text:span>printf<text:span text:style-name="T23">(</text:span><text:span text:style-name="T13">"Masukkan</text:span><text:span text:style-name="T10"> </text:span><text:span text:style-name="T13">C:</text:span><text:span text:style-name="T10"> </text:span><text:span text:style-name="T13">"</text:span><text:span text:style-name="T23">);</text:span></text:p>
      <text:p text:style-name="P111"><text:span text:style-name="T10"><text:s text:c="4"/></text:span>scanf<text:span text:style-name="T23">(</text:span><text:span text:style-name="T13">"%d"</text:span><text:span text:style-name="T23">,</text:span><text:span text:style-name="T10"> </text:span><text:span text:style-name="T23">&amp;</text:span><text:span text:style-name="T28">c</text:span><text:span text:style-name="T23">);</text:span></text:p>
      <text:p text:style-name="P113"><text:s text:c="4"/></text:p>
      <text:p text:style-name="P111"><text:span text:style-name="T10"><text:s text:c="4"/></text:span><text:span text:style-name="T28">d</text:span><text:span text:style-name="T23">=(</text:span><text:span text:style-name="T28">b</text:span><text:span text:style-name="T23">*</text:span><text:span text:style-name="T28">b</text:span><text:span text:style-name="T23">)-(</text:span><text:span text:style-name="T13">4</text:span><text:span text:style-name="T23">*</text:span><text:span text:style-name="T28">a</text:span><text:span text:style-name="T23">*</text:span><text:span text:style-name="T28">c</text:span><text:span text:style-name="T23">);</text:span></text:p>
      <text:p text:style-name="P113"><text:s text:c="4"/></text:p>
      <text:p text:style-name="P111"><text:span text:style-name="T10"><text:s text:c="4"/></text:span><text:span text:style-name="T24">if</text:span><text:span text:style-name="T10"> </text:span><text:span text:style-name="T23">(</text:span><text:span text:style-name="T10"> </text:span><text:span text:style-name="T28">a</text:span><text:span text:style-name="T10"> </text:span><text:span text:style-name="T23">==</text:span><text:span text:style-name="T10"> </text:span><text:span text:style-name="T13">0</text:span><text:span text:style-name="T10"> </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Bukan</text:span><text:span text:style-name="T10"> </text:span><text:span text:style-name="T13">persamaan</text:span><text:span text:style-name="T10"> </text:span><text:span text:style-name="T13">kuadrat\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p>
      <text:p text:style-name="P111"><text:span text:style-name="T10"><text:s text:c="4"/></text:span><text:span text:style-name="T23">{</text:span></text:p>
      <text:p text:style-name="P111"><text:span text:style-name="T10"><text:s text:c="8"/></text:span><text:span text:style-name="T24">if</text:span><text:span text:style-name="T10"> </text:span><text:span text:style-name="T23">(</text:span><text:span text:style-name="T28">d</text:span><text:span text:style-name="T10"> </text:span><text:span text:style-name="T23">==</text:span><text:span text:style-name="T10"> </text:span><text:span text:style-name="T13">0</text:span><text:span text:style-name="T23">)</text:span></text:p>
      <text:p text:style-name="P111"><text:span text:style-name="T10"><text:s text:c="8"/></text:span><text:span text:style-name="T23">{</text:span></text:p>
      <text:p text:style-name="P111"><text:span text:style-name="T10"><text:s text:c="16"/></text:span>printf<text:span text:style-name="T23">(</text:span><text:span text:style-name="T13">"Akar</text:span><text:span text:style-name="T10"> </text:span><text:span text:style-name="T13">kembar\n"</text:span><text:span text:style-name="T23">);</text:span></text:p>
      <text:p text:style-name="P111"><text:span text:style-name="T10"><text:s text:c="16"/></text:span><text:span text:style-name="T28">x1</text:span><text:span text:style-name="T23">=-</text:span><text:span text:style-name="T28">b</text:span><text:span text:style-name="T23">/(</text:span><text:span text:style-name="T13">2</text:span><text:span text:style-name="T23">*</text:span><text:span text:style-name="T28">a</text:span><text:span text:style-name="T23">);</text:span></text:p>
      <text:p text:style-name="P111"><text:span text:style-name="T10"><text:s text:c="16"/></text:span>printf<text:span text:style-name="T23">(</text:span><text:span text:style-name="T13">"x1=x2=</text:span><text:span text:style-name="T10"> </text:span><text:span text:style-name="T13">%d"</text:span><text:span text:style-name="T23">,</text:span><text:span text:style-name="T10"> </text:span><text:span text:style-name="T28">x1</text:span><text:span text:style-name="T23">);</text:span></text:p>
      <text:p text:style-name="P111"><text:span text:style-name="T10"><text:s text:c="8"/></text:span><text:span text:style-name="T23">}</text:span></text:p>
      <text:p text:style-name="P111"><text:span text:style-name="T10"><text:s text:c="8"/></text:span><text:span text:style-name="T24">else</text:span><text:span text:style-name="T10"> </text:span><text:span text:style-name="T24">if</text:span><text:span text:style-name="T10"> </text:span><text:span text:style-name="T23">(</text:span><text:span text:style-name="T28">d</text:span><text:span text:style-name="T10"> </text:span><text:span text:style-name="T23">&gt;</text:span><text:span text:style-name="T10"> </text:span><text:span text:style-name="T13">0</text:span><text:span text:style-name="T10"> </text:span><text:span text:style-name="T23">)</text:span></text:p>
      <text:p text:style-name="P111"><text:span text:style-name="T10"><text:s text:c="16"/></text:span><text:span text:style-name="T23">{</text:span></text:p>
      <text:p text:style-name="P111"><text:span text:style-name="T10"><text:s text:c="16"/></text:span><text:span text:style-name="T28">x1</text:span><text:span text:style-name="T23">=(-</text:span><text:span text:style-name="T28">b</text:span><text:span text:style-name="T23">+</text:span>sqrt<text:span text:style-name="T23">(</text:span><text:span text:style-name="T28">d</text:span><text:span text:style-name="T23">))/(</text:span><text:span text:style-name="T13">2</text:span><text:span text:style-name="T23">*</text:span><text:span text:style-name="T28">a</text:span><text:span text:style-name="T23">);</text:span></text:p>
      <text:p text:style-name="P111"><text:span text:style-name="T10"><text:s text:c="16"/></text:span><text:span text:style-name="T28">x2</text:span><text:span text:style-name="T23">=(-</text:span><text:span text:style-name="T28">b</text:span><text:span text:style-name="T23">-</text:span>sqrt<text:span text:style-name="T23">(</text:span><text:span text:style-name="T28">d</text:span><text:span text:style-name="T23">))/(</text:span><text:span text:style-name="T13">2</text:span><text:span text:style-name="T23">*</text:span><text:span text:style-name="T28">a</text:span><text:span text:style-name="T23">);</text:span></text:p>
      <text:p text:style-name="P111"><text:span text:style-name="T10"><text:s text:c="16"/></text:span>printf<text:span text:style-name="T23">(</text:span><text:span text:style-name="T13">"x1=</text:span><text:span text:style-name="T10"> </text:span><text:span text:style-name="T13">%d\n"</text:span><text:span text:style-name="T23">,</text:span><text:span text:style-name="T10"> </text:span><text:span text:style-name="T28">x1</text:span><text:span text:style-name="T23">);</text:span></text:p>
      <text:p text:style-name="P111"><text:span text:style-name="T10"><text:s text:c="16"/></text:span>printf<text:span text:style-name="T23">(</text:span><text:span text:style-name="T13">"x2=</text:span><text:span text:style-name="T10"> </text:span><text:span text:style-name="T13">%d"</text:span><text:span text:style-name="T23">,</text:span><text:span text:style-name="T10"> </text:span><text:span text:style-name="T28">x2</text:span><text:span text:style-name="T23">);</text:span></text:p>
      <text:p text:style-name="P111"><text:span text:style-name="T10"><text:s text:c="8"/></text:span><text:span text:style-name="T23">}</text:span></text:p>
      <text:p text:style-name="P111"><text:span text:style-name="T10"><text:s text:c="8"/></text:span><text:span text:style-name="T24">else</text:span></text:p>
      <text:p text:style-name="P111"><text:span text:style-name="T10"><text:s text:c="8"/></text:span><text:span text:style-name="T23">{</text:span></text:p>
      <text:p text:style-name="P111"><text:span text:style-name="T10"><text:s text:c="16"/></text:span>printf<text:span text:style-name="T23">(</text:span><text:span text:style-name="T13">"Kedua</text:span><text:span text:style-name="T10"> </text:span><text:span text:style-name="T13">akar</text:span><text:span text:style-name="T10"> </text:span><text:span text:style-name="T13">imajiner"</text:span><text:span text:style-name="T23">);</text:span></text:p>
      <text:p text:style-name="P111"><text:span text:style-name="T10"><text:s text:c="8"/></text:span><text:span text:style-name="T23">}</text:span></text:p>
      <text:p text:style-name="P111"><text:span text:style-name="T10"><text:s text:c="4"/></text:span><text:span text:style-name="T23">}</text:span></text:p>
      <text:p text:style-name="P113"><text:s text:c="4"/></text:p>
      <text:p text:style-name="P111"><text:span text:style-name="T10"><text:s text:c="4"/></text:span>printf<text:span text:style-name="T23">(</text:span><text:span text:style-name="T13">"\n"</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12">}</text:p>
      <text:p text:style-name="P57"><text:soft-page-break/>Percobaan 4: c2f.c</text:p>
      <text:p text:style-name="P99"><text:span text:style-name="T35">//</text:span><text:span text:style-name="T10"> </text:span><text:span text:style-name="T35">c2f.c</text:span><text:span text:style-name="T10"> </text:span><text:span text:style-name="T35">:</text:span><text:span text:style-name="T10"> </text:span><text:span text:style-name="T12">program </text:span><text:span text:style-name="T35">merubah</text:span><text:span text:style-name="T10"> </text:span><text:span text:style-name="T35">celcius</text:span><text:span text:style-name="T10"> </text:span><text:span text:style-name="T35">ke</text:span><text:span text:style-name="T10"> </text:span><text:span text:style-name="T35">fahrenhei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meminta</text:span><text:span text:style-name="T10"> </text:span><text:span text:style-name="T35">input</text:span><text:span text:style-name="T10"> </text:span><text:span text:style-name="T35">user</text:span><text:span text:style-name="T10"> </text:span><text:span text:style-name="T35">dalam</text:span><text:span text:style-name="T10"> </text:span><text:span text:style-name="T35">Celcius</text:span></text:p>
      <text:p text:style-name="P111"><text:span text:style-name="T10"><text:s text:c="4"/></text:span><text:span text:style-name="T24">float</text:span><text:span text:style-name="T10"> </text:span><text:span text:style-name="T28">c</text:span><text:span text:style-name="T23">;</text:span></text:p>
      <text:p text:style-name="P111"><text:span text:style-name="T10"><text:s text:c="4"/></text:span>printf<text:span text:style-name="T23">(</text:span><text:span text:style-name="T13">"Masukkan</text:span><text:span text:style-name="T10"> </text:span><text:span text:style-name="T13">temperature</text:span><text:span text:style-name="T10"> </text:span><text:span text:style-name="T13">dalam</text:span><text:span text:style-name="T10"> </text:span><text:span text:style-name="T13">Celcius:</text:span><text:span text:style-name="T10"> </text:span><text:span text:style-name="T13">"</text:span><text:span text:style-name="T23">);</text:span></text:p>
      <text:p text:style-name="P111"><text:span text:style-name="T10"><text:s text:c="4"/></text:span>scanf<text:span text:style-name="T23">(</text:span><text:span text:style-name="T13">"%f"</text:span><text:span text:style-name="T23">,</text:span><text:span text:style-name="T10"> </text:span><text:span text:style-name="T23">&amp;</text:span><text:span text:style-name="T28">c</text:span><text:span text:style-name="T23">);</text:span></text:p>
      <text:p text:style-name="P113"><text:s text:c="4"/></text:p>
      <text:p text:style-name="P111"><text:span text:style-name="T10"><text:s text:c="4"/></text:span><text:span text:style-name="T35">//</text:span><text:span text:style-name="T10"> </text:span><text:span text:style-name="T35">merubah</text:span><text:span text:style-name="T10"> </text:span><text:span text:style-name="T35">ke</text:span><text:span text:style-name="T10"> </text:span><text:span text:style-name="T35">fahrenheit</text:span></text:p>
      <text:p text:style-name="P111"><text:span text:style-name="T10"><text:s text:c="4"/></text:span><text:span text:style-name="T24">float</text:span><text:span text:style-name="T10"> </text:span><text:span text:style-name="T28">f</text:span><text:span text:style-name="T10"> </text:span><text:span text:style-name="T23">=</text:span><text:span text:style-name="T10"> </text:span><text:span text:style-name="T23">(</text:span><text:span text:style-name="T13">9</text:span><text:span text:style-name="T10"> </text:span><text:span text:style-name="T23">/</text:span><text:span text:style-name="T10"> </text:span><text:span text:style-name="T13">5.0</text:span><text:span text:style-name="T10"> </text:span><text:span text:style-name="T23">*</text:span><text:span text:style-name="T10"> </text:span><text:span text:style-name="T28">c</text:span><text:span text:style-name="T23">)</text:span><text:span text:style-name="T10"> </text:span><text:span text:style-name="T23">+</text:span><text:span text:style-name="T10"> </text:span><text:span text:style-name="T13">32</text:span><text:span text:style-name="T23">;</text:span></text:p>
      <text:p text:style-name="P113"><text:s text:c="4"/></text:p>
      <text:p text:style-name="P111"><text:span text:style-name="T10"><text:s text:c="4"/></text:span><text:span text:style-name="T35">//</text:span><text:span text:style-name="T10"> </text:span><text:span text:style-name="T35">menampilkan</text:span><text:span text:style-name="T10"> </text:span><text:span text:style-name="T35">hasil</text:span></text:p>
      <text:p text:style-name="P111"><text:span text:style-name="T10"><text:s text:c="4"/></text:span>printf<text:span text:style-name="T23">(</text:span><text:span text:style-name="T13">"%.1f</text:span><text:span text:style-name="T10"> </text:span><text:span text:style-name="T13">C</text:span><text:span text:style-name="T10"> </text:span><text:span text:style-name="T13">=</text:span><text:span text:style-name="T10"> </text:span><text:span text:style-name="T13">%.1f</text:span><text:span text:style-name="T10"> </text:span><text:span text:style-name="T13">F\n"</text:span><text:span text:style-name="T23">,</text:span><text:span text:style-name="T10"> </text:span><text:span text:style-name="T28">c</text:span><text:span text:style-name="T23">,</text:span><text:span text:style-name="T10"> </text:span><text:span text:style-name="T28">f</text:span><text:span text:style-name="T23">);</text:span></text:p>
      <text:p text:style-name="P113"><text:s text:c="4"/></text:p>
      <text:p text:style-name="P111"><text:span text:style-name="T10"><text:s text:c="4"/></text:span><text:span text:style-name="T24">return</text:span><text:span text:style-name="T10"> </text:span><text:span text:style-name="T13">0</text:span><text:span text:style-name="T23">;</text:span></text:p>
      <text:p text:style-name="P112">}</text:p>
      <text:p text:style-name="P57"/>
      <text:p text:style-name="P58">Tugas Praktikum</text:p>
      <text:list xml:id="list7576117438147656648" text:style-name="L8">
        <text:list-item>
          <text:p text:style-name="P155">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25">Masukkan jumlah baris: 4 </text:p>
            <text:p text:style-name="P125">**** </text:p>
            <text:p text:style-name="P125">**0* </text:p>
            <text:p text:style-name="P125">*0** </text:p>
            <text:p text:style-name="P125">**** </text:p>
            <text:p text:style-name="P125">Jumlah 0 = 2 </text:p>
            <text:p text:style-name="P125">Jumlah Bintang = 14 </text:p>
          </table:table-cell>
          <table:table-cell table:style-name="Table3.B1" office:value-type="string">
            <text:p text:style-name="P125">***** </text:p>
            <text:p text:style-name="P125">**00* </text:p>
            <text:p text:style-name="P125">*0*0* </text:p>
            <text:p text:style-name="P125">*00** </text:p>
            <text:p text:style-name="P125">***** </text:p>
            <text:p text:style-name="P125">Jumlah 0 = 6 </text:p>
            <text:p text:style-name="P125">Jumlah Bintang = 19 </text:p>
          </table:table-cell>
        </table:table-row>
        <table:table-row>
          <table:table-cell table:style-name="Table3.A2" office:value-type="string">
            <text:p text:style-name="P125">******** </text:p>
            <text:p text:style-name="P125">**00000* </text:p>
            <text:p text:style-name="P125">*0*0000* </text:p>
            <text:p text:style-name="P125">*00*000* </text:p>
            <text:p text:style-name="P125">*000*00* </text:p>
            <text:p text:style-name="P125">*0000*0* </text:p>
            <text:p text:style-name="P125">*00000** </text:p>
            <text:p text:style-name="P125">******** </text:p>
            <text:p text:style-name="P125">Jumlah 0 = 30 </text:p>
            <text:p text:style-name="P125">Jumlah Bintang = 34 </text:p>
          </table:table-cell>
          <table:table-cell table:style-name="Table3.B2" office:value-type="string">
            <text:p text:style-name="P125">********** </text:p>
            <text:p text:style-name="P125">**0000000* </text:p>
            <text:p text:style-name="P125">*0*000000* </text:p>
            <text:p text:style-name="P125">*00*00000* </text:p>
            <text:p text:style-name="P125">*000*0000* </text:p>
            <text:p text:style-name="P125">*0000*000* </text:p>
            <text:p text:style-name="P125">*00000*00* </text:p>
            <text:p text:style-name="P125">*000000*0* </text:p>
            <text:p text:style-name="P125">*0000000** </text:p>
            <text:p text:style-name="P125">********** </text:p>
            <text:p text:style-name="P125">Jumlah 0 = 56 </text:p>
            <text:p text:style-name="P125">Jumlah Bintang = 44 </text:p>
          </table:table-cell>
        </table:table-row>
      </table:table>
      <text:list xml:id="list143636973488982" text:continue-numbering="true" text:style-name="L8">
        <text:list-item>
          <text:p text:style-name="P155">Buatlah program kasir sederhana untuk toko yang menjual buah durian, mangga, pisan dan pepaya. Inputnya adalah jumlah buah yang dibeli dan uang yang disetor. Outputnya adalah harga total dan kembalian.</text:p>
        </text:list-item>
        <text:list-item>
          <text:p text:style-name="P156">Buatlah program untuk menghitung derer aritmatika dan deret geometri</text:p>
        </text:list-item>
        <text:list-item>
          <text:p text:style-name="P156">Buatlah program untuk mengecek apakah sebuah bilangan termasuk bilangan prima.</text:p>
        </text:list-item>
      </text:list>
      <text:h text:style-name="P177" text:outline-level="1"><text:bookmark-start text:name="__RefHeading__6376_1704778645"/><text:soft-page-break/>Modul <text:span text:style-name="T3">4: </text:span>Fungsi, Fungsi Mengembalikan Nilai/<text:span text:style-name="T70">Tidak</text:span><text:bookmark-end text:name="__RefHeading__6376_1704778645"/></text:h>
      <text:p text:style-name="Text_20_body"><text:bookmark-start text:name="__RefHeading__6216_1939934697"/>Tujuan:<text:bookmark-end text:name="__RefHeading__6216_1939934697"/></text:p>
      <text:list xml:id="list4936670350507951339" text:style-name="L9">
        <text:list-item>
          <text:p text:style-name="P157">Mahasiswa mampu mendemokan fungsi, fungsi mengembalikan nilai dan fungsi yang tidak mengembalikan nilai</text:p>
        </text:list-item>
      </text:list>
      <text:p text:style-name="P39"/>
      <text:p text:style-name="P38">Percobaan 1: <text:span text:style-name="T45">function-0.c</text:span></text:p>
      <text:p text:style-name="P94"><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pan text:style-name="T24">void</text:span><text:span text:style-name="T10"> </text:span><text:span text:style-name="T28">PrintName</text:span><text:span text:style-name="T23">(</text:span>string<text:span text:style-name="T10"> </text:span>name<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Your</text:span><text:span text:style-name="T10"> </text:span><text:span text:style-name="T13">name:</text:span><text:span text:style-name="T10"> </text:span><text:span text:style-name="T13">"</text:span><text:span text:style-name="T23">);</text:span></text:p>
      <text:p text:style-name="P111"><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28">PrintName</text:span><text:span text:style-name="T23">(</text:span><text:span text:style-name="T28">s</text:span><text:span text:style-name="T23">);</text:span></text:p>
      <text:p text:style-name="P109">}</text:p>
      <text:p text:style-name="P114">/**</text:p>
      <text:p text:style-name="P111"><text:span text:style-name="T10"><text:s/></text:span><text:span text:style-name="T35">*</text:span><text:span text:style-name="T10"> </text:span><text:span text:style-name="T35">Says</text:span><text:span text:style-name="T10"> </text:span><text:span text:style-name="T35">hello</text:span><text:span text:style-name="T10"> </text:span><text:span text:style-name="T35">to</text:span><text:span text:style-name="T10"> </text:span><text:span text:style-name="T35">someone</text:span><text:span text:style-name="T10"> </text:span><text:span text:style-name="T35">by</text:span><text:span text:style-name="T10"> </text:span><text:span text:style-name="T35">name.</text:span></text:p>
      <text:p text:style-name="P111"><text:span text:style-name="T10"><text:s/></text:span><text:span text:style-name="T35">*/</text:span></text:p>
      <text:p text:style-name="P111"><text:span text:style-name="T24">void</text:span><text:span text:style-name="T10"> </text:span><text:span text:style-name="T28">PrintName</text:span><text:span text:style-name="T23">(</text:span>string<text:span text:style-name="T10"> </text:span><text:span text:style-name="T28">name</text:span><text:span text:style-name="T23">)</text:span></text:p>
      <text:p text:style-name="P112">{</text:p>
      <text:p text:style-name="P111"><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e</text:span><text:span text:style-name="T23">);</text:span></text:p>
      <text:p text:style-name="P109">}</text:p>
      <text:p text:style-name="P40">Percobaan 2: function-1.c</text:p>
      <text:p text:style-name="P95"><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pan text:style-name="T24">int</text:span><text:span text:style-name="T10"> </text:span><text:span text:style-name="T28">GetPositiveInt</text:span><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int</text:span><text:span text:style-name="T10"> </text:span><text:span text:style-name="T28">n</text:span><text:span text:style-name="T10"> </text:span><text:span text:style-name="T23">=</text:span><text:span text:style-name="T10"> </text:span><text:span text:style-name="T28">GetPositiveInt</text:span><text:span text:style-name="T23">();</text:span></text:p>
      <text:p text:style-name="P111"><text:span text:style-name="T10"><text:s text:c="4"/></text:span>printf<text:span text:style-name="T23">(</text:span><text:span text:style-name="T13">"Thanks</text:span><text:span text:style-name="T10"> </text:span><text:span text:style-name="T13">for</text:span><text:span text:style-name="T10"> </text:span><text:span text:style-name="T13">the</text:span><text:span text:style-name="T10"> </text:span><text:span text:style-name="T13">%i!\n"</text:span><text:span text:style-name="T23">,</text:span><text:span text:style-name="T10"> </text:span><text:span text:style-name="T28">n</text:span><text:span text:style-name="T23">);</text:span></text:p>
      <text:p text:style-name="P109">}</text:p>
      <text:p text:style-name="P114">/**</text:p>
      <text:p text:style-name="P111"><text:span text:style-name="T10"><text:s/></text:span><text:span text:style-name="T35">*</text:span><text:span text:style-name="T10"> </text:span><text:span text:style-name="T35">Gets</text:span><text:span text:style-name="T10"> </text:span><text:span text:style-name="T35">a</text:span><text:span text:style-name="T10"> </text:span><text:span text:style-name="T35">positive</text:span><text:span text:style-name="T10"> </text:span><text:span text:style-name="T35">integer</text:span><text:span text:style-name="T10"> </text:span><text:span text:style-name="T35">from</text:span><text:span text:style-name="T10"> </text:span><text:span text:style-name="T35">a</text:span><text:span text:style-name="T10"> </text:span><text:span text:style-name="T35">user.</text:span></text:p>
      <text:p text:style-name="P111"><text:span text:style-name="T10"><text:s/></text:span><text:span text:style-name="T35">*/</text:span></text:p>
      <text:p text:style-name="P111"><text:span text:style-name="T24">int</text:span><text:span text:style-name="T10"> </text:span><text:span text:style-name="T28">GetPositiveInt</text:span><text:span text:style-name="T23">(</text:span><text:span text:style-name="T24">void</text:span><text:span text:style-name="T23">)</text:span></text:p>
      <text:p text:style-name="P112">{</text:p>
      <text:p text:style-name="P111"><text:span text:style-name="T10"><text:s text:c="4"/></text:span><text:span text:style-name="T24">int</text:span><text:span text:style-name="T10"> </text:span><text:span text:style-name="T28">n</text:span><text:span text:style-name="T23">;</text:span></text:p>
      <text:p text:style-name="P111"><text:span text:style-name="T10"><text:s text:c="4"/></text:span><text:span text:style-name="T24">do</text:span></text:p>
      <text:p text:style-name="P111"><text:span text:style-name="T10"><text:s text:c="4"/></text:span><text:span text:style-name="T23">{</text:span></text:p>
      <text:p text:style-name="P111"><text:span text:style-name="T10"><text:s text:c="8"/></text:span>printf<text:span text:style-name="T23">(</text:span><text:span text:style-name="T13">"Please</text:span><text:span text:style-name="T10"> </text:span><text:span text:style-name="T13">give</text:span><text:span text:style-name="T10"> </text:span><text:span text:style-name="T13">me</text:span><text:span text:style-name="T10"> </text:span><text:span text:style-name="T13">a</text:span><text:span text:style-name="T10"> </text:span><text:span text:style-name="T13">positive</text:span><text:span text:style-name="T10"> </text:span><text:span text:style-name="T13">int:</text:span><text:span text:style-name="T10"> </text:span><text:span text:style-name="T13">"</text:span><text:span text:style-name="T23">);</text:span></text:p>
      <text:p text:style-name="P111"><text:span text:style-name="T10"><text:s text:c="8"/></text:span><text:span text:style-name="T28">n</text:span><text:span text:style-name="T10"> </text:span><text:span text:style-name="T23">=</text:span><text:span text:style-name="T10"> </text:span>GetInt<text:span text:style-name="T23">();</text:span></text:p>
      <text:p text:style-name="P111"><text:soft-page-break/><text:span text:style-name="T10"><text:s text:c="4"/></text:span><text:span text:style-name="T23">}</text:span></text:p>
      <text:p text:style-name="P111"><text:span text:style-name="T10"><text:s text:c="4"/></text:span><text:span text:style-name="T24">while</text:span><text:span text:style-name="T10"> </text:span><text:span text:style-name="T23">(</text:span><text:span text:style-name="T28">n</text:span><text:span text:style-name="T10"> </text:span><text:span text:style-name="T23">&lt;</text:span><text:span text:style-name="T10"> </text:span><text:span text:style-name="T13">1</text:span><text:span text:style-name="T23">);</text:span></text:p>
      <text:p text:style-name="P111"><text:span text:style-name="T10"><text:s text:c="4"/></text:span><text:span text:style-name="T24">return</text:span><text:span text:style-name="T10"> </text:span><text:span text:style-name="T28">n</text:span><text:span text:style-name="T23">;</text:span></text:p>
      <text:p text:style-name="P112">}</text:p>
      <text:p text:style-name="P40"/>
      <text:p text:style-name="P23">Percobaan 3: return.c</text:p>
      <text:p text:style-name="P95"><text:span text:style-name="T8">#include</text:span><text:span text:style-name="T10"> </text:span><text:span text:style-name="T13">&lt;stdio.h&gt;</text:span></text:p>
      <text:p text:style-name="P111"/>
      <text:p text:style-name="P111"><text:span text:style-name="T35">//</text:span><text:span text:style-name="T10"> </text:span><text:span text:style-name="T35">function</text:span><text:span text:style-name="T10"> </text:span><text:span text:style-name="T35">prototype</text:span></text:p>
      <text:p text:style-name="P108"><text:span text:style-name="T24">int</text:span><text:span text:style-name="T10"> </text:span><text:span text:style-name="T28">cube</text:span><text:span text:style-name="T23">(</text:span><text:span text:style-name="T24">int</text:span><text:span text:style-name="T10"> </text:span>a<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int</text:span><text:span text:style-name="T10"> </text:span><text:span text:style-name="T28">x</text:span><text:span text:style-name="T10"> </text:span><text:span text:style-name="T23">=</text:span><text:span text:style-name="T10"> </text:span><text:span text:style-name="T13">2</text:span><text:span text:style-name="T23">;</text:span></text:p>
      <text:p text:style-name="P111"><text:span text:style-name="T10"><text:s text:c="4"/></text:span>printf<text:span text:style-name="T23">(</text:span><text:span text:style-name="T13">"x</text:span><text:span text:style-name="T10"> </text:span><text:span text:style-name="T13">is</text:span><text:span text:style-name="T10"> </text:span><text:span text:style-name="T13">now</text:span><text:span text:style-name="T10"> </text:span><text:span text:style-name="T13">%i\n"</text:span><text:span text:style-name="T23">,</text:span><text:span text:style-name="T10"> </text:span><text:span text:style-name="T28">x</text:span><text:span text:style-name="T23">);</text:span></text:p>
      <text:p text:style-name="P111"><text:span text:style-name="T10"><text:s text:c="4"/></text:span>printf<text:span text:style-name="T23">(</text:span><text:span text:style-name="T13">"Cubing...\n"</text:span><text:span text:style-name="T23">);</text:span></text:p>
      <text:p text:style-name="P111"><text:span text:style-name="T10"><text:s text:c="4"/></text:span><text:span text:style-name="T28">x</text:span><text:span text:style-name="T10"> </text:span><text:span text:style-name="T23">=</text:span><text:span text:style-name="T10"> </text:span><text:span text:style-name="T28">cube</text:span><text:span text:style-name="T23">(</text:span><text:span text:style-name="T28">x</text:span><text:span text:style-name="T23">);</text:span></text:p>
      <text:p text:style-name="P111"><text:span text:style-name="T10"><text:s text:c="4"/></text:span>printf<text:span text:style-name="T23">(</text:span><text:span text:style-name="T13">"Cubed!\n"</text:span><text:span text:style-name="T23">);</text:span></text:p>
      <text:p text:style-name="P111"><text:span text:style-name="T10"><text:s text:c="4"/></text:span>printf<text:span text:style-name="T23">(</text:span><text:span text:style-name="T13">"x</text:span><text:span text:style-name="T10"> </text:span><text:span text:style-name="T13">is</text:span><text:span text:style-name="T10"> </text:span><text:span text:style-name="T13">now</text:span><text:span text:style-name="T10"> </text:span><text:span text:style-name="T13">%i\n"</text:span><text:span text:style-name="T23">,</text:span><text:span text:style-name="T10"> </text:span><text:span text:style-name="T28">x</text:span><text:span text:style-name="T23">);</text:span></text:p>
      <text:p text:style-name="P109">}</text:p>
      <text:p text:style-name="P114">/**</text:p>
      <text:p text:style-name="P111"><text:span text:style-name="T10"><text:s/></text:span><text:span text:style-name="T35">*</text:span><text:span text:style-name="T10"> </text:span><text:span text:style-name="T35">Cubes</text:span><text:span text:style-name="T10"> </text:span><text:span text:style-name="T35">argument.</text:span></text:p>
      <text:p text:style-name="P111"><text:span text:style-name="T10"><text:s/></text:span><text:span text:style-name="T35">*/</text:span></text:p>
      <text:p text:style-name="P111"><text:span text:style-name="T24">int</text:span><text:span text:style-name="T10"> </text:span><text:span text:style-name="T28">cube</text:span><text:span text:style-name="T23">(</text:span><text:span text:style-name="T24">int</text:span><text:span text:style-name="T10"> </text:span><text:span text:style-name="T28">n</text:span><text:span text:style-name="T23">)</text:span></text:p>
      <text:p text:style-name="P112">{</text:p>
      <text:p text:style-name="P111"><text:span text:style-name="T10"><text:s text:c="4"/></text:span><text:span text:style-name="T24">return</text:span><text:span text:style-name="T10"> </text:span><text:span text:style-name="T28">n</text:span><text:span text:style-name="T10"> </text:span><text:span text:style-name="T23">*</text:span><text:span text:style-name="T10"> </text:span><text:span text:style-name="T28">n</text:span><text:span text:style-name="T10"> </text:span><text:span text:style-name="T23">*</text:span><text:span text:style-name="T10"> </text:span><text:span text:style-name="T28">n</text:span><text:span text:style-name="T23">;</text:span></text:p>
      <text:p text:style-name="P112">}</text:p>
      <text:p text:style-name="P40"/>
      <text:p text:style-name="P41">Percobaan 4: cough-2.c</text:p>
      <text:p text:style-name="P96"><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pan text:style-name="T24">void</text:span><text:span text:style-name="T10"> </text:span><text:span text:style-name="T28">cough</text:span><text:span text:style-name="T23">(</text:span><text:span text:style-name="T24">void</text:span><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3</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text:span text:style-name="T28">cough</text:span><text:span text:style-name="T23">();</text:span></text:p>
      <text:p text:style-name="P111"><text:span text:style-name="T10"><text:s text:c="4"/></text:span><text:span text:style-name="T23">}</text:span></text:p>
      <text:p text:style-name="P109">}</text:p>
      <text:p text:style-name="P114">/**</text:p>
      <text:p text:style-name="P111"><text:span text:style-name="T10"><text:s/></text:span><text:span text:style-name="T35">*</text:span><text:span text:style-name="T10"> </text:span><text:span text:style-name="T35">Coughs</text:span><text:span text:style-name="T10"> </text:span><text:span text:style-name="T35">once.</text:span></text:p>
      <text:p text:style-name="P111"><text:span text:style-name="T10"><text:s/></text:span><text:span text:style-name="T35">*/</text:span></text:p>
      <text:p text:style-name="P111"><text:span text:style-name="T24">void</text:span><text:span text:style-name="T10"> </text:span><text:span text:style-name="T28">cough</text:span><text:span text:style-name="T23">(</text:span><text:span text:style-name="T24">void</text:span><text:span text:style-name="T23">)</text:span></text:p>
      <text:p text:style-name="P112">{</text:p>
      <text:p text:style-name="P111"><text:span text:style-name="T10"><text:s text:c="4"/></text:span>printf<text:span text:style-name="T23">(</text:span><text:span text:style-name="T13">"cough\n"</text:span><text:span text:style-name="T23">);</text:span></text:p>
      <text:p text:style-name="P112">}</text:p>
      <text:p text:style-name="P41">Percobaan 5: cough-3.c</text:p>
      <text:p text:style-name="P96"><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oft-page-break/><text:span text:style-name="T24">void</text:span><text:span text:style-name="T10"> </text:span><text:span text:style-name="T28">cough</text:span><text:span text:style-name="T23">(</text:span><text:span text:style-name="T24">int</text:span><text:span text:style-name="T10"> </text:span>n<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text:span text:style-name="T28">cough</text:span><text:span text:style-name="T23">(</text:span><text:span text:style-name="T13">3</text:span><text:span text:style-name="T23">);</text:span></text:p>
      <text:p text:style-name="P109">}</text:p>
      <text:p text:style-name="P114">/**</text:p>
      <text:p text:style-name="P111"><text:span text:style-name="T10"><text:s/></text:span><text:span text:style-name="T35">*</text:span><text:span text:style-name="T10"> </text:span><text:span text:style-name="T35">Coughs</text:span><text:span text:style-name="T10"> </text:span><text:span text:style-name="T35">n</text:span><text:span text:style-name="T10"> </text:span><text:span text:style-name="T35">times.</text:span></text:p>
      <text:p text:style-name="P111"><text:span text:style-name="T10"><text:s/></text:span><text:span text:style-name="T35">*/</text:span></text:p>
      <text:p text:style-name="P111"><text:span text:style-name="T24">void</text:span><text:span text:style-name="T10"> </text:span><text:span text:style-name="T28">cough</text:span><text:span text:style-name="T23">(</text:span><text:span text:style-name="T24">int</text:span><text:span text:style-name="T10"> </text:span><text:span text:style-name="T28">n</text:span><text:span text:style-name="T23">)</text:span></text:p>
      <text:p text:style-name="P112">{</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28">n</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ough\n"</text:span><text:span text:style-name="T23">);</text:span></text:p>
      <text:p text:style-name="P111"><text:span text:style-name="T10"><text:s text:c="4"/></text:span><text:span text:style-name="T23">}</text:span></text:p>
      <text:p text:style-name="P112">}</text:p>
      <text:p text:style-name="P41"/>
      <text:p text:style-name="P72"/>
      <text:p text:style-name="P42"/>
      <text:p text:style-name="P43">Tugas Praktikum:</text:p>
      <text:list xml:id="list6362984307415495268" text:style-name="L10">
        <text:list-item>
          <text:p text:style-name="P158">Buatlah sebuah fungsi sembarang</text:p>
        </text:list-item>
        <text:list-item>
          <text:p text:style-name="P159">Buatlah fungsi mengembalikan nilai dan fungsi yang tidak mengembalikan nilai</text:p>
        </text:list-item>
        <text:list-item>
          <text:p text:style-name="P160">Buatlah fungsi untuk menghitung faktorial dengan teknik fungsi rekursif</text:p>
        </text:list-item>
      </text:list>
      <text:h text:style-name="P178" text:outline-level="1"><text:bookmark-start text:name="__RefHeading__6378_1704778645"/>Modul <text:span text:style-name="T4">5: Rekursif, </text:span>Pass by Value, Pass by Reference<text:bookmark-end text:name="__RefHeading__6378_1704778645"/></text:h>
      <text:p text:style-name="P59">Tujuan:</text:p>
      <text:list xml:id="list910436005840041702" text:style-name="L11">
        <text:list-item>
          <text:p text:style-name="P161">Mahasiswa mampu mendemokan fungsi rekursif</text:p>
        </text:list-item>
        <text:list-item>
          <text:p text:style-name="P162">Mahasiswa mampu membut program yang memuat passing parameter baik pass by refeference dan pass value</text:p>
        </text:list-item>
      </text:list>
      <text:p text:style-name="P60"/>
      <text:p text:style-name="P61">Percobaan 1: <text:span text:style-name="T60">rekursi.c</text:span></text:p>
      <text:p text:style-name="P100"><text:span text:style-name="T8">#include</text:span><text:span text:style-name="T10"> </text:span><text:span text:style-name="T13">&lt;stdio.h&gt;</text:span></text:p>
      <text:p text:style-name="P111"><text:span text:style-name="T24">void</text:span><text:span text:style-name="T10"> </text:span><text:span text:style-name="T28">recurse</text:span><text:span text:style-name="T10"> </text:span><text:span text:style-name="T23">(</text:span><text:span text:style-name="T10"> </text:span><text:span text:style-name="T24">int</text:span><text:span text:style-name="T10"> </text:span><text:span text:style-name="T28">count</text:span><text:span text:style-name="T10"> </text:span><text:span text:style-name="T23">)</text:span><text:span text:style-name="T10"> </text:span></text:p>
      <text:p text:style-name="P112">{</text:p>
      <text:p text:style-name="P111"><text:span text:style-name="T10"><text:s text:c="4"/></text:span>printf<text:span text:style-name="T23">(</text:span><text:span text:style-name="T10"> </text:span><text:span text:style-name="T13">"%d\n"</text:span><text:span text:style-name="T23">,</text:span><text:span text:style-name="T10"> </text:span><text:span text:style-name="T28">count</text:span><text:span text:style-name="T10"> </text:span><text:span text:style-name="T23">);</text:span></text:p>
      <text:p text:style-name="P111"><text:span text:style-name="T10"><text:s text:c="4"/></text:span><text:span text:style-name="T28">recurse</text:span><text:span text:style-name="T10"> </text:span><text:span text:style-name="T23">(</text:span><text:span text:style-name="T10"> </text:span><text:span text:style-name="T28">count</text:span><text:span text:style-name="T10"> </text:span><text:span text:style-name="T23">+</text:span><text:span text:style-name="T10"> </text:span><text:span text:style-name="T13">1</text:span><text:span text:style-name="T10"> </text:span><text:span text:style-name="T23">);</text:span></text:p>
      <text:p text:style-name="P109">}</text:p>
      <text:p text:style-name="P111"><text:span text:style-name="T24">int</text:span><text:span text:style-name="T10"> </text:span><text:span text:style-name="T28">main</text:span><text:span text:style-name="T23">()</text:span></text:p>
      <text:p text:style-name="P112">{</text:p>
      <text:p text:style-name="P111"><text:span text:style-name="T10"><text:s text:c="2"/></text:span><text:span text:style-name="T28">recurse</text:span><text:span text:style-name="T10"> </text:span><text:span text:style-name="T23">(</text:span><text:span text:style-name="T10"> </text:span><text:span text:style-name="T13">1</text:span><text:span text:style-name="T10"> </text:span><text:span text:style-name="T23">);</text:span></text:p>
      <text:p text:style-name="P111"><text:span text:style-name="T10"><text:s text:c="2"/></text:span><text:span text:style-name="T24">return</text:span><text:span text:style-name="T10"> </text:span><text:span text:style-name="T13">0</text:span><text:span text:style-name="T23">;</text:span></text:p>
      <text:p text:style-name="P112">}</text:p>
      <text:p text:style-name="P61"/>
      <text:p text:style-name="P62">Percobaan 2: <text:s/>passByReference.c</text:p>
      <text:p text:style-name="P101"><text:span text:style-name="T8">#include</text:span><text:span text:style-name="T10"> </text:span><text:span text:style-name="T13">&lt;stdio.h&gt;</text:span></text:p>
      <text:p text:style-name="P108"><text:span text:style-name="T24">void</text:span><text:span text:style-name="T10"> </text:span><text:span text:style-name="T28">doit</text:span><text:span text:style-name="T10"> </text:span><text:span text:style-name="T23">(</text:span><text:span text:style-name="T24">int</text:span><text:span text:style-name="T10"> </text:span><text:span text:style-name="T23">*</text:span>x<text:span text:style-name="T23">);</text:span></text:p>
      <text:p text:style-name="P111"><text:span text:style-name="T24">int</text:span><text:span text:style-name="T10"> </text:span><text:span text:style-name="T28">main</text:span><text:span text:style-name="T23">()</text:span></text:p>
      <text:p text:style-name="P112">{</text:p>
      <text:p text:style-name="P111"><text:span text:style-name="T24">int</text:span><text:span text:style-name="T10"> </text:span><text:span text:style-name="T28">z</text:span><text:span text:style-name="T10"> </text:span><text:span text:style-name="T23">=</text:span><text:span text:style-name="T10"> </text:span><text:span text:style-name="T13">27</text:span><text:span text:style-name="T23">;</text:span></text:p>
      <text:p text:style-name="P111"><text:span text:style-name="T28">doit</text:span><text:span text:style-name="T23">(</text:span><text:span text:style-name="T10"> </text:span><text:span text:style-name="T23">&amp;</text:span><text:span text:style-name="T28">z</text:span><text:span text:style-name="T10"> </text:span><text:span text:style-name="T23">);</text:span></text:p>
      <text:p text:style-name="P111">printf<text:span text:style-name="T23">(</text:span><text:span text:style-name="T13">"z</text:span><text:span text:style-name="T10"> </text:span><text:span text:style-name="T13">is</text:span><text:span text:style-name="T10"> </text:span><text:span text:style-name="T13">now</text:span><text:span text:style-name="T10"> </text:span><text:span text:style-name="T13">%d\n"</text:span><text:span text:style-name="T23">,</text:span><text:span text:style-name="T10"> </text:span><text:span text:style-name="T28">z</text:span><text:span text:style-name="T23">);</text:span></text:p>
      <text:p text:style-name="P111"><text:span text:style-name="T24">return</text:span><text:span text:style-name="T10"> </text:span><text:span text:style-name="T13">0</text:span><text:span text:style-name="T23">;</text:span></text:p>
      <text:p text:style-name="P108"><text:span text:style-name="T23">}</text:span><text:span text:style-name="T10"> </text:span></text:p>
      <text:p text:style-name="P111"><text:span text:style-name="T24">void</text:span><text:span text:style-name="T10"> </text:span><text:span text:style-name="T28">doit</text:span><text:span text:style-name="T23">(</text:span><text:span text:style-name="T24">int</text:span><text:span text:style-name="T10"> </text:span><text:span text:style-name="T23">*</text:span><text:span text:style-name="T28">x</text:span><text:span text:style-name="T23">)</text:span><text:span text:style-name="T10"> </text:span></text:p>
      <text:p text:style-name="P111"><text:span text:style-name="T23">{</text:span><text:span text:style-name="T10"> </text:span></text:p>
      <text:p text:style-name="P111"><text:span text:style-name="T10"><text:s text:c="5"/></text:span><text:span text:style-name="T23">*</text:span><text:span text:style-name="T28">x</text:span><text:span text:style-name="T10"> </text:span><text:span text:style-name="T23">=</text:span><text:span text:style-name="T10"> </text:span><text:span text:style-name="T13">5</text:span><text:span text:style-name="T23">;</text:span><text:span text:style-name="T10"> </text:span></text:p>
      <text:p text:style-name="P111"><text:span text:style-name="T23">}</text:span><text:span text:style-name="T10"> </text:span></text:p>
      <text:p text:style-name="P62"/>
      <text:p text:style-name="P63">Percobaan 3: passByValue.c</text:p>
      <text:p text:style-name="P102"><text:span text:style-name="T8">#include</text:span><text:span text:style-name="T10"> </text:span><text:span text:style-name="T13">&lt;stdio.h&gt;</text:span></text:p>
      <text:p text:style-name="P111"><text:span text:style-name="T24">void</text:span><text:span text:style-name="T10"> </text:span><text:span text:style-name="T28">doit</text:span><text:span text:style-name="T23">(</text:span><text:span text:style-name="T10"> </text:span><text:span text:style-name="T24">int</text:span><text:span text:style-name="T10"> </text:span><text:span text:style-name="T28">x</text:span><text:span text:style-name="T10"> </text:span><text:span text:style-name="T23">)</text:span><text:span text:style-name="T10"> </text:span></text:p>
      <text:p text:style-name="P111"><text:span text:style-name="T23">{</text:span><text:span text:style-name="T10"> </text:span></text:p>
      <text:p text:style-name="P111"><text:span text:style-name="T10"><text:s text:c="5"/></text:span><text:span text:style-name="T28">x</text:span><text:span text:style-name="T10"> </text:span><text:span text:style-name="T23">=</text:span><text:span text:style-name="T10"> </text:span><text:span text:style-name="T13">5</text:span><text:span text:style-name="T23">;</text:span><text:span text:style-name="T10"> </text:span></text:p>
      <text:p text:style-name="P111"><text:span text:style-name="T23">}</text:span><text:span text:style-name="T10"> </text:span></text:p>
      <text:p text:style-name="P113"><text:s/></text:p>
      <text:p text:style-name="P111"><text:span text:style-name="T24">int</text:span><text:span text:style-name="T10"> </text:span><text:span text:style-name="T28">main</text:span><text:span text:style-name="T23">()</text:span><text:span text:style-name="T10"> </text:span></text:p>
      <text:p text:style-name="P111"><text:span text:style-name="T23">{</text:span><text:span text:style-name="T10"> </text:span></text:p>
      <text:p text:style-name="P111"><text:soft-page-break/><text:span text:style-name="T24">int</text:span><text:span text:style-name="T10"> </text:span><text:span text:style-name="T28">z</text:span><text:span text:style-name="T10"> </text:span><text:span text:style-name="T23">=</text:span><text:span text:style-name="T10"> </text:span><text:span text:style-name="T13">27</text:span><text:span text:style-name="T23">;</text:span><text:span text:style-name="T10"> </text:span></text:p>
      <text:p text:style-name="P111"><text:span text:style-name="T28">doit</text:span><text:span text:style-name="T23">(</text:span><text:span text:style-name="T10"> </text:span><text:span text:style-name="T28">z</text:span><text:span text:style-name="T10"> </text:span><text:span text:style-name="T23">);</text:span><text:span text:style-name="T10"> </text:span></text:p>
      <text:p text:style-name="P108">printf<text:span text:style-name="T23">(</text:span><text:span text:style-name="T13">"z</text:span><text:span text:style-name="T10"> </text:span><text:span text:style-name="T13">is</text:span><text:span text:style-name="T10"> </text:span><text:span text:style-name="T13">now</text:span><text:span text:style-name="T10"> </text:span><text:span text:style-name="T13">%d\n"</text:span><text:span text:style-name="T23">,</text:span><text:span text:style-name="T10"> </text:span><text:span text:style-name="T28">z</text:span><text:span text:style-name="T23">);</text:span><text:span text:style-name="T10"> </text:span></text:p>
      <text:p text:style-name="P111"><text:span text:style-name="T24">return</text:span><text:span text:style-name="T10"> </text:span><text:span text:style-name="T13">0</text:span><text:span text:style-name="T23">;</text:span><text:span text:style-name="T10"> </text:span></text:p>
      <text:p text:style-name="P111"><text:span text:style-name="T23">}</text:span><text:span text:style-name="T10"> </text:span></text:p>
      <text:p text:style-name="P63"/>
      <text:p text:style-name="P63"/>
      <text:p text:style-name="P63">Tugas Praktikum:</text:p>
      <text:list xml:id="list3781465356613357960" text:style-name="L12">
        <text:list-item>
          <text:p text:style-name="P163">Buatlah fungsi rekursif dan fungsi non-rekursif versi anda</text:p>
        </text:list-item>
        <text:list-item>
          <text:p text:style-name="P163">Buatlah satu program yang memuat baik pass by reference maupun pass by value, semakin berbeda dengan contoh praktikum maka semakin tinggi nilainya.</text:p>
          <text:p text:style-name="P163"/>
        </text:list-item>
      </text:list>
      <text:h text:style-name="P178" text:outline-level="1"><text:bookmark-start text:name="__RefHeading__6380_1704778645"/>Modul <text:span text:style-name="T5">6: Pointer, Array</text:span><text:bookmark-end text:name="__RefHeading__6380_1704778645"/></text:h>
      <text:p text:style-name="P64">Tujuan:</text:p>
      <text:list xml:id="list5194875907686422624" text:style-name="L13">
        <text:list-item>
          <text:p text:style-name="P164">Mahasiswa mampu membuat program dengan pointer</text:p>
        </text:list-item>
        <text:list-item>
          <text:p text:style-name="P164">Mahasiswa mampu membuat program yang memuat array</text:p>
        </text:list-item>
      </text:list>
      <text:p text:style-name="P64"/>
      <text:p text:style-name="P64">Percobaan 1: pointer0.c</text:p>
      <text:p text:style-name="P103"><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text:span text:style-name="T24">int</text:span><text:span text:style-name="T10"> </text:span><text:span text:style-name="T28">i</text:span><text:span text:style-name="T23">,</text:span><text:span text:style-name="T28">j</text:span><text:span text:style-name="T23">;</text:span></text:p>
      <text:p text:style-name="P111"><text:span text:style-name="T10"><text:s text:c="4"/></text:span><text:span text:style-name="T24">int</text:span><text:span text:style-name="T10"> </text:span><text:span text:style-name="T23">*</text:span><text:span text:style-name="T28">p</text:span><text:span text:style-name="T23">;</text:span><text:span text:style-name="T10"> <text:s text:c="2"/></text:span><text:span text:style-name="T35">/*</text:span><text:span text:style-name="T10"> </text:span><text:span text:style-name="T35">a</text:span><text:span text:style-name="T10"> </text:span><text:span text:style-name="T35">pointer</text:span><text:span text:style-name="T10"> </text:span><text:span text:style-name="T35">to</text:span><text:span text:style-name="T10"> </text:span><text:span text:style-name="T35">an</text:span><text:span text:style-name="T10"> </text:span><text:span text:style-name="T35">integer</text:span><text:span text:style-name="T10"> </text:span><text:span text:style-name="T35">*/</text:span></text:p>
      <text:p text:style-name="P111"><text:span text:style-name="T10"><text:s text:c="4"/></text:span><text:span text:style-name="T28">p</text:span><text:span text:style-name="T10"> </text:span><text:span text:style-name="T23">=</text:span><text:span text:style-name="T10"> </text:span><text:span text:style-name="T23">&amp;</text:span><text:span text:style-name="T28">i</text:span><text:span text:style-name="T23">;</text:span></text:p>
      <text:p text:style-name="P111"><text:span text:style-name="T10"><text:s text:c="4"/></text:span><text:span text:style-name="T23">*</text:span><text:span text:style-name="T28">p</text:span><text:span text:style-name="T23">=</text:span><text:span text:style-name="T13">5</text:span><text:span text:style-name="T23">;</text:span></text:p>
      <text:p text:style-name="P111"><text:span text:style-name="T10"><text:s text:c="4"/></text:span><text:span text:style-name="T28">j</text:span><text:span text:style-name="T23">=</text:span><text:span text:style-name="T28">i</text:span><text:span text:style-name="T23">;</text:span></text:p>
      <text:p text:style-name="P111"><text:span text:style-name="T10"><text:s text:c="4"/></text:span>printf<text:span text:style-name="T23">(</text:span><text:span text:style-name="T13">"%d</text:span><text:span text:style-name="T10"> </text:span><text:span text:style-name="T13">%d</text:span><text:span text:style-name="T10"> </text:span><text:span text:style-name="T13">%d\n"</text:span><text:span text:style-name="T23">,</text:span><text:span text:style-name="T10"> </text:span><text:span text:style-name="T28">i</text:span><text:span text:style-name="T23">,</text:span><text:span text:style-name="T10"> </text:span><text:span text:style-name="T28">j</text:span><text:span text:style-name="T23">,</text:span><text:span text:style-name="T10"> </text:span><text:span text:style-name="T23">*</text:span><text:span text:style-name="T28">p</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09">}</text:p>
      <text:p text:style-name="P64"/>
      <text:p text:style-name="P65">Percobaan 2: array0.c</text:p>
      <text:p text:style-name="P104"><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10"><text:s text:c="2"/></text:span><text:span text:style-name="T24">int</text:span><text:span text:style-name="T10"> </text:span><text:span text:style-name="T28">sample</text:span><text:span text:style-name="T23">[</text:span><text:span text:style-name="T13">20</text:span><text:span text:style-name="T23">];</text:span></text:p>
      <text:p text:style-name="P108"><text:span text:style-name="T10"><text:s text:c="2"/></text:span><text:span text:style-name="T24">int</text:span><text:span text:style-name="T10"> </text:span><text:span text:style-name="T28">t</text:span><text:span text:style-name="T23">;</text:span></text:p>
      <text:p text:style-name="P111"><text:span text:style-name="T10"><text:s text:c="2"/></text:span><text:span text:style-name="T24">for</text:span><text:span text:style-name="T23">(</text:span><text:span text:style-name="T28">t</text:span><text:span text:style-name="T23">=</text:span><text:span text:style-name="T13">0</text:span><text:span text:style-name="T23">;</text:span><text:span text:style-name="T10"> </text:span><text:span text:style-name="T28">t</text:span><text:span text:style-name="T23">&lt;</text:span><text:span text:style-name="T13">20</text:span><text:span text:style-name="T23">;</text:span><text:span text:style-name="T10"> </text:span><text:span text:style-name="T28">t</text:span><text:span text:style-name="T23">++)</text:span></text:p>
      <text:p text:style-name="P108"><text:span text:style-name="T10"><text:s text:c="2"/></text:span><text:span text:style-name="T28">sample</text:span><text:span text:style-name="T23">[</text:span><text:span text:style-name="T28">t</text:span><text:span text:style-name="T23">]=</text:span><text:span text:style-name="T28">t</text:span><text:span text:style-name="T23">;</text:span></text:p>
      <text:p text:style-name="P111"><text:span text:style-name="T10"><text:s text:c="4"/></text:span><text:span text:style-name="T24">for</text:span><text:span text:style-name="T23">(</text:span><text:span text:style-name="T28">t</text:span><text:span text:style-name="T23">=</text:span><text:span text:style-name="T13">0</text:span><text:span text:style-name="T23">;</text:span><text:span text:style-name="T10"> </text:span><text:span text:style-name="T28">t</text:span><text:span text:style-name="T23">&lt;</text:span><text:span text:style-name="T13">20</text:span><text:span text:style-name="T23">;</text:span><text:span text:style-name="T10"> </text:span><text:span text:style-name="T28">t</text:span><text:span text:style-name="T23">++)</text:span></text:p>
      <text:p text:style-name="P111"><text:span text:style-name="T10"><text:s text:c="6"/></text:span>printf<text:span text:style-name="T23">(</text:span><text:span text:style-name="T13">"this</text:span><text:span text:style-name="T10"> </text:span><text:span text:style-name="T13">is</text:span><text:span text:style-name="T10"> </text:span><text:span text:style-name="T13">sample</text:span><text:span text:style-name="T10"> </text:span><text:span text:style-name="T13">[%d]</text:span><text:span text:style-name="T10"> </text:span><text:span text:style-name="T13">\n"</text:span><text:span text:style-name="T23">,</text:span><text:span text:style-name="T10"> </text:span><text:span text:style-name="T28">sample</text:span><text:span text:style-name="T23">[</text:span><text:span text:style-name="T28">t</text:span><text:span text:style-name="T23">]);</text:span></text:p>
      <text:p text:style-name="P111"><text:span text:style-name="T10"><text:s text:c="2"/></text:span><text:span text:style-name="T24">return</text:span><text:span text:style-name="T10"> </text:span><text:span text:style-name="T13">0</text:span><text:span text:style-name="T23">;</text:span></text:p>
      <text:p text:style-name="P109">}</text:p>
      <text:p text:style-name="P65"/>
      <text:p text:style-name="P65">Percobaan 3: <text:span text:style-name="T61">array3.cpp</text:span></text:p>
      <text:p text:style-name="P104"><text:span text:style-name="T8">#include</text:span><text:span text:style-name="T10"> </text:span><text:span text:style-name="T13">&lt;iostream&gt;</text:span></text:p>
      <text:p text:style-name="P108"><text:span text:style-name="T24">using</text:span><text:span text:style-name="T10"> </text:span><text:span text:style-name="T24">namespace</text:span><text:span text:style-name="T10"> </text:span>std<text:span text:style-name="T23">;</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text:span text:style-name="T24">int</text:span><text:span text:style-name="T10"> </text:span><text:span text:style-name="T28">i</text:span><text:span text:style-name="T23">,</text:span><text:span text:style-name="T10"> </text:span><text:span text:style-name="T28">min</text:span><text:span text:style-name="T23">,</text:span><text:span text:style-name="T10"> </text:span><text:span text:style-name="T28">max</text:span><text:span text:style-name="T23">,</text:span><text:span text:style-name="T10"> </text:span><text:span text:style-name="T28">jml</text:span><text:span text:style-name="T23">=</text:span><text:span text:style-name="T13">0</text:span><text:span text:style-name="T23">;</text:span></text:p>
      <text:p text:style-name="P111"><text:span text:style-name="T10"><text:s text:c="4"/></text:span><text:span text:style-name="T24">float</text:span><text:span text:style-name="T10"> </text:span><text:span text:style-name="T28">rata2</text:span><text:span text:style-name="T23">;</text:span></text:p>
      <text:p text:style-name="P108"><text:span text:style-name="T10"><text:s text:c="4"/></text:span><text:span text:style-name="T24">int</text:span><text:span text:style-name="T10"> </text:span><text:span text:style-name="T28">nums</text:span><text:span text:style-name="T23">[</text:span><text:span text:style-name="T13">10</text:span><text:span text:style-name="T23">];</text:span></text:p>
      <text:p text:style-name="P111"><text:soft-page-break/><text:span text:style-name="T10"><text:s text:c="4"/></text:span>cout<text:span text:style-name="T23">&lt;&lt;</text:span><text:span text:style-name="T13">"Masukkan</text:span><text:span text:style-name="T10"> </text:span><text:span text:style-name="T13">10</text:span><text:span text:style-name="T10"> </text:span><text:span text:style-name="T13">angka:</text:span><text:span text:style-name="T10"> </text:span><text:span text:style-name="T13">"</text:span><text:span text:style-name="T23">;</text:span></text:p>
      <text:p text:style-name="P111"><text:span text:style-name="T10"><text:s text:c="4"/></text:span><text:span text:style-name="T24">for</text:span><text:span text:style-name="T23">(</text:span><text:span text:style-name="T28">i</text:span><text:span text:style-name="T23">=</text:span><text:span text:style-name="T13">0</text:span><text:span text:style-name="T23">;</text:span><text:span text:style-name="T10"> </text:span><text:span text:style-name="T28">i</text:span><text:span text:style-name="T23">&lt;</text:span><text:span text:style-name="T13">10</text:span><text:span text:style-name="T23">;</text:span><text:span text:style-name="T10"> </text:span><text:span text:style-name="T28">i</text:span><text:span text:style-name="T23">++)</text:span></text:p>
      <text:p text:style-name="P111"><text:span text:style-name="T10"><text:s text:c="4"/></text:span><text:span text:style-name="T23">{</text:span><text:span text:style-name="T10"> </text:span></text:p>
      <text:p text:style-name="P111"><text:span text:style-name="T10"><text:s text:c="4"/></text:span>cin<text:span text:style-name="T23">&gt;&gt;</text:span><text:span text:style-name="T28">nums</text:span><text:span text:style-name="T23">[</text:span><text:span text:style-name="T28">i</text:span><text:span text:style-name="T23">];</text:span></text:p>
      <text:p text:style-name="P111"><text:span text:style-name="T10"><text:s text:c="4"/></text:span><text:span text:style-name="T28">jml</text:span><text:span text:style-name="T23">=</text:span><text:span text:style-name="T28">jml</text:span><text:span text:style-name="T23">+</text:span><text:span text:style-name="T28">nums</text:span><text:span text:style-name="T23">[</text:span><text:span text:style-name="T28">i</text:span><text:span text:style-name="T23">];</text:span></text:p>
      <text:p text:style-name="P111"><text:span text:style-name="T10"><text:s text:c="4"/></text:span><text:span text:style-name="T24">if</text:span><text:span text:style-name="T10"> </text:span><text:span text:style-name="T23">(</text:span><text:span text:style-name="T28">i</text:span><text:span text:style-name="T23">==</text:span><text:span text:style-name="T13">0</text:span><text:span text:style-name="T23">)</text:span></text:p>
      <text:p text:style-name="P111"><text:span text:style-name="T10"><text:s text:c="8"/></text:span><text:span text:style-name="T28">min</text:span><text:span text:style-name="T23">=</text:span><text:span text:style-name="T28">max</text:span><text:span text:style-name="T23">=</text:span><text:span text:style-name="T28">nums</text:span><text:span text:style-name="T23">[</text:span><text:span text:style-name="T28">i</text:span><text:span text:style-name="T23">];</text:span></text:p>
      <text:p text:style-name="P111"><text:span text:style-name="T10"><text:s text:c="4"/></text:span><text:span text:style-name="T24">else</text:span><text:span text:style-name="T10"> </text:span></text:p>
      <text:p text:style-name="P111"><text:span text:style-name="T10"><text:s text:c="4"/></text:span><text:span text:style-name="T23">{</text:span></text:p>
      <text:p text:style-name="P111"><text:span text:style-name="T10"><text:s text:c="8"/></text:span><text:span text:style-name="T24">if</text:span><text:span text:style-name="T23">(</text:span><text:span text:style-name="T28">nums</text:span><text:span text:style-name="T23">[</text:span><text:span text:style-name="T28">i</text:span><text:span text:style-name="T23">]&lt;</text:span><text:span text:style-name="T28">min</text:span><text:span text:style-name="T23">)</text:span></text:p>
      <text:p text:style-name="P111"><text:span text:style-name="T10"><text:s text:c="8"/></text:span><text:span text:style-name="T28">min</text:span><text:span text:style-name="T23">=</text:span><text:span text:style-name="T28">nums</text:span><text:span text:style-name="T23">[</text:span><text:span text:style-name="T28">i</text:span><text:span text:style-name="T23">];</text:span></text:p>
      <text:p text:style-name="P111"><text:span text:style-name="T10"><text:s text:c="8"/></text:span><text:span text:style-name="T24">if</text:span><text:span text:style-name="T23">(</text:span><text:span text:style-name="T28">nums</text:span><text:span text:style-name="T23">[</text:span><text:span text:style-name="T28">i</text:span><text:span text:style-name="T23">]&gt;</text:span><text:span text:style-name="T28">max</text:span><text:span text:style-name="T23">)</text:span></text:p>
      <text:p text:style-name="P111"><text:span text:style-name="T10"><text:s text:c="8"/></text:span><text:span text:style-name="T28">max</text:span><text:span text:style-name="T23">=</text:span><text:span text:style-name="T28">nums</text:span><text:span text:style-name="T23">[</text:span><text:span text:style-name="T28">i</text:span><text:span text:style-name="T23">];</text:span></text:p>
      <text:p text:style-name="P111"><text:span text:style-name="T10"><text:s text:c="4"/></text:span><text:span text:style-name="T23">}</text:span></text:p>
      <text:p text:style-name="P108"><text:span text:style-name="T10"><text:s text:c="4"/></text:span><text:span text:style-name="T23">}</text:span></text:p>
      <text:p text:style-name="P111"><text:span text:style-name="T10"><text:s text:c="4"/></text:span><text:span text:style-name="T28">rata2</text:span><text:span text:style-name="T10"> </text:span><text:span text:style-name="T23">=</text:span><text:span text:style-name="T10"> </text:span><text:span text:style-name="T28">jml</text:span><text:span text:style-name="T23">/</text:span><text:span text:style-name="T13">10.0</text:span><text:span text:style-name="T23">;</text:span></text:p>
      <text:p text:style-name="P111"><text:span text:style-name="T10"><text:s text:c="4"/></text:span>cout<text:span text:style-name="T23">&lt;&lt;</text:span><text:span text:style-name="T10"> </text:span><text:span text:style-name="T13">"Rata-rata</text:span><text:span text:style-name="T10"> </text:span><text:span text:style-name="T13">adalah</text:span><text:span text:style-name="T10"> </text:span><text:span text:style-name="T13">"</text:span><text:span text:style-name="T23">&lt;&lt;</text:span><text:span text:style-name="T28">rata2</text:span><text:span text:style-name="T23">&lt;&lt;</text:span>endl<text:span text:style-name="T23">;</text:span></text:p>
      <text:p text:style-name="P111"><text:span text:style-name="T10"><text:s text:c="4"/></text:span>cout<text:span text:style-name="T23">&lt;&lt;</text:span><text:span text:style-name="T13">"Min</text:span><text:span text:style-name="T10"> </text:span><text:span text:style-name="T13">:</text:span><text:span text:style-name="T10"> </text:span><text:span text:style-name="T13">"</text:span><text:span text:style-name="T23">&lt;&lt;</text:span><text:span text:style-name="T28">min</text:span><text:span text:style-name="T23">&lt;&lt;</text:span>endl<text:span text:style-name="T23">;</text:span></text:p>
      <text:p text:style-name="P111"><text:span text:style-name="T10"><text:s text:c="4"/></text:span>cout<text:span text:style-name="T23">&lt;&lt;</text:span><text:span text:style-name="T13">"Max</text:span><text:span text:style-name="T10"> </text:span><text:span text:style-name="T13">:</text:span><text:span text:style-name="T10"> </text:span><text:span text:style-name="T13">"</text:span><text:span text:style-name="T23">&lt;&lt;</text:span><text:span text:style-name="T28">max</text:span><text:span text:style-name="T23">&lt;&lt;</text:span>endl<text:span text:style-name="T23">;</text:span></text:p>
      <text:p text:style-name="P111"><text:span text:style-name="T10"><text:s text:c="4"/></text:span><text:span text:style-name="T24">return</text:span><text:span text:style-name="T10"> </text:span><text:span text:style-name="T13">0</text:span><text:span text:style-name="T23">;</text:span></text:p>
      <text:p text:style-name="P109">}</text:p>
      <text:p text:style-name="P65"/>
      <text:p text:style-name="P66">Tugas Praktikum:</text:p>
      <text:list xml:id="list9162668034441273817" text:style-name="L14">
        <text:list-item>
          <text:p text:style-name="P165">Buatlah sebuah program yang memuat pointer</text:p>
        </text:list-item>
        <text:list-item>
          <text:p text:style-name="P165">Buatlah sebuah programm yang memuat array</text:p>
        </text:list-item>
        <text:list-item>
          <text:p text:style-name="P165">Rubahlah skrip pada percobaan 3 di atas dari C++ ke bahasa C.</text:p>
        </text:list-item>
      </text:list>
      <text:h text:style-name="P183" text:outline-level="1"><text:bookmark-start text:name="__RefHeading__6382_1704778645"/><text:span text:style-name="T71">Modul 7: </text:span>Struct, Linked List<text:bookmark-end text:name="__RefHeading__6382_1704778645"/></text:h>
      <text:p text:style-name="P67">Tujuan</text:p>
      <text:list xml:id="list1455823007810113019" text:style-name="L15">
        <text:list-item>
          <text:p text:style-name="P166">Mahasiswa mampu medemokan program yang memuat struct</text:p>
        </text:list-item>
        <text:list-item>
          <text:p text:style-name="P166">Mahasiswa mampu membuat linked list</text:p>
        </text:list-item>
      </text:list>
      <text:p text:style-name="P67"/>
      <text:p text:style-name="P68">Percobaan 1: <text:span text:style-name="T62">struct.c</text:span></text:p>
      <text:p text:style-name="P105"><text:span text:style-name="T8">#include</text:span><text:span text:style-name="T10"> </text:span><text:span text:style-name="T13">&lt;stdio.h&gt;</text:span></text:p>
      <text:p text:style-name="P111"><text:span text:style-name="T24">struct</text:span><text:span text:style-name="T10"> </text:span><text:span text:style-name="T63">my</text:span></text:p>
      <text:p text:style-name="P112">{</text:p>
      <text:p text:style-name="P111"><text:span text:style-name="T24">int</text:span><text:span text:style-name="T10"> </text:span><text:span text:style-name="T64">age</text:span><text:span text:style-name="T23">;</text:span></text:p>
      <text:p text:style-name="P111"><text:span text:style-name="T24">int</text:span><text:span text:style-name="T10"> </text:span><text:span text:style-name="T64">height</text:span><text:span text:style-name="T23">;</text:span></text:p>
      <text:p text:style-name="P111"><text:span text:style-name="T24">char</text:span><text:span text:style-name="T10"> </text:span><text:span text:style-name="T64">name</text:span><text:span text:style-name="T23">[</text:span><text:span text:style-name="T13">20</text:span><text:span text:style-name="T23">];</text:span></text:p>
      <text:p text:style-name="P111"><text:span text:style-name="T24">char</text:span><text:span text:style-name="T10"> </text:span><text:span text:style-name="T64">father</text:span><text:span text:style-name="T23">[</text:span><text:span text:style-name="T13">20</text:span><text:span text:style-name="T23">];</text:span></text:p>
      <text:p text:style-name="P111"><text:span text:style-name="T24">char</text:span><text:span text:style-name="T10"> </text:span><text:span text:style-name="T64">mother</text:span><text:span text:style-name="T23">[</text:span><text:span text:style-name="T13">20</text:span><text:span text:style-name="T23">];</text:span></text:p>
      <text:p text:style-name="P109">};</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24">struct</text:span><text:span text:style-name="T10"> </text:span><text:span text:style-name="T63">my</text:span><text:span text:style-name="T10"> </text:span><text:span text:style-name="T28">MyFriend</text:span><text:span text:style-name="T23">;</text:span></text:p>
      <text:p text:style-name="P111">printf<text:span text:style-name="T23">(</text:span><text:span text:style-name="T13">"Enter</text:span><text:span text:style-name="T10"> </text:span><text:span text:style-name="T13">the</text:span><text:span text:style-name="T10"> </text:span><text:span text:style-name="T13">name</text:span><text:span text:style-name="T10"> </text:span><text:span text:style-name="T13">of</text:span><text:span text:style-name="T10"> </text:span><text:span text:style-name="T13">your</text:span><text:span text:style-name="T10"> </text:span><text:span text:style-name="T13">friend:</text:span><text:span text:style-name="T10"> </text:span><text:span text:style-name="T13">"</text:span><text:span text:style-name="T10"> </text:span><text:span text:style-name="T23">);</text:span></text:p>
      <text:p text:style-name="P111">scanf<text:span text:style-name="T23">(</text:span><text:span text:style-name="T13">"%s"</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printf<text:span text:style-name="T23">(</text:span><text:span text:style-name="T13">"How</text:span><text:span text:style-name="T10"> </text:span><text:span text:style-name="T13">old</text:span><text:span text:style-name="T10"> </text:span><text:span text:style-name="T13">is</text:span><text:span text:style-name="T10"> </text:span><text:span text:style-name="T13">%s?</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scanf<text:span text:style-name="T23">(</text:span><text:span text:style-name="T13">"%d"</text:span><text:span text:style-name="T23">,</text:span><text:span text:style-name="T10"> </text:span><text:span text:style-name="T23">&amp;</text:span><text:span text:style-name="T28">MyFriend</text:span><text:span text:style-name="T23">.</text:span><text:span text:style-name="T64">age</text:span><text:span text:style-name="T10"> </text:span><text:span text:style-name="T23">);</text:span></text:p>
      <text:p text:style-name="P111">printf<text:span text:style-name="T23">(</text:span><text:span text:style-name="T13">"How</text:span><text:span text:style-name="T10"> </text:span><text:span text:style-name="T13">high</text:span><text:span text:style-name="T10"> </text:span><text:span text:style-name="T13">is</text:span><text:span text:style-name="T10"> </text:span><text:span text:style-name="T13">%s</text:span><text:span text:style-name="T10"> </text:span><text:span text:style-name="T13">(</text:span><text:span text:style-name="T10"> </text:span><text:span text:style-name="T13">in</text:span><text:span text:style-name="T10"> </text:span><text:span text:style-name="T13">cm</text:span><text:span text:style-name="T10"> </text:span><text:span text:style-name="T13">)?</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scanf<text:span text:style-name="T23">(</text:span><text:span text:style-name="T13">"%d"</text:span><text:span text:style-name="T23">,</text:span><text:span text:style-name="T10"> </text:span><text:span text:style-name="T23">&amp;</text:span><text:span text:style-name="T28">MyFriend</text:span><text:span text:style-name="T23">.</text:span><text:span text:style-name="T64">height</text:span><text:span text:style-name="T10"> </text:span><text:span text:style-name="T23">);</text:span></text:p>
      <text:p text:style-name="P111">printf<text:span text:style-name="T23">(</text:span><text:span text:style-name="T13">"Who</text:span><text:span text:style-name="T10"> </text:span><text:span text:style-name="T13">is</text:span><text:span text:style-name="T10"> </text:span><text:span text:style-name="T13">%s's</text:span><text:span text:style-name="T10"> </text:span><text:span text:style-name="T13">father?</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scanf<text:span text:style-name="T23">(</text:span><text:span text:style-name="T13">"%s"</text:span><text:span text:style-name="T23">,</text:span><text:span text:style-name="T10"> </text:span><text:span text:style-name="T28">MyFriend</text:span><text:span text:style-name="T23">.</text:span><text:span text:style-name="T64">father</text:span><text:span text:style-name="T10"> </text:span><text:span text:style-name="T23">);</text:span></text:p>
      <text:p text:style-name="P111">printf<text:span text:style-name="T23">(</text:span><text:span text:style-name="T13">"Who</text:span><text:span text:style-name="T10"> </text:span><text:span text:style-name="T13">is</text:span><text:span text:style-name="T10"> </text:span><text:span text:style-name="T13">%s's</text:span><text:span text:style-name="T10"> </text:span><text:span text:style-name="T13">mother?</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08">scanf<text:span text:style-name="T23">(</text:span><text:span text:style-name="T13">"%s"</text:span><text:span text:style-name="T23">,</text:span><text:span text:style-name="T10"> </text:span><text:span text:style-name="T28">MyFriend</text:span><text:span text:style-name="T23">.</text:span><text:span text:style-name="T64">mother</text:span><text:span text:style-name="T10"> </text:span><text:span text:style-name="T23">);</text:span></text:p>
      <text:p text:style-name="P111">printf<text:span text:style-name="T23">(</text:span><text:span text:style-name="T13">"\n%s</text:span><text:span text:style-name="T10"> </text:span><text:span text:style-name="T13">is</text:span><text:span text:style-name="T10"> </text:span><text:span text:style-name="T13">%d</text:span><text:span text:style-name="T10"> </text:span><text:span text:style-name="T13">years</text:span><text:span text:style-name="T10"> </text:span><text:span text:style-name="T13">old,</text:span><text:span text:style-name="T10"> </text:span><text:span text:style-name="T13">%d</text:span><text:span text:style-name="T10"> </text:span><text:span text:style-name="T13">cm</text:span><text:span text:style-name="T10"> </text:span><text:span text:style-name="T13">high,"</text:span><text:span text:style-name="T23">,</text:span></text:p>
      <text:p text:style-name="P111"><text:span text:style-name="T28">MyFriend</text:span><text:span text:style-name="T23">.</text:span><text:span text:style-name="T64">name</text:span><text:span text:style-name="T23">,</text:span><text:span text:style-name="T10"> </text:span><text:span text:style-name="T28">MyFriend</text:span><text:span text:style-name="T23">.</text:span><text:span text:style-name="T64">age</text:span><text:span text:style-name="T23">,</text:span><text:span text:style-name="T10"> </text:span><text:span text:style-name="T28">MyFriend</text:span><text:span text:style-name="T23">.</text:span><text:span text:style-name="T64">height</text:span><text:span text:style-name="T23">);</text:span></text:p>
      <text:p text:style-name="P111">printf<text:span text:style-name="T23">(</text:span><text:span text:style-name="T13">"</text:span><text:span text:style-name="T10"> </text:span><text:span text:style-name="T13">and</text:span><text:span text:style-name="T10"> </text:span><text:span text:style-name="T13">has</text:span><text:span text:style-name="T10"> </text:span><text:span text:style-name="T13">%s</text:span><text:span text:style-name="T10"> </text:span><text:span text:style-name="T13">and</text:span><text:span text:style-name="T10"> </text:span><text:span text:style-name="T13">%s</text:span><text:span text:style-name="T10"> </text:span><text:span text:style-name="T13">as</text:span><text:span text:style-name="T10"> </text:span><text:span text:style-name="T13">parents.\n"</text:span><text:span text:style-name="T23">,</text:span><text:span text:style-name="T10"> </text:span><text:span text:style-name="T28">MyFriend</text:span><text:span text:style-name="T23">.</text:span><text:span text:style-name="T64">father</text:span><text:span text:style-name="T23">,</text:span></text:p>
      <text:p text:style-name="P111"><text:span text:style-name="T28">MyFriend</text:span><text:span text:style-name="T23">.</text:span><text:span text:style-name="T64">mother</text:span><text:span text:style-name="T10"> </text:span><text:span text:style-name="T23">);</text:span></text:p>
      <text:p text:style-name="P111"><text:span text:style-name="T24">return</text:span><text:span text:style-name="T10"> </text:span><text:span text:style-name="T13">0</text:span><text:span text:style-name="T23">;</text:span></text:p>
      <text:p text:style-name="P112">}</text:p>
      <text:p text:style-name="P68"/>
      <text:p text:style-name="P69">Percobaan 2: linkedlist1.c</text:p>
      <text:p text:style-name="P106"><text:span text:style-name="T8">#include</text:span><text:span text:style-name="T10"> </text:span><text:span text:style-name="T13">&lt;stdio.h&gt;</text:span></text:p>
      <text:p text:style-name="P108"><text:span text:style-name="T8">#include</text:span><text:span text:style-name="T10"> </text:span><text:span text:style-name="T13">&lt;stdlib.h&gt;</text:span></text:p>
      <text:p text:style-name="P108"><text:span text:style-name="T8">#define</text:span><text:span text:style-name="T10"> </text:span><text:span text:style-name="T8">SIZE</text:span><text:span text:style-name="T10"> </text:span><text:span text:style-name="T13">10</text:span></text:p>
      <text:p text:style-name="P111"><text:span text:style-name="T24">typedef</text:span><text:span text:style-name="T10"> </text:span><text:span text:style-name="T24">struct</text:span><text:span text:style-name="T10"> </text:span><text:span text:style-name="T63">node</text:span></text:p>
      <text:p text:style-name="P112">{</text:p>
      <text:p text:style-name="P111"><text:span text:style-name="T10"><text:s text:c="4"/></text:span><text:span text:style-name="T35">//</text:span><text:span text:style-name="T10"> </text:span><text:span text:style-name="T35">the</text:span><text:span text:style-name="T10"> </text:span><text:span text:style-name="T35">value</text:span><text:span text:style-name="T10"> </text:span><text:span text:style-name="T35">to</text:span><text:span text:style-name="T10"> </text:span><text:span text:style-name="T35">store</text:span><text:span text:style-name="T10"> </text:span><text:span text:style-name="T35">in</text:span><text:span text:style-name="T10"> </text:span><text:span text:style-name="T35">this</text:span><text:span text:style-name="T10"> </text:span><text:span text:style-name="T35">node</text:span></text:p>
      <text:p text:style-name="P108"><text:span text:style-name="T10"><text:s text:c="4"/></text:span><text:span text:style-name="T24">int</text:span><text:span text:style-name="T10"> </text:span><text:span text:style-name="T64">n</text:span><text:span text:style-name="T23">;</text:span></text:p>
      <text:p text:style-name="P111"><text:soft-page-break/><text:span text:style-name="T10"><text:s text:c="4"/></text:span><text:span text:style-name="T35">//</text:span><text:span text:style-name="T10"> </text:span><text:span text:style-name="T35">the</text:span><text:span text:style-name="T10"> </text:span><text:span text:style-name="T35">link</text:span><text:span text:style-name="T10"> </text:span><text:span text:style-name="T35">to</text:span><text:span text:style-name="T10"> </text:span><text:span text:style-name="T35">the</text:span><text:span text:style-name="T10"> </text:span><text:span text:style-name="T35">next</text:span><text:span text:style-name="T10"> </text:span><text:span text:style-name="T35">node</text:span><text:span text:style-name="T10"> </text:span><text:span text:style-name="T35">in</text:span><text:span text:style-name="T10"> </text:span><text:span text:style-name="T35">the</text:span><text:span text:style-name="T10"> </text:span><text:span text:style-name="T35">list</text:span></text:p>
      <text:p text:style-name="P111"><text:span text:style-name="T10"><text:s text:c="4"/></text:span><text:span text:style-name="T24">struct</text:span><text:span text:style-name="T10"> </text:span><text:span text:style-name="T63">node</text:span><text:span text:style-name="T23">*</text:span><text:span text:style-name="T10"> </text:span><text:span text:style-name="T64">next</text:span><text:span text:style-name="T23">;</text:span></text:p>
      <text:p text:style-name="P112">}</text:p>
      <text:p text:style-name="P108"><text:span text:style-name="T63">node</text:span><text:span text:style-name="T23">;</text:span></text:p>
      <text:p text:style-name="P108"><text:span text:style-name="T63">node</text:span><text:span text:style-name="T23">*</text:span><text:span text:style-name="T10"> </text:span>head<text:span text:style-name="T10"> </text:span><text:span text:style-name="T23">=</text:span><text:span text:style-name="T10"> </text:span>NULL<text:span text:style-name="T23">;</text:span></text:p>
      <text:p text:style-name="P111"><text:span text:style-name="T24">void</text:span><text:span text:style-name="T10"> </text:span><text:span text:style-name="T28">prepend</text:span><text:span text:style-name="T23">(</text:span><text:span text:style-name="T24">int</text:span><text:span text:style-name="T10"> </text:span><text:span text:style-name="T28">i</text:span><text:span text:style-name="T23">)</text:span></text:p>
      <text:p text:style-name="P112">{</text:p>
      <text:p text:style-name="P111"><text:span text:style-name="T10"><text:s text:c="4"/></text:span><text:span text:style-name="T35">//</text:span><text:span text:style-name="T10"> </text:span><text:span text:style-name="T35">build</text:span><text:span text:style-name="T10"> </text:span><text:span text:style-name="T35">new</text:span><text:span text:style-name="T10"> </text:span><text:span text:style-name="T35">node</text:span></text:p>
      <text:p text:style-name="P108"><text:span text:style-name="T10"><text:s text:c="4"/></text:span><text:span text:style-name="T63">node</text:span><text:span text:style-name="T23">*</text:span><text:span text:style-name="T10"> </text:span><text:span text:style-name="T24">new</text:span><text:span text:style-name="T10"> </text:span><text:span text:style-name="T23">=</text:span><text:span text:style-name="T10"> </text:span>malloc<text:span text:style-name="T23">(</text:span><text:span text:style-name="T24">sizeof</text:span><text:span text:style-name="T23">(</text:span><text:span text:style-name="T63">node</text:span><text:span text:style-name="T23">));</text:span></text:p>
      <text:p text:style-name="P111"><text:span text:style-name="T10"><text:s text:c="4"/></text:span><text:span text:style-name="T24">if</text:span><text:span text:style-name="T10"> </text:span><text:span text:style-name="T23">(</text:span><text:span text:style-name="T24">new</text:span><text:span text:style-name="T10"> </text:span><text:span text:style-name="T23">==</text:span><text:span text:style-name="T10"> </text:span>NULL<text:span text:style-name="T23">)</text:span></text:p>
      <text:p text:style-name="P111"><text:span text:style-name="T10"><text:s text:c="4"/></text:span><text:span text:style-name="T23">{</text:span></text:p>
      <text:p text:style-name="P111"><text:span text:style-name="T10"><text:s text:c="8"/></text:span>exit<text:span text:style-name="T23">(</text:span><text:span text:style-name="T13">1</text:span><text:span text:style-name="T23">);</text:span></text:p>
      <text:p text:style-name="P111"><text:span text:style-name="T10"><text:s text:c="4"/></text:span><text:span text:style-name="T23">}</text:span></text:p>
      <text:p text:style-name="P111"><text:span text:style-name="T10"><text:s text:c="4"/></text:span><text:span text:style-name="T35">//</text:span><text:span text:style-name="T10"> </text:span><text:span text:style-name="T35">initialize</text:span><text:span text:style-name="T10"> </text:span><text:span text:style-name="T35">new</text:span><text:span text:style-name="T10"> </text:span><text:span text:style-name="T35">node</text:span></text:p>
      <text:p text:style-name="P108"><text:span text:style-name="T10"><text:s text:c="4"/></text:span><text:span text:style-name="T24">new</text:span><text:span text:style-name="T23">-&gt;</text:span>n<text:span text:style-name="T10"> </text:span><text:span text:style-name="T23">=</text:span><text:span text:style-name="T10"> </text:span><text:span text:style-name="T28">i</text:span><text:span text:style-name="T23">;</text:span></text:p>
      <text:p text:style-name="P111"><text:span text:style-name="T10"><text:s text:c="4"/></text:span><text:span text:style-name="T35">//</text:span><text:span text:style-name="T10"> </text:span><text:span text:style-name="T35">add</text:span><text:span text:style-name="T10"> </text:span><text:span text:style-name="T35">new</text:span><text:span text:style-name="T10"> </text:span><text:span text:style-name="T35">node</text:span><text:span text:style-name="T10"> </text:span><text:span text:style-name="T35">to</text:span><text:span text:style-name="T10"> </text:span><text:span text:style-name="T35">head</text:span><text:span text:style-name="T10"> </text:span><text:span text:style-name="T35">of</text:span><text:span text:style-name="T10"> </text:span><text:span text:style-name="T35">list</text:span></text:p>
      <text:p text:style-name="P111"><text:span text:style-name="T10"><text:s text:c="4"/></text:span><text:span text:style-name="T24">new</text:span><text:span text:style-name="T23">-&gt;</text:span>next<text:span text:style-name="T10"> </text:span><text:span text:style-name="T23">=</text:span><text:span text:style-name="T10"> </text:span>head<text:span text:style-name="T23">;</text:span></text:p>
      <text:p text:style-name="P111"><text:span text:style-name="T10"><text:s text:c="4"/></text:span>head<text:span text:style-name="T10"> </text:span><text:span text:style-name="T23">=</text:span><text:span text:style-name="T10"> </text:span><text:span text:style-name="T24">new</text:span><text:span text:style-name="T23">;</text:span></text:p>
      <text:p text:style-name="P109">}</text:p>
      <text:p text:style-name="P111"><text:span text:style-name="T24">int</text:span><text:span text:style-name="T10"> </text:span><text:span text:style-name="T28">main</text:span><text:span text:style-name="T23">(</text:span><text:span text:style-name="T24">int</text:span><text:span text:style-name="T10"> </text:span><text:span text:style-name="T28">argc</text:span><text:span text:style-name="T23">,</text:span><text:span text:style-name="T10"> </text:span><text:span text:style-name="T24">char</text:span><text:span text:style-name="T23">*</text:span><text:span text:style-name="T10"> </text:span><text:span text:style-name="T28">argv</text:span><text:span text:style-name="T23">[])</text:span></text:p>
      <text:p text:style-name="P112">{</text:p>
      <text:p text:style-name="P111"><text:span text:style-name="T10"><text:s text:c="4"/></text:span><text:span text:style-name="T35">//</text:span><text:span text:style-name="T10"> </text:span><text:span text:style-name="T35">creating</text:span><text:span text:style-name="T10"> </text:span><text:span text:style-name="T35">list</text:span></text:p>
      <text:p text:style-name="P111"><text:span text:style-name="T10"><text:s text:c="4"/></text:span>printf<text:span text:style-name="T23">(</text:span><text:span text:style-name="T13">"Prepending</text:span><text:span text:style-name="T10"> </text:span><text:span text:style-name="T13">ints</text:span><text:span text:style-name="T10"> </text:span><text:span text:style-name="T13">0-%i</text:span><text:span text:style-name="T10"> </text:span><text:span text:style-name="T13">onto</text:span><text:span text:style-name="T10"> </text:span><text:span text:style-name="T13">the</text:span><text:span text:style-name="T10"> </text:span><text:span text:style-name="T13">list...</text:span><text:span text:style-name="T10"> </text:span><text:span text:style-name="T13">"</text:span><text:span text:style-name="T23">,</text:span><text:span text:style-name="T10"> </text:span><text:span text:style-name="T8">SIZE</text:span><text:span text:style-name="T10"> </text:span><text:span text:style-name="T23">-</text:span><text:span text:style-name="T10"> </text:span><text:span text:style-name="T13">1</text:span><text:span text:style-name="T23">);</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8">SIZE</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text:span text:style-name="T28">prepend</text:span><text:span text:style-name="T23">(</text:span><text:span text:style-name="T28">i</text:span><text:span text:style-name="T23">);</text:span></text:p>
      <text:p text:style-name="P111"><text:span text:style-name="T10"><text:s text:c="4"/></text:span><text:span text:style-name="T23">}</text:span></text:p>
      <text:p text:style-name="P108"><text:span text:style-name="T10"><text:s text:c="4"/></text:span>printf<text:span text:style-name="T23">(</text:span><text:span text:style-name="T13">"done!\n"</text:span><text:span text:style-name="T23">);</text:span></text:p>
      <text:p text:style-name="P111"><text:span text:style-name="T10"><text:s text:c="4"/></text:span><text:span text:style-name="T35">//</text:span><text:span text:style-name="T10"> </text:span><text:span text:style-name="T35">printing</text:span><text:span text:style-name="T10"> </text:span><text:span text:style-name="T35">out</text:span><text:span text:style-name="T10"> </text:span><text:span text:style-name="T35">list</text:span></text:p>
      <text:p text:style-name="P111"><text:span text:style-name="T10"><text:s text:c="4"/></text:span>printf<text:span text:style-name="T23">(</text:span><text:span text:style-name="T13">"Your</text:span><text:span text:style-name="T10"> </text:span><text:span text:style-name="T13">list</text:span><text:span text:style-name="T10"> </text:span><text:span text:style-name="T13">contains</text:span><text:span text:style-name="T10"> </text:span><text:span text:style-name="T13">"</text:span><text:span text:style-name="T23">);</text:span></text:p>
      <text:p text:style-name="P111"><text:span text:style-name="T10"><text:s text:c="4"/></text:span><text:span text:style-name="T24">for</text:span><text:span text:style-name="T10"> </text:span><text:span text:style-name="T23">(</text:span><text:span text:style-name="T63">node</text:span><text:span text:style-name="T23">*</text:span><text:span text:style-name="T10"> <text:s/></text:span><text:span text:style-name="T28">ptr</text:span><text:span text:style-name="T10"> </text:span><text:span text:style-name="T23">=</text:span><text:span text:style-name="T10"> </text:span>head<text:span text:style-name="T23">;</text:span><text:span text:style-name="T10"> </text:span><text:span text:style-name="T28">ptr</text:span><text:span text:style-name="T10"> </text:span><text:span text:style-name="T23">!=</text:span><text:span text:style-name="T10"> </text:span>NULL<text:span text:style-name="T23">;</text:span><text:span text:style-name="T10"> </text:span><text:span text:style-name="T28">ptr</text:span><text:span text:style-name="T10"> </text:span><text:span text:style-name="T23">=</text:span><text:span text:style-name="T10"> </text:span><text:span text:style-name="T28">ptr</text:span><text:span text:style-name="T23">-&gt;</text:span><text:span text:style-name="T64">next</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i</text:span><text:span text:style-name="T10"> </text:span><text:span text:style-name="T13">"</text:span><text:span text:style-name="T23">,</text:span><text:span text:style-name="T10"> </text:span><text:span text:style-name="T28">ptr</text:span><text:span text:style-name="T23">-&gt;</text:span><text:span text:style-name="T64">n</text:span><text:span text:style-name="T23">);</text:span></text:p>
      <text:p text:style-name="P111"><text:span text:style-name="T10"><text:s text:c="4"/></text:span><text:span text:style-name="T23">}</text:span></text:p>
      <text:p text:style-name="P108"><text:span text:style-name="T10"><text:s text:c="4"/></text:span>printf<text:span text:style-name="T23">(</text:span><text:span text:style-name="T13">"\n"</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12">}</text:p>
      <text:p text:style-name="P69"/>
      <text:p text:style-name="P69">Tugas Praktikum:</text:p>
      <text:list xml:id="list5359715904894094371" text:style-name="L16">
        <text:list-item>
          <text:p text:style-name="P167">Buatlah program C yang memuat struct</text:p>
        </text:list-item>
        <text:list-item>
          <text:p text:style-name="P167">Buatlah program C yang memuat linked</text:p>
        </text:list-item>
        <text:list-item>
          <text:p text:style-name="P167">Apa yang anda ketahui tentang Object Oriented Programming? Jelaskan dan beri contoh jika anda bisa (dengan C++)</text:p>
        </text:list-item>
      </text:list>
      <text:h text:style-name="P178" text:outline-level="1"><text:bookmark-start text:name="__RefHeading__6384_1704778645"/>Modul 8: <text:span text:style-name="T72">Final Project</text:span><text:bookmark-end text:name="__RefHeading__6384_1704778645"/></text:h>
      <text:p text:style-name="P45"/>
      <text:p text:style-name="P45">Tujuan:</text:p>
      <text:list xml:id="list1010508606750302180" text:style-name="L17">
        <text:list-item>
          <text:p text:style-name="P168"><text:bookmark text:name="yui_3_17_2_2_1454953529478_607"/>Mahasiswa mampu mempresentasikan hasil karya pemrograman baik secara mandiri ataupun dalam kerja tim.</text:p>
        </text:list-item>
      </text:list>
      <text:p text:style-name="P46"/>
      <text:p text:style-name="P46">Tugas Praktikum <text:span text:style-name="T86">Final Project</text:span>:</text:p>
      <text:list xml:id="list2538807070268432351" text:style-name="L18">
        <text:list-item>
          <text:p text:style-name="P169">Buatlah sebuah karya pemrograman yang terkait dengan bidang ke-teknik-fisikaan atau Metrologi dan Instrumentasi <text:span text:style-name="T66">secara berkelompok/tim</text:span>.</text:p>
        </text:list-item>
        <text:list-item>
          <text:p text:style-name="P170">Program yang dibuat sebaiknya terintegrasi dimana setiap praktikan membuat satu program atau subprogram/fungsi yang kemudian <text:span text:style-name="T65">digabung menjadi satu.</text:span></text:p>
        </text:list-item>
        <text:list-item>
          <text:p text:style-name="P171">Program bisa dikoneksikan ke hardware atau tidak dikoneksikan ke hardware (PC only).</text:p>
        </text:list-item>
        <text:list-item>
          <text:p text:style-name="P172">Program dibuat utamanya dalam bahasa C, C++ dan/atau Matlab.</text:p>
        </text:list-item>
        <text:list-item>
          <text:p text:style-name="P173">Final project disajikan dalam bentuk laporan final project <text:span text:style-name="T87">per kelompok</text:span> dan demo program.</text:p>
        </text:list-item>
      </text:list>
      <text:p text:style-name="P70"/>
      <text:p text:style-name="P71">Laporan akhir:</text:p>
      <text:list xml:id="list5715649920952590401" text:style-name="L19">
        <text:list-item>
          <text:p text:style-name="P174">Setiap praktikan membuat laporan singkat tentang praktikum pemrogramannya <text:span text:style-name="T85">secara individu</text:span>. Laporan akhir bisa berupa summary dari log book maupun tugas praktikum (TP) dan tugas khusus yang diketik komputer secara singkat dan rapi. <text:span text:style-name="T84">Format bisa berupa per bab (per Modul) atau bebas.</text:span></text:p>
        </text:list-item>
      </text:list>
      <text:p text:style-name="P46"/>
      <text:h text:style-name="P178" text:outline-level="1"><text:bookmark-start text:name="__RefHeading__6386_1704778645"/><text:span text:style-name="T81">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19">Modul 0</text:p>
          </table:table-cell>
          <table:table-cell table:style-name="Table1.A1" office:value-type="string">
            <text:p text:style-name="P119">Hello0.c</text:p>
          </table:table-cell>
          <table:table-cell table:style-name="Table1.A1" office:value-type="string">
            <text:p text:style-name="P119">Hello1.c</text:p>
          </table:table-cell>
          <table:table-cell table:style-name="Table1.A1" office:value-type="string">
            <text:p text:style-name="P119">Hello2.c</text:p>
          </table:table-cell>
          <table:table-cell table:style-name="Table1.E1" office:value-type="string">
            <text:p text:style-name="P127">Hello<text:span text:style-name="T73">3.c</text:span></text:p>
          </table:table-cell>
        </table:table-row>
        <table:table-row>
          <table:table-cell table:style-name="Table1.A2" office:value-type="string">
            <text:p text:style-name="P119"/>
          </table:table-cell>
          <table:table-cell table:style-name="Table1.A2" office:value-type="string">
            <text:p text:style-name="P128">Hello.cpp</text:p>
          </table:table-cell>
          <table:table-cell table:style-name="Table1.A2" office:value-type="string">
            <text:p text:style-name="P119"/>
          </table:table-cell>
          <table:table-cell table:style-name="Table1.A2" office:value-type="string">
            <text:p text:style-name="P119"/>
          </table:table-cell>
          <table:table-cell table:style-name="Table1.E2" office:value-type="string">
            <text:p text:style-name="P127"/>
          </table:table-cell>
        </table:table-row>
        <table:table-row>
          <table:table-cell table:style-name="Table1.A2" office:value-type="string">
            <text:p text:style-name="P119">Modul 1</text:p>
          </table:table-cell>
          <table:table-cell table:style-name="Table1.A2" office:value-type="string">
            <text:p text:style-name="P120">Adder.c</text:p>
          </table:table-cell>
          <table:table-cell table:style-name="Table1.A2" office:value-type="string">
            <text:p text:style-name="P120">Ascii-0.c</text:p>
          </table:table-cell>
          <table:table-cell table:style-name="Table1.A2" office:value-type="string">
            <text:p text:style-name="P120">Ascii-1.c</text:p>
          </table:table-cell>
          <table:table-cell table:style-name="Table1.E2" office:value-type="string">
            <text:p text:style-name="P120">F2c.c</text:p>
          </table:table-cell>
        </table:table-row>
        <table:table-row>
          <table:table-cell table:style-name="Table1.A2" office:value-type="string">
            <text:p text:style-name="P119"/>
          </table:table-cell>
          <table:table-cell table:style-name="Table1.A2" office:value-type="string">
            <text:p text:style-name="P120">Imprecision.c</text:p>
          </table:table-cell>
          <table:table-cell table:style-name="Table1.A2" office:value-type="string">
            <text:p text:style-name="P120">String-0.c</text:p>
          </table:table-cell>
          <table:table-cell table:style-name="Table1.A2" office:value-type="string">
            <text:p text:style-name="P120">String-1.c</text:p>
          </table:table-cell>
          <table:table-cell table:style-name="Table1.E2" office:value-type="string">
            <text:p text:style-name="P120">String-2.c</text:p>
          </table:table-cell>
        </table:table-row>
        <table:table-row>
          <table:table-cell table:style-name="Table1.A2" office:value-type="string">
            <text:p text:style-name="P119"/>
          </table:table-cell>
          <table:table-cell table:style-name="Table1.A2" office:value-type="string">
            <text:p text:style-name="P120">Tipedata.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0">Modul 2</text:p>
          </table:table-cell>
          <table:table-cell table:style-name="Table1.A2" office:value-type="string">
            <text:p text:style-name="P121">Buggy-0.c</text:p>
          </table:table-cell>
          <table:table-cell table:style-name="Table1.A2" office:value-type="string">
            <text:p text:style-name="P121">Buggy-1.c</text:p>
          </table:table-cell>
          <table:table-cell table:style-name="Table1.A2" office:value-type="string">
            <text:p text:style-name="P121">Conditions-0.c</text:p>
          </table:table-cell>
          <table:table-cell table:style-name="Table1.E2" office:value-type="string">
            <text:p text:style-name="P121">Conditions-1.c</text:p>
          </table:table-cell>
        </table:table-row>
        <table:table-row>
          <table:table-cell table:style-name="Table1.A2" office:value-type="string">
            <text:p text:style-name="P119"/>
          </table:table-cell>
          <table:table-cell table:style-name="Table1.A2" office:value-type="string">
            <text:p text:style-name="P121">Cough-0.c</text:p>
          </table:table-cell>
          <table:table-cell table:style-name="Table1.A2" office:value-type="string">
            <text:p text:style-name="P121">Cough-1.c</text:p>
          </table:table-cell>
          <table:table-cell table:style-name="Table1.A2" office:value-type="string">
            <text:p text:style-name="P121">Nonswitch.c</text:p>
          </table:table-cell>
          <table:table-cell table:style-name="Table1.E2" office:value-type="string">
            <text:p text:style-name="P121"><text:span text:style-name="T80">s</text:span>witch<text:span text:style-name="T80">Demo</text:span>.c</text:p>
          </table:table-cell>
        </table:table-row>
        <table:table-row>
          <table:table-cell table:style-name="Table1.A2" office:value-type="string">
            <text:p text:style-name="P122">Modul 3</text:p>
          </table:table-cell>
          <table:table-cell table:style-name="Table1.A2" office:value-type="string">
            <text:p text:style-name="P129">Bintang.c</text:p>
          </table:table-cell>
          <table:table-cell table:style-name="Table1.A2" office:value-type="string">
            <text:p text:style-name="P130">BintangSpasi.c</text:p>
          </table:table-cell>
          <table:table-cell table:style-name="Table1.A2" office:value-type="string">
            <text:p text:style-name="P130">Akar.c</text:p>
          </table:table-cell>
          <table:table-cell table:style-name="Table1.E2" office:value-type="string">
            <text:p text:style-name="P131"><text:span text:style-name="T74">c</text:span>2f.c</text:p>
          </table:table-cell>
        </table:table-row>
        <table:table-row>
          <table:table-cell table:style-name="Table1.A2" office:value-type="string">
            <text:p text:style-name="P122">Modul 4</text:p>
          </table:table-cell>
          <table:table-cell table:style-name="Table1.A2" office:value-type="string">
            <text:p text:style-name="P132">Function-0.c</text:p>
          </table:table-cell>
          <table:table-cell table:style-name="Table1.A2" office:value-type="string">
            <text:p text:style-name="P132">Function-1.c</text:p>
          </table:table-cell>
          <table:table-cell table:style-name="Table1.A2" office:value-type="string">
            <text:p text:style-name="P133">Return.c</text:p>
          </table:table-cell>
          <table:table-cell table:style-name="Table1.E2" office:value-type="string">
            <text:p text:style-name="P134">Cough-2.c</text:p>
          </table:table-cell>
        </table:table-row>
        <table:table-row>
          <table:table-cell table:style-name="Table1.A2" office:value-type="string">
            <text:p text:style-name="P119"/>
          </table:table-cell>
          <table:table-cell table:style-name="Table1.A2" office:value-type="string">
            <text:p text:style-name="P134"><text:span text:style-name="T75">c</text:span>ough-3.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6">Modul 5</text:p>
          </table:table-cell>
          <table:table-cell table:style-name="Table1.A2" office:value-type="string">
            <text:p text:style-name="P126">Rekursi.c</text:p>
          </table:table-cell>
          <table:table-cell table:style-name="Table1.A2" office:value-type="string">
            <text:p text:style-name="P126">PassByReference.c</text:p>
          </table:table-cell>
          <table:table-cell table:style-name="Table1.A2" office:value-type="string">
            <text:p text:style-name="P126">PassByValue.c</text:p>
          </table:table-cell>
          <table:table-cell table:style-name="Table1.E2" office:value-type="string">
            <text:p text:style-name="Table_20_Contents"/>
          </table:table-cell>
        </table:table-row>
        <table:table-row>
          <table:table-cell table:style-name="Table1.A2" office:value-type="string">
            <text:p text:style-name="P135">Modul 6</text:p>
          </table:table-cell>
          <table:table-cell table:style-name="Table1.A2" office:value-type="string">
            <text:p text:style-name="P136">Pointer0.c</text:p>
          </table:table-cell>
          <table:table-cell table:style-name="Table1.A2" office:value-type="string">
            <text:p text:style-name="P136">Array0.c</text:p>
          </table:table-cell>
          <table:table-cell table:style-name="Table1.A2" office:value-type="string">
            <text:p text:style-name="P136">Array3.cpp</text:p>
          </table:table-cell>
          <table:table-cell table:style-name="Table1.E2" office:value-type="string">
            <text:p text:style-name="Table_20_Contents"/>
          </table:table-cell>
        </table:table-row>
        <table:table-row>
          <table:table-cell table:style-name="Table1.A2" office:value-type="string">
            <text:p text:style-name="P135">Modul 7</text:p>
          </table:table-cell>
          <table:table-cell table:style-name="Table1.A2" office:value-type="string">
            <text:p text:style-name="P137">Struc<text:span text:style-name="T83">t</text:span>.c</text:p>
          </table:table-cell>
          <table:table-cell table:style-name="Table1.A2" office:value-type="string">
            <text:p text:style-name="P137">Linkedlist1.c</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44"/>
      <text:h text:style-name="P178" text:outline-level="1"><text:bookmark-start text:name="__RefHeading__6388_1704778645"/><text:span text:style-name="T81">B. </text:span><text:a xlink:type="simple" xlink:href="https://cs50.harvard.edu/resources/cppreference.com/index.html">C Reference</text:a> &gt; C Operator Precedence <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0">No</text:p>
          </table:table-cell>
          <table:table-cell table:style-name="Table2.B1" office:value-type="string">
            <text:p text:style-name="Table_20_Heading">Operator</text:p>
          </table:table-cell>
          <table:table-cell table:style-name="Table2.B1" office:value-type="string">
            <text:p text:style-name="Table_20_Heading">Description</text:p>
          </table:table-cell>
          <table:table-cell table:style-name="Table2.B1" office:value-type="string">
            <text:p text:style-name="Table_20_Heading">Example</text:p>
          </table:table-cell>
          <table:table-cell table:style-name="Table2.E1" office:value-type="string">
            <text:p text:style-name="P140">Order</text:p>
          </table:table-cell>
        </table:table-row>
        <table:table-row>
          <table:table-cell table:style-name="Table2.A2" office:value-type="string">
            <text:p text:style-name="Table_20_Contents">1</text:p>
          </table:table-cell>
          <table:table-cell table:style-name="Table2.B2" office:value-type="string">
            <text:p text:style-name="Table_20_Contents">::</text:p>
          </table:table-cell>
          <table:table-cell table:style-name="Table2.B2" office:value-type="string">
            <text:p text:style-name="Table_20_Contents">Scoping operator</text:p>
          </table:table-cell>
          <table:table-cell table:style-name="Table2.B2" office:value-type="string">
            <text:p text:style-name="Table_20_Contents">Class::age = 2;</text:p>
          </table:table-cell>
          <table:table-cell table:style-name="Table2.E2" office:value-type="string">
            <text:p text:style-name="Table_20_Contents">none</text:p>
          </table:table-cell>
        </table:table-row>
        <table:table-row>
          <table:table-cell table:style-name="Table2.A2" office:value-type="string">
            <text:p text:style-name="Table_20_Contents">2</text:p>
          </table:table-cell>
          <table:table-cell table:style-name="Table2.B2" office:value-type="string">
            <text:p text:style-name="Table_20_Contents">()<text:line-break/>[]<text:line-break/>-&gt;<text:line-break/>.<text:line-break/>++<text:line-break/>--</text:p>
          </table:table-cell>
          <table:table-cell table:style-name="Table2.B2" office:value-type="string">
            <text:p text:style-name="Table_20_Contents">Grouping operator<text:line-break/>Array access<text:line-break/>Member access from a pointer<text:line-break/>Member access from an object<text:line-break/>Post-increment<text:line-break/>Post-decrement</text:p>
          </table:table-cell>
          <table:table-cell table:style-name="Table2.B2" office:value-type="string">
            <text:p text:style-name="Table_20_Contents">(a + b) / 4;<text:line-break/>array[4] = 2;<text:line-break/>ptr-&gt;age = 34;<text:line-break/>obj.age = 34;<text:line-break/>for( i = 0; i &lt; 10; i++ ) ...<text:line-break/>for( i = 10; i &gt; 0; i-- ) ...</text:p>
          </table:table-cell>
          <table:table-cell table:style-name="Table2.E2" office:value-type="string">
            <text:p text:style-name="Table_20_Contents">left to right</text:p>
          </table:table-cell>
        </table:table-row>
        <table:table-row>
          <table:table-cell table:style-name="Table2.A2" office:value-type="string">
            <text:p text:style-name="Table_20_Contents">3</text:p>
          </table:table-cell>
          <table:table-cell table:style-name="Table2.B2" office:value-type="string">
            <text:p text:style-name="Table_20_Contents">!<text:line-break/>~<text:line-break/>++<text:line-break/>--<text:line-break/>-<text:line-break/>+<text:line-break/>*<text:line-break/>&amp;<text:line-break/>(type)<text:line-break/><text:a xlink:type="simple" xlink:href="https://cs50.harvard.edu/resources/cppreference.com/keywords/sizeof.html">sizeof</text:a></text:p>
          </table:table-cell>
          <table:table-cell table:style-name="Table2.B2" office:value-type="string">
            <text:p text:style-name="Table_20_Contents">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Table_20_Contents">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Table_20_Contents">right to left</text:p>
          </table:table-cell>
        </table:table-row>
        <table:table-row>
          <table:table-cell table:style-name="Table2.A2" office:value-type="string">
            <text:p text:style-name="Table_20_Contents">4</text:p>
          </table:table-cell>
          <table:table-cell table:style-name="Table2.B2" office:value-type="string">
            <text:p text:style-name="Table_20_Contents">-&gt;*<text:line-break/>.*</text:p>
          </table:table-cell>
          <table:table-cell table:style-name="Table2.B2" office:value-type="string">
            <text:p text:style-name="Table_20_Contents">Member pointer selector<text:line-break/>Member object selector</text:p>
          </table:table-cell>
          <table:table-cell table:style-name="Table2.B2" office:value-type="string">
            <text:p text:style-name="Table_20_Contents">ptr-&gt;*var = 24;<text:line-break/>obj.*var = 24;</text:p>
          </table:table-cell>
          <table:table-cell table:style-name="Table2.E2" office:value-type="string">
            <text:p text:style-name="Table_20_Contents">left to right</text:p>
          </table:table-cell>
        </table:table-row>
        <table:table-row>
          <table:table-cell table:style-name="Table2.A2" office:value-type="string">
            <text:p text:style-name="Table_20_Contents">5</text:p>
          </table:table-cell>
          <table:table-cell table:style-name="Table2.B2" office:value-type="string">
            <text:p text:style-name="Table_20_Contents">*<text:line-break/>/<text:line-break/>%</text:p>
          </table:table-cell>
          <table:table-cell table:style-name="Table2.B2" office:value-type="string">
            <text:p text:style-name="Table_20_Contents">Multiplication<text:line-break/>Division<text:line-break/>Modulus</text:p>
          </table:table-cell>
          <table:table-cell table:style-name="Table2.B2" office:value-type="string">
            <text:p text:style-name="Table_20_Contents">int i = 2 * 4;<text:line-break/>float f = 10 / 3;<text:line-break/>int rem = 4 % 3;</text:p>
          </table:table-cell>
          <table:table-cell table:style-name="Table2.E2" office:value-type="string">
            <text:p text:style-name="Table_20_Contents">left to right</text:p>
          </table:table-cell>
        </table:table-row>
        <table:table-row>
          <table:table-cell table:style-name="Table2.A2" office:value-type="string">
            <text:p text:style-name="Table_20_Contents">6</text:p>
          </table:table-cell>
          <table:table-cell table:style-name="Table2.B2" office:value-type="string">
            <text:p text:style-name="Table_20_Contents">+<text:line-break/>-</text:p>
          </table:table-cell>
          <table:table-cell table:style-name="Table2.B2" office:value-type="string">
            <text:p text:style-name="Table_20_Contents">Addition<text:line-break/>Subtraction</text:p>
          </table:table-cell>
          <table:table-cell table:style-name="Table2.B2" office:value-type="string">
            <text:p text:style-name="Table_20_Contents">int i = 2 + 3;<text:line-break/>int i = 5 - 1;</text:p>
          </table:table-cell>
          <table:table-cell table:style-name="Table2.E2" office:value-type="string">
            <text:p text:style-name="Table_20_Contents">left to right</text:p>
          </table:table-cell>
        </table:table-row>
        <table:table-row>
          <table:table-cell table:style-name="Table2.A2" office:value-type="string">
            <text:p text:style-name="Table_20_Contents">7</text:p>
          </table:table-cell>
          <table:table-cell table:style-name="Table2.B2" office:value-type="string">
            <text:p text:style-name="Table_20_Contents">&lt;&lt;<text:line-break/>&gt;&gt;</text:p>
          </table:table-cell>
          <table:table-cell table:style-name="Table2.B2" office:value-type="string">
            <text:p text:style-name="Table_20_Contents">Bitwise shift left<text:line-break/>Bitwise shift right</text:p>
          </table:table-cell>
          <table:table-cell table:style-name="Table2.B2" office:value-type="string">
            <text:p text:style-name="Table_20_Contents">int flags = 33 &lt;&lt; 1;<text:line-break/>int flags = 33 &gt;&gt; 1;</text:p>
          </table:table-cell>
          <table:table-cell table:style-name="Table2.E2" office:value-type="string">
            <text:p text:style-name="Table_20_Contents">left to right</text:p>
          </table:table-cell>
        </table:table-row>
        <table:table-row>
          <table:table-cell table:style-name="Table2.A2" office:value-type="string">
            <text:p text:style-name="Table_20_Contents">8</text:p>
          </table:table-cell>
          <table:table-cell table:style-name="Table2.B2" office:value-type="string">
            <text:p text:style-name="Table_20_Contents">&lt;<text:line-break/>&lt;=<text:line-break/>&gt;<text:line-break/>&gt;=</text:p>
          </table:table-cell>
          <table:table-cell table:style-name="Table2.B2" office:value-type="string">
            <text:p text:style-name="Table_20_Contents">Comparison less-than<text:line-break/>Comparison less-than-or-equal-to<text:line-break/>Comparison greater-than<text:line-break/>Comparison geater-than-or-equal-to</text:p>
          </table:table-cell>
          <table:table-cell table:style-name="Table2.B2" office:value-type="string">
            <text:p text:style-name="Table_20_Contents">if( i &lt; 42 ) ...<text:line-break/>if( i &lt;= 42 ) ...<text:line-break/>if( i &gt; 42 ) ...<text:line-break/>if( i &gt;=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9</text:p>
          </table:table-cell>
          <table:table-cell table:style-name="Table2.B2" office:value-type="string">
            <text:p text:style-name="Table_20_Contents">==<text:line-break/>!=</text:p>
          </table:table-cell>
          <table:table-cell table:style-name="Table2.B2" office:value-type="string">
            <text:p text:style-name="Table_20_Contents">Comparison equal-to<text:line-break/>Comparison not-equal-to</text:p>
          </table:table-cell>
          <table:table-cell table:style-name="Table2.B2" office:value-type="string">
            <text:p text:style-name="Table_20_Contents">if( i == 42 ) ...<text:line-break/>if( i !=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10</text:p>
          </table:table-cell>
          <table:table-cell table:style-name="Table2.B2" office:value-type="string">
            <text:p text:style-name="Table_20_Contents">&amp;</text:p>
          </table:table-cell>
          <table:table-cell table:style-name="Table2.B2" office:value-type="string">
            <text:p text:style-name="Table_20_Contents">Bitwise AND</text:p>
          </table:table-cell>
          <table:table-cell table:style-name="Table2.B2" office:value-type="string">
            <text:p text:style-name="Table_20_Contents">flags = flags &amp; 42;</text:p>
          </table:table-cell>
          <table:table-cell table:style-name="Table2.E2" office:value-type="string">
            <text:p text:style-name="Table_20_Contents">left to right</text:p>
          </table:table-cell>
        </table:table-row>
        <table:table-row>
          <table:table-cell table:style-name="Table2.A2" office:value-type="string">
            <text:p text:style-name="Table_20_Contents">11</text:p>
          </table:table-cell>
          <table:table-cell table:style-name="Table2.B2" office:value-type="string">
            <text:p text:style-name="Table_20_Contents">^</text:p>
          </table:table-cell>
          <table:table-cell table:style-name="Table2.B2" office:value-type="string">
            <text:p text:style-name="Table_20_Contents">Bitwise exclusive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2</text:p>
          </table:table-cell>
          <table:table-cell table:style-name="Table2.B2" office:value-type="string">
            <text:p text:style-name="Table_20_Contents">|</text:p>
          </table:table-cell>
          <table:table-cell table:style-name="Table2.B2" office:value-type="string">
            <text:p text:style-name="Table_20_Contents">Bitwise inclusive (normal)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3</text:p>
          </table:table-cell>
          <table:table-cell table:style-name="Table2.B2" office:value-type="string">
            <text:p text:style-name="Table_20_Contents">&amp;&amp;</text:p>
          </table:table-cell>
          <table:table-cell table:style-name="Table2.B2" office:value-type="string">
            <text:p text:style-name="Table_20_Contents">Logical AND</text:p>
          </table:table-cell>
          <table:table-cell table:style-name="Table2.B2" office:value-type="string">
            <text:p text:style-name="Table_20_Contents">if( conditionA &amp;&amp; conditionB ) ...</text:p>
          </table:table-cell>
          <table:table-cell table:style-name="Table2.E2" office:value-type="string">
            <text:p text:style-name="Table_20_Contents">left to right</text:p>
          </table:table-cell>
        </table:table-row>
        <table:table-row>
          <table:table-cell table:style-name="Table2.A2" office:value-type="string">
            <text:p text:style-name="Table_20_Contents">14</text:p>
          </table:table-cell>
          <table:table-cell table:style-name="Table2.B2" office:value-type="string">
            <text:p text:style-name="Table_20_Contents">||</text:p>
          </table:table-cell>
          <table:table-cell table:style-name="Table2.B2" office:value-type="string">
            <text:p text:style-name="Table_20_Contents">Logical OR</text:p>
          </table:table-cell>
          <table:table-cell table:style-name="Table2.B2" office:value-type="string">
            <text:p text:style-name="Table_20_Contents">if( conditionA || conditionB ) ...</text:p>
          </table:table-cell>
          <table:table-cell table:style-name="Table2.E2" office:value-type="string">
            <text:p text:style-name="Table_20_Contents">left to right</text:p>
          </table:table-cell>
        </table:table-row>
        <text:soft-page-break/>
        <table:table-row>
          <table:table-cell table:style-name="Table2.A2" office:value-type="string">
            <text:p text:style-name="Table_20_Contents">15</text:p>
          </table:table-cell>
          <table:table-cell table:style-name="Table2.B2" office:value-type="string">
            <text:p text:style-name="Table_20_Contents">? :</text:p>
          </table:table-cell>
          <table:table-cell table:style-name="Table2.B2" office:value-type="string">
            <text:p text:style-name="Table_20_Contents">Ternary conditional (if-then-else)</text:p>
          </table:table-cell>
          <table:table-cell table:style-name="Table2.B2" office:value-type="string">
            <text:p text:style-name="Table_20_Contents">int i = (a &gt; b) ? a : b;</text:p>
          </table:table-cell>
          <table:table-cell table:style-name="Table2.E2" office:value-type="string">
            <text:p text:style-name="Table_20_Contents">right to left</text:p>
          </table:table-cell>
        </table:table-row>
        <table:table-row>
          <table:table-cell table:style-name="Table2.A2" office:value-type="string">
            <text:p text:style-name="Table_20_Contents">16</text:p>
          </table:table-cell>
          <table:table-cell table:style-name="Table2.B2" office:value-type="string">
            <text:p text:style-name="P123">=<text:line-break/>+=<text:line-break/>-=<text:line-break/>*=<text:line-break/>/=<text:line-break/>%=<text:line-break/>&amp;=<text:line-break/>^=<text:line-break/>|=<text:line-break/></text:p>
            <text:p text:style-name="P123">&lt;&lt;=<text:line-break/>&gt;&gt;=</text:p>
          </table:table-cell>
          <table:table-cell table:style-name="Table2.B2" office:value-type="string">
            <text:p text:style-name="Table_20_Contents">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24">int a = b;<text:line-break/>a += 3;<text:line-break/>b -= 4;<text:line-break/>a *= 5;<text:line-break/>a /= 2;<text:line-break/>a %= 3;<text:line-break/>flags &amp;= new_flags;<text:line-break/>flags ^= new_flags;<text:line-break/>flags |= new_flags;<text:line-break/></text:p>
            <text:p text:style-name="P124">flags &lt;&lt;= 2;<text:line-break/>flags &gt;&gt;= 2;</text:p>
          </table:table-cell>
          <table:table-cell table:style-name="Table2.E2" office:value-type="string">
            <text:p text:style-name="Table_20_Contents">right to left</text:p>
          </table:table-cell>
        </table:table-row>
        <table:table-row>
          <table:table-cell table:style-name="Table2.A2" office:value-type="string">
            <text:p text:style-name="Table_20_Contents">17</text:p>
          </table:table-cell>
          <table:table-cell table:style-name="Table2.B2" office:value-type="string">
            <text:p text:style-name="Table_20_Contents">,</text:p>
          </table:table-cell>
          <table:table-cell table:style-name="Table2.B2" office:value-type="string">
            <text:p text:style-name="Table_20_Contents">Sequential evaluation operator</text:p>
          </table:table-cell>
          <table:table-cell table:style-name="Table2.B2" office:value-type="string">
            <text:p text:style-name="Table_20_Contents">for( i = 0, j = 0; i &lt; 10; i++, j++ ) ...</text:p>
          </table:table-cell>
          <table:table-cell table:style-name="Table2.E2" office:value-type="string">
            <text:p text:style-name="Table_20_Contents">left to right</text:p>
          </table:table-cell>
        </table:table-row>
      </table:table>
      <text:p text:style-name="P44"/>
      <text:h text:style-name="Heading_20_1" text:outline-level="1"><text:bookmark-start text:name="__RefHeading__15060_1508905440"/>C. Format <text:span text:style-name="T82">Karakter dan Rangkaian Keluar (printf)</text:span><text:bookmark-end text:name="__RefHeading__15060_1508905440"/></text:h>
      <text:p text:style-name="P74"/>
      <table:table table:name="Table4" table:style-name="Table4">
        <table:table-column table:style-name="Table4.A" table:number-columns-repeated="2"/>
        <table:table-row>
          <table:table-cell table:style-name="Table4.A1" office:value-type="string">
            <text:p text:style-name="P117"><text:span text:style-name="T30">%c</text:span><text:span text:style-name="T32"> untuk char</text:span></text:p>
          </table:table-cell>
          <table:table-cell table:style-name="Table4.A1" office:value-type="string">
            <text:p text:style-name="P117"><text:span text:style-name="T30">\n</text:span><text:span text:style-name="T32"> untuk ganti baris</text:span></text:p>
          </table:table-cell>
        </table:table-row>
        <table:table-row>
          <table:table-cell table:style-name="Table4.A1" office:value-type="string">
            <text:p text:style-name="P117"><text:span text:style-name="T30">%d </text:span><text:span text:style-name="T32">untuk int (double)</text:span></text:p>
          </table:table-cell>
          <table:table-cell table:style-name="Table4.A1" office:value-type="string">
            <text:p text:style-name="P117"><text:span text:style-name="T30">\</text:span><text:span text:style-name="T31">'</text:span><text:span text:style-name="T30"> </text:span><text:span text:style-name="T32">untuk single quote</text:span></text:p>
          </table:table-cell>
        </table:table-row>
        <table:table-row>
          <table:table-cell table:style-name="Table4.A1" office:value-type="string">
            <text:p text:style-name="P117"><text:span text:style-name="T30">%f</text:span><text:span text:style-name="T32"> untuk float</text:span></text:p>
          </table:table-cell>
          <table:table-cell table:style-name="Table4.A1" office:value-type="string">
            <text:p text:style-name="P118">\” untuk double quote</text:p>
          </table:table-cell>
        </table:table-row>
        <table:table-row>
          <table:table-cell table:style-name="Table4.A1" office:value-type="string">
            <text:p text:style-name="P117"><text:span text:style-name="T30">%lld</text:span><text:span text:style-name="T32"> untuk long long</text:span></text:p>
          </table:table-cell>
          <table:table-cell table:style-name="Table4.A1" office:value-type="string">
            <text:p text:style-name="P117"><text:span text:style-name="T30">\\</text:span><text:span text:style-name="T32"> untuk backslash</text:span></text:p>
          </table:table-cell>
        </table:table-row>
        <table:table-row>
          <table:table-cell table:style-name="Table4.A1" office:value-type="string">
            <text:p text:style-name="P117"><text:span text:style-name="T30">%s </text:span><text:span text:style-name="T32">untuk string</text:span></text:p>
          </table:table-cell>
          <table:table-cell table:style-name="Table4.A1" office:value-type="string">
            <text:p text:style-name="P117"><text:span text:style-name="T30">\0</text:span><text:span text:style-name="T32"> untuk terminator nol (kosong)</text:span></text:p>
          </table:table-cell>
        </table:table-row>
      </table:table>
      <text:p text:style-name="P141"/>
      <text:h text:style-name="P184" text:outline-level="1"><text:bookmark-start text:name="__RefHeading__10423_1285145106"/>D. Format Lembar Kendali Log book<text:bookmark-end text:name="__RefHeading__10423_1285145106"/></text:h>
      <text:p text:style-name="P76">(di tulis tangan pada halaman pertama log book, buku tulis)</text:p>
      <text:p text:style-name="P7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39">Praktikum Pemrograman Komputer</text:p>
          </table:table-cell>
          <table:covered-table-cell/>
          <table:covered-table-cell/>
          <table:table-cell table:style-name="Table5.D1" table:number-rows-spanned="3" office:value-type="string">
            <text:p text:style-name="P139">Foto</text:p>
          </table:table-cell>
        </table:table-row>
        <table:table-row>
          <table:table-cell table:style-name="Table5.A9" office:value-type="string">
            <text:p text:style-name="P138">Nama</text:p>
          </table:table-cell>
          <table:table-cell table:style-name="Table5.B2" table:number-columns-spanned="2" office:value-type="string">
            <text:p text:style-name="Table_20_Contents"/>
          </table:table-cell>
          <table:covered-table-cell/>
          <table:covered-table-cell/>
        </table:table-row>
        <table:table-row>
          <table:table-cell table:style-name="Table5.A9" office:value-type="string">
            <text:p text:style-name="P138">NRP</text:p>
          </table:table-cell>
          <table:table-cell table:style-name="Table5.B3" table:number-columns-spanned="2" office:value-type="string">
            <text:p text:style-name="Table_20_Contents"/>
          </table:table-cell>
          <table:covered-table-cell/>
          <table:covered-table-cell/>
        </table:table-row>
        <table:table-row>
          <table:table-cell table:style-name="Table5.A9" office:value-type="string">
            <text:p text:style-name="P139">Modul ke-</text:p>
          </table:table-cell>
          <table:table-cell table:style-name="Table5.B9" office:value-type="string">
            <text:p text:style-name="P139">Hari / Tanggal</text:p>
          </table:table-cell>
          <table:table-cell table:style-name="Table5.C4" office:value-type="string">
            <text:p text:style-name="P139">Tanda tangan</text:p>
          </table:table-cell>
          <table:table-cell table:style-name="Table5.D4" office:value-type="string">
            <text:p text:style-name="P139">Keterangan</text:p>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2-27T14:36:34.592623890</dc:date>
    <meta:editing-duration>PT7H14M52S</meta:editing-duration>
    <meta:editing-cycles>282</meta:editing-cycles>
    <meta:generator>LibreOffice/4.2.8.2$Linux_X86_64 LibreOffice_project/420m0$Build-2</meta:generator>
    <dc:creator>bagustris </dc:creator>
    <meta:document-statistic meta:table-count="5" meta:image-count="0" meta:object-count="0" meta:page-count="30" meta:paragraph-count="991" meta:word-count="3563" meta:character-count="22539" meta:non-whitespace-character-count="18138"/>
  </office:meta>
</office:document-meta>
</file>